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>
      <style:table-cell-properties fo:border="thin solid #000000" style:vertical-align="automatic" fo:background-color="#4D93D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19">
      <style:table-cell-properties fo:border="thin solid #000000" style:vertical-align="automatic" fo:background-color="#4D93D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36">
      <style:table-cell-properties fo:border="thin solid #000000" style:vertical-align="automatic" fo:background-color="#4D93D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DAE9F8" style:repeat-content="false"/>
      <style:paragraph-properties fo:text-align="end" fo:margin-right="0cm"/>
    </style:style>
    <style:style style:name="ce7" style:family="table-cell" style:parent-style-name="Hyperlink" style:data-style-name="N0">
      <style:table-cell-properties fo:border-top="none" fo:border-bottom="thin solid #000000" fo:border-left="thin solid #000000" fo:border-right="thin solid #000000" style:vertical-align="automatic" fo:background-color="#DAE9F8" style:repeat-content="false"/>
      <style:paragraph-properties fo:text-align="end" fo:margin-right="0cm"/>
      <style:text-properties fo:color="#467886" style:text-underline-style="solid" style:text-underline-type="single"/>
    </style:style>
    <style:style style:name="ce8" style:family="table-cell" style:parent-style-name="Default" style:data-style-name="N19">
      <style:table-cell-properties fo:border-top="none" fo:border-bottom="thin solid #000000" fo:border-left="thin solid #000000" fo:border-right="thin solid #000000" style:vertical-align="automatic" fo:background-color="#DAE9F8" style:repeat-content="false"/>
      <style:paragraph-properties fo:text-align="end" fo:margin-right="0cm"/>
    </style:style>
    <style:style style:name="ce9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automatic" fo:background-color="#DAE9F8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fo:border="thin solid #000000" style:vertical-align="automatic" fo:background-color="#DAE9F8" style:repeat-content="false"/>
      <style:paragraph-properties fo:text-align="end" fo:margin-right="0cm"/>
    </style:style>
    <style:style style:name="ce11" style:family="table-cell" style:parent-style-name="Hyperlink" style:data-style-name="N0">
      <style:table-cell-properties fo:border="thin solid #000000" style:vertical-align="automatic" fo:background-color="#DAE9F8" style:repeat-content="false"/>
      <style:paragraph-properties fo:text-align="end" fo:margin-right="0cm"/>
      <style:text-properties fo:color="#467886" style:text-underline-style="solid" style:text-underline-type="single"/>
    </style:style>
    <style:style style:name="ce12" style:family="table-cell" style:parent-style-name="Default" style:data-style-name="N19">
      <style:table-cell-properties fo:border="thin solid #000000" style:vertical-align="automatic" fo:background-color="#DAE9F8" style:repeat-content="false"/>
      <style:paragraph-properties fo:text-align="end" fo:margin-right="0cm"/>
    </style:style>
    <style:style style:name="ce13" style:family="table-cell" style:parent-style-name="Default" style:data-style-name="N36">
      <style:table-cell-properties fo:border="thin solid #000000" style:vertical-align="automatic" fo:background-color="#DAE9F8" style:repeat-content="false"/>
      <style:paragraph-properties fo:text-align="end" fo:margin-right="0cm"/>
    </style:style>
    <style:style style:name="co1" style:family="table-column">
      <style:table-column-properties fo:break-before="auto" style:column-width="2.29305555555556cm"/>
    </style:style>
    <style:style style:name="co2" style:family="table-column">
      <style:table-column-properties fo:break-before="auto" style:column-width="2.64583333333333cm"/>
    </style:style>
    <style:style style:name="co3" style:family="table-column">
      <style:table-column-properties fo:break-before="auto" style:column-width="2.89277777777778cm"/>
    </style:style>
    <style:style style:name="co4" style:family="table-column">
      <style:table-column-properties fo:break-before="auto" style:column-width="4.10986111111111cm"/>
    </style:style>
    <style:style style:name="co5" style:family="table-column">
      <style:table-column-properties fo:break-before="auto" style:column-width="2.87513888888889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auto" style:column-width="2.02847222222222cm"/>
    </style:style>
    <style:style style:name="co9" style:family="table-column">
      <style:table-column-properties fo:break-before="auto" style:column-width="3.19263888888889cm"/>
    </style:style>
    <style:style style:name="co10" style:family="table-column">
      <style:table-column-properties fo:break-before="auto" style:column-width="3.175cm"/>
    </style:style>
    <style:style style:name="co11" style:family="table-column">
      <style:table-column-properties fo:break-before="auto" style:column-width="2.62819444444444cm"/>
    </style:style>
    <style:style style:name="co12" style:family="table-column">
      <style:table-column-properties fo:break-before="auto" style:column-width="1.69333333333333cm"/>
    </style:style>
    <style:style style:name="ro1" style:family="table-row">
      <style:table-row-properties style:row-height="23.5pt" style:use-optimal-row-height="fals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-commerce_Order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2"/>
        <table:table-column table:style-name="co11" table:default-cell-style-name="ce1"/>
        <table:table-column table:style-name="co12" table:number-columns-repeated="16372" table:default-cell-style-name="ce1"/>
        <table:table-row table:style-name="ro1">
          <table:table-cell office:value-type="string" table:style-name="ce3">
            <text:p>Order ID</text:p>
          </table:table-cell>
          <table:table-cell office:value-type="string" table:style-name="ce3">
            <text:p>Customer ID</text:p>
          </table:table-cell>
          <table:table-cell office:value-type="string" table:style-name="ce3">
            <text:p>Customer Name</text:p>
          </table:table-cell>
          <table:table-cell office:value-type="string" table:style-name="ce3">
            <text:p>Email</text:p>
          </table:table-cell>
          <table:table-cell office:value-type="string" table:style-name="ce3">
            <text:p>Phone Number</text:p>
          </table:table-cell>
          <table:table-cell office:value-type="string" table:style-name="ce4">
            <text:p>Order Date</text:p>
          </table:table-cell>
          <table:table-cell office:value-type="string" table:style-name="ce4">
            <text:p>Delivery Date</text:p>
          </table:table-cell>
          <table:table-cell office:value-type="string" table:style-name="ce3">
            <text:p>Product Name</text:p>
          </table:table-cell>
          <table:table-cell office:value-type="string" table:style-name="ce3">
            <text:p>Category</text:p>
          </table:table-cell>
          <table:table-cell office:value-type="string" table:style-name="ce3">
            <text:p>Payment Method</text:p>
          </table:table-cell>
          <table:table-cell office:value-type="string" table:style-name="ce5">
            <text:p>Order Value ($)</text:p>
          </table:table-cell>
          <table:table-cell office:value-type="string" table:style-name="ce3">
            <text:p>Order Status</text:p>
          </table:table-cell>
          <table:table-cell table:number-columns-repeated="16372"/>
        </table:table-row>
        <table:table-row table:style-name="ro2">
          <table:table-cell office:value-type="string" table:style-name="ce6">
            <text:p>C300</text:p>
          </table:table-cell>
          <table:table-cell office:value-type="string" table:style-name="ce6">
            <text:p>CU500</text:p>
          </table:table-cell>
          <table:table-cell office:value-type="string" table:style-name="ce6">
            <text:p>Emma Wilson</text:p>
          </table:table-cell>
          <table:table-cell office:value-type="string" table:style-name="ce7">
            <text:p><text:a xlink:href="mailto:customer0@mail.com">customer0@mail.com</text:a></text:p>
          </table:table-cell>
          <table:table-cell office:value-type="string" table:style-name="ce6">
            <text:p>Unknown</text:p>
          </table:table-cell>
          <table:table-cell office:value-type="date" office:date-value="2023-06-01T00:00:00" table:style-name="ce8">
            <text:p>01/06/2023</text:p>
          </table:table-cell>
          <table:table-cell office:value-type="date" office:date-value="2023-06-05T00:00:00" table:style-name="ce8">
            <text:p>05/06/2023</text:p>
          </table:table-cell>
          <table:table-cell office:value-type="string" table:style-name="ce6">
            <text:p>Shirt</text:p>
          </table:table-cell>
          <table:table-cell office:value-type="string" table:style-name="ce6">
            <text:p>Clothes</text:p>
          </table:table-cell>
          <table:table-cell office:value-type="string" table:style-name="ce6">
            <text:p>UPI</text:p>
          </table:table-cell>
          <table:table-cell office:value-type="currency" office:value="93.66" table:style-name="ce9">
            <text:p><text:s/>$93,66<text:s/></text:p>
          </table:table-cell>
          <table:table-cell office:value-type="string" table:style-name="ce6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01</text:p>
          </table:table-cell>
          <table:table-cell office:value-type="string" table:style-name="ce10">
            <text:p>CU501</text:p>
          </table:table-cell>
          <table:table-cell office:value-type="string" table:style-name="ce10">
            <text:p>Emma Wilson</text:p>
          </table:table-cell>
          <table:table-cell office:value-type="string" table:style-name="ce11">
            <text:p><text:a xlink:href="mailto:customer1@mail.com">customer1@mail.com</text:a></text:p>
          </table:table-cell>
          <table:table-cell office:value-type="float" office:value="9000000001" table:style-name="ce10">
            <text:p>9000000001</text:p>
          </table:table-cell>
          <table:table-cell office:value-type="date" office:date-value="2023-06-02T00:00:00" table:style-name="ce12">
            <text:p>02/06/2023</text:p>
          </table:table-cell>
          <table:table-cell office:value-type="date" office:date-value="2023-06-06T00:00:00" table:style-name="ce12">
            <text:p>06/06/2023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OD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02</text:p>
          </table:table-cell>
          <table:table-cell office:value-type="string" table:style-name="ce10">
            <text:p>CU502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2@mail.com</text:p>
          </table:table-cell>
          <table:table-cell office:value-type="float" office:value="9000000002" table:style-name="ce10">
            <text:p>9000000002</text:p>
          </table:table-cell>
          <table:table-cell office:value-type="date" office:date-value="2023-06-03T00:00:00" table:style-name="ce12">
            <text:p>03/06/2023</text:p>
          </table:table-cell>
          <table:table-cell office:value-type="date" office:date-value="2023-06-07T00:00:00" table:style-name="ce12">
            <text:p>07/06/2023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rd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03</text:p>
          </table:table-cell>
          <table:table-cell office:value-type="string" table:style-name="ce10">
            <text:p>CU503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3@mail.com</text:p>
          </table:table-cell>
          <table:table-cell office:value-type="float" office:value="9000000003" table:style-name="ce10">
            <text:p>9000000003</text:p>
          </table:table-cell>
          <table:table-cell office:value-type="date" office:date-value="2023-06-04T00:00:00" table:style-name="ce12">
            <text:p>04/06/2023</text:p>
          </table:table-cell>
          <table:table-cell office:value-type="date" office:date-value="2023-06-08T00:00:00" table:style-name="ce12">
            <text:p>08/06/2023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Wallet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04</text:p>
          </table:table-cell>
          <table:table-cell office:value-type="string" table:style-name="ce10">
            <text:p>CU504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4@mail.com</text:p>
          </table:table-cell>
          <table:table-cell office:value-type="float" office:value="9000000004" table:style-name="ce10">
            <text:p>9000000004</text:p>
          </table:table-cell>
          <table:table-cell office:value-type="date" office:date-value="2023-06-05T00:00:00" table:style-name="ce12">
            <text:p>05/06/2023</text:p>
          </table:table-cell>
          <table:table-cell office:value-type="date" office:date-value="2023-06-09T00:00:00" table:style-name="ce12">
            <text:p>09/06/2023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Wallet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05</text:p>
          </table:table-cell>
          <table:table-cell office:value-type="string" table:style-name="ce10">
            <text:p>CU505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5@mail.com</text:p>
          </table:table-cell>
          <table:table-cell office:value-type="float" office:value="9000000005" table:style-name="ce10">
            <text:p>9000000005</text:p>
          </table:table-cell>
          <table:table-cell office:value-type="date" office:date-value="2023-06-06T00:00:00" table:style-name="ce12">
            <text:p>06/06/2023</text:p>
          </table:table-cell>
          <table:table-cell office:value-type="date" office:date-value="2023-06-10T00:00:00" table:style-name="ce12">
            <text:p>10/06/2023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OD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06</text:p>
          </table:table-cell>
          <table:table-cell office:value-type="string" table:style-name="ce10">
            <text:p>CU506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6@mail.com</text:p>
          </table:table-cell>
          <table:table-cell office:value-type="float" office:value="9000000006" table:style-name="ce10">
            <text:p>9000000006</text:p>
          </table:table-cell>
          <table:table-cell office:value-type="date" office:date-value="2023-06-07T00:00:00" table:style-name="ce12">
            <text:p>07/06/2023</text:p>
          </table:table-cell>
          <table:table-cell office:value-type="date" office:date-value="2023-06-11T00:00:00" table:style-name="ce12">
            <text:p>11/06/2023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sh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07</text:p>
          </table:table-cell>
          <table:table-cell office:value-type="string" table:style-name="ce10">
            <text:p>CU507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7@mail.com</text:p>
          </table:table-cell>
          <table:table-cell office:value-type="float" office:value="9000000007" table:style-name="ce10">
            <text:p>9000000007</text:p>
          </table:table-cell>
          <table:table-cell office:value-type="date" office:date-value="2023-06-08T00:00:00" table:style-name="ce12">
            <text:p>08/06/2023</text:p>
          </table:table-cell>
          <table:table-cell office:value-type="date" office:date-value="2023-06-12T00:00:00" table:style-name="ce12">
            <text:p>12/06/2023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Wallet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08</text:p>
          </table:table-cell>
          <table:table-cell office:value-type="string" table:style-name="ce10">
            <text:p>CU508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8@mail.com</text:p>
          </table:table-cell>
          <table:table-cell office:value-type="float" office:value="9000000008" table:style-name="ce10">
            <text:p>9000000008</text:p>
          </table:table-cell>
          <table:table-cell office:value-type="date" office:date-value="2023-06-09T00:00:00" table:style-name="ce12">
            <text:p>09/06/2023</text:p>
          </table:table-cell>
          <table:table-cell office:value-type="date" office:date-value="2023-06-13T00:00:00" table:style-name="ce12">
            <text:p>13/06/2023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UPI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09</text:p>
          </table:table-cell>
          <table:table-cell office:value-type="string" table:style-name="ce10">
            <text:p>CU509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9@mail.com</text:p>
          </table:table-cell>
          <table:table-cell office:value-type="float" office:value="9000000009" table:style-name="ce10">
            <text:p>9000000009</text:p>
          </table:table-cell>
          <table:table-cell office:value-type="date" office:date-value="2023-06-10T00:00:00" table:style-name="ce12">
            <text:p>10/06/2023</text:p>
          </table:table-cell>
          <table:table-cell office:value-type="date" office:date-value="2023-06-14T00:00:00" table:style-name="ce12">
            <text:p>14/06/2023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Wallet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10</text:p>
          </table:table-cell>
          <table:table-cell office:value-type="string" table:style-name="ce10">
            <text:p>CU510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10@mail.com</text:p>
          </table:table-cell>
          <table:table-cell office:value-type="float" office:value="9000000010" table:style-name="ce10">
            <text:p>9000000010</text:p>
          </table:table-cell>
          <table:table-cell office:value-type="date" office:date-value="2023-06-11T00:00:00" table:style-name="ce12">
            <text:p>11/06/2023</text:p>
          </table:table-cell>
          <table:table-cell office:value-type="date" office:date-value="2023-06-15T00:00:00" table:style-name="ce12">
            <text:p>15/06/2023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rd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11</text:p>
          </table:table-cell>
          <table:table-cell office:value-type="string" table:style-name="ce10">
            <text:p>CU511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11@mail.com</text:p>
          </table:table-cell>
          <table:table-cell office:value-type="string" table:style-name="ce10">
            <text:p>Unknown</text:p>
          </table:table-cell>
          <table:table-cell office:value-type="date" office:date-value="2023-06-12T00:00:00" table:style-name="ce12">
            <text:p>12/06/2023</text:p>
          </table:table-cell>
          <table:table-cell office:value-type="date" office:date-value="2023-06-16T00:00:00" table:style-name="ce12">
            <text:p>16/06/2023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Wallet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12</text:p>
          </table:table-cell>
          <table:table-cell office:value-type="string" table:style-name="ce10">
            <text:p>CU512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12@mail.com</text:p>
          </table:table-cell>
          <table:table-cell office:value-type="float" office:value="9000000012" table:style-name="ce10">
            <text:p>9000000012</text:p>
          </table:table-cell>
          <table:table-cell office:value-type="date" office:date-value="2023-06-13T00:00:00" table:style-name="ce12">
            <text:p>13/06/2023</text:p>
          </table:table-cell>
          <table:table-cell office:value-type="date" office:date-value="2023-06-17T00:00:00" table:style-name="ce12">
            <text:p>17/06/2023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sh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13</text:p>
          </table:table-cell>
          <table:table-cell office:value-type="string" table:style-name="ce10">
            <text:p>CU513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13@mail.com</text:p>
          </table:table-cell>
          <table:table-cell office:value-type="float" office:value="9000000013" table:style-name="ce10">
            <text:p>9000000013</text:p>
          </table:table-cell>
          <table:table-cell office:value-type="date" office:date-value="2023-06-14T00:00:00" table:style-name="ce12">
            <text:p>14/06/2023</text:p>
          </table:table-cell>
          <table:table-cell office:value-type="date" office:date-value="2023-06-18T00:00:00" table:style-name="ce12">
            <text:p>18/06/2023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Wallet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14</text:p>
          </table:table-cell>
          <table:table-cell office:value-type="string" table:style-name="ce10">
            <text:p>CU514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14@mail.com</text:p>
          </table:table-cell>
          <table:table-cell office:value-type="float" office:value="9000000014" table:style-name="ce10">
            <text:p>9000000014</text:p>
          </table:table-cell>
          <table:table-cell office:value-type="date" office:date-value="2023-06-15T00:00:00" table:style-name="ce12">
            <text:p>15/06/2023</text:p>
          </table:table-cell>
          <table:table-cell office:value-type="date" office:date-value="2023-06-19T00:00:00" table:style-name="ce12">
            <text:p>19/06/2023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OD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15</text:p>
          </table:table-cell>
          <table:table-cell office:value-type="string" table:style-name="ce10">
            <text:p>CU515</text:p>
          </table:table-cell>
          <table:table-cell office:value-type="string" table:style-name="ce10">
            <text:p>Liam Brown</text:p>
          </table:table-cell>
          <table:table-cell office:value-type="string" table:style-name="ce11">
            <text:p><text:a xlink:href="mailto:customer15@mail.com">customer15@mail.com</text:a></text:p>
          </table:table-cell>
          <table:table-cell office:value-type="float" office:value="9000000015" table:style-name="ce10">
            <text:p>9000000015</text:p>
          </table:table-cell>
          <table:table-cell office:value-type="date" office:date-value="2023-06-16T00:00:00" table:style-name="ce12">
            <text:p>16/06/2023</text:p>
          </table:table-cell>
          <table:table-cell office:value-type="date" office:date-value="2023-06-20T00:00:00" table:style-name="ce12">
            <text:p>20/06/2023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Wallet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16</text:p>
          </table:table-cell>
          <table:table-cell office:value-type="string" table:style-name="ce10">
            <text:p>CU516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16@mail.com</text:p>
          </table:table-cell>
          <table:table-cell office:value-type="float" office:value="9000000016" table:style-name="ce10">
            <text:p>9000000016</text:p>
          </table:table-cell>
          <table:table-cell office:value-type="date" office:date-value="2023-06-17T00:00:00" table:style-name="ce12">
            <text:p>17/06/2023</text:p>
          </table:table-cell>
          <table:table-cell office:value-type="date" office:date-value="2023-06-21T00:00:00" table:style-name="ce12">
            <text:p>21/06/2023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sh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17</text:p>
          </table:table-cell>
          <table:table-cell office:value-type="string" table:style-name="ce10">
            <text:p>CU517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17@mail.com</text:p>
          </table:table-cell>
          <table:table-cell office:value-type="float" office:value="9000000017" table:style-name="ce10">
            <text:p>9000000017</text:p>
          </table:table-cell>
          <table:table-cell office:value-type="date" office:date-value="2023-06-18T00:00:00" table:style-name="ce12">
            <text:p>18/06/2023</text:p>
          </table:table-cell>
          <table:table-cell office:value-type="date" office:date-value="2023-06-22T00:00:00" table:style-name="ce12">
            <text:p>22/06/2023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OD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18</text:p>
          </table:table-cell>
          <table:table-cell office:value-type="string" table:style-name="ce10">
            <text:p>CU518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18@mail.com</text:p>
          </table:table-cell>
          <table:table-cell office:value-type="float" office:value="9000000018" table:style-name="ce10">
            <text:p>9000000018</text:p>
          </table:table-cell>
          <table:table-cell office:value-type="date" office:date-value="2023-06-19T00:00:00" table:style-name="ce12">
            <text:p>19/06/2023</text:p>
          </table:table-cell>
          <table:table-cell office:value-type="date" office:date-value="2023-06-23T00:00:00" table:style-name="ce12">
            <text:p>23/06/2023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UPI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19</text:p>
          </table:table-cell>
          <table:table-cell office:value-type="string" table:style-name="ce10">
            <text:p>CU519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19@mail.com</text:p>
          </table:table-cell>
          <table:table-cell office:value-type="float" office:value="9000000019" table:style-name="ce10">
            <text:p>9000000019</text:p>
          </table:table-cell>
          <table:table-cell office:value-type="date" office:date-value="2023-06-20T00:00:00" table:style-name="ce12">
            <text:p>20/06/2023</text:p>
          </table:table-cell>
          <table:table-cell office:value-type="date" office:date-value="2023-06-24T00:00:00" table:style-name="ce12">
            <text:p>24/06/2023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OD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20</text:p>
          </table:table-cell>
          <table:table-cell office:value-type="string" table:style-name="ce10">
            <text:p>CU520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20@mail.com</text:p>
          </table:table-cell>
          <table:table-cell office:value-type="float" office:value="9000000020" table:style-name="ce10">
            <text:p>9000000020</text:p>
          </table:table-cell>
          <table:table-cell office:value-type="date" office:date-value="2023-06-21T00:00:00" table:style-name="ce12">
            <text:p>21/06/2023</text:p>
          </table:table-cell>
          <table:table-cell office:value-type="date" office:date-value="2023-06-25T00:00:00" table:style-name="ce12">
            <text:p>25/06/2023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rd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21</text:p>
          </table:table-cell>
          <table:table-cell office:value-type="string" table:style-name="ce10">
            <text:p>CU521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21@mail.com</text:p>
          </table:table-cell>
          <table:table-cell office:value-type="float" office:value="9000000021" table:style-name="ce10">
            <text:p>9000000021</text:p>
          </table:table-cell>
          <table:table-cell office:value-type="date" office:date-value="2023-06-22T00:00:00" table:style-name="ce12">
            <text:p>22/06/2023</text:p>
          </table:table-cell>
          <table:table-cell office:value-type="date" office:date-value="2023-06-26T00:00:00" table:style-name="ce12">
            <text:p>26/06/2023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OD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22</text:p>
          </table:table-cell>
          <table:table-cell office:value-type="string" table:style-name="ce10">
            <text:p>CU522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22@mail.com</text:p>
          </table:table-cell>
          <table:table-cell office:value-type="string" table:style-name="ce10">
            <text:p>Unknown</text:p>
          </table:table-cell>
          <table:table-cell office:value-type="date" office:date-value="2023-06-23T00:00:00" table:style-name="ce12">
            <text:p>23/06/2023</text:p>
          </table:table-cell>
          <table:table-cell office:value-type="date" office:date-value="2023-06-27T00:00:00" table:style-name="ce12">
            <text:p>27/06/2023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UPI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23</text:p>
          </table:table-cell>
          <table:table-cell office:value-type="string" table:style-name="ce10">
            <text:p>CU523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23@mail.com</text:p>
          </table:table-cell>
          <table:table-cell office:value-type="float" office:value="9000000023" table:style-name="ce10">
            <text:p>9000000023</text:p>
          </table:table-cell>
          <table:table-cell office:value-type="date" office:date-value="2023-06-24T00:00:00" table:style-name="ce12">
            <text:p>24/06/2023</text:p>
          </table:table-cell>
          <table:table-cell office:value-type="date" office:date-value="2023-06-28T00:00:00" table:style-name="ce12">
            <text:p>28/06/2023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Wallet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24</text:p>
          </table:table-cell>
          <table:table-cell office:value-type="string" table:style-name="ce10">
            <text:p>CU524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24@mail.com</text:p>
          </table:table-cell>
          <table:table-cell office:value-type="float" office:value="9000000024" table:style-name="ce10">
            <text:p>9000000024</text:p>
          </table:table-cell>
          <table:table-cell office:value-type="date" office:date-value="2023-06-25T00:00:00" table:style-name="ce12">
            <text:p>25/06/2023</text:p>
          </table:table-cell>
          <table:table-cell office:value-type="date" office:date-value="2023-06-29T00:00:00" table:style-name="ce12">
            <text:p>29/06/2023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OD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25</text:p>
          </table:table-cell>
          <table:table-cell office:value-type="string" table:style-name="ce10">
            <text:p>CU525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25@mail.com</text:p>
          </table:table-cell>
          <table:table-cell office:value-type="float" office:value="9000000025" table:style-name="ce10">
            <text:p>9000000025</text:p>
          </table:table-cell>
          <table:table-cell office:value-type="date" office:date-value="2023-06-26T00:00:00" table:style-name="ce12">
            <text:p>26/06/2023</text:p>
          </table:table-cell>
          <table:table-cell office:value-type="date" office:date-value="2023-06-30T00:00:00" table:style-name="ce12">
            <text:p>30/06/2023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OD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26</text:p>
          </table:table-cell>
          <table:table-cell office:value-type="string" table:style-name="ce10">
            <text:p>CU526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26@mail.com</text:p>
          </table:table-cell>
          <table:table-cell office:value-type="float" office:value="9000000026" table:style-name="ce10">
            <text:p>9000000026</text:p>
          </table:table-cell>
          <table:table-cell office:value-type="date" office:date-value="2023-06-27T00:00:00" table:style-name="ce12">
            <text:p>27/06/2023</text:p>
          </table:table-cell>
          <table:table-cell office:value-type="date" office:date-value="2023-07-01T00:00:00" table:style-name="ce12">
            <text:p>01/07/2023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OD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27</text:p>
          </table:table-cell>
          <table:table-cell office:value-type="string" table:style-name="ce10">
            <text:p>CU527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27@mail.com</text:p>
          </table:table-cell>
          <table:table-cell office:value-type="float" office:value="9000000027" table:style-name="ce10">
            <text:p>9000000027</text:p>
          </table:table-cell>
          <table:table-cell office:value-type="date" office:date-value="2023-06-28T00:00:00" table:style-name="ce12">
            <text:p>28/06/2023</text:p>
          </table:table-cell>
          <table:table-cell office:value-type="date" office:date-value="2023-07-02T00:00:00" table:style-name="ce12">
            <text:p>02/07/2023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OD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28</text:p>
          </table:table-cell>
          <table:table-cell office:value-type="string" table:style-name="ce10">
            <text:p>CU528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28@mail.com</text:p>
          </table:table-cell>
          <table:table-cell office:value-type="float" office:value="9000000028" table:style-name="ce10">
            <text:p>9000000028</text:p>
          </table:table-cell>
          <table:table-cell office:value-type="date" office:date-value="2023-06-29T00:00:00" table:style-name="ce12">
            <text:p>29/06/2023</text:p>
          </table:table-cell>
          <table:table-cell office:value-type="date" office:date-value="2023-07-03T00:00:00" table:style-name="ce12">
            <text:p>03/07/2023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UPI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29</text:p>
          </table:table-cell>
          <table:table-cell office:value-type="string" table:style-name="ce10">
            <text:p>CU529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29@mail.com</text:p>
          </table:table-cell>
          <table:table-cell office:value-type="float" office:value="9000000029" table:style-name="ce10">
            <text:p>9000000029</text:p>
          </table:table-cell>
          <table:table-cell office:value-type="date" office:date-value="2023-06-30T00:00:00" table:style-name="ce12">
            <text:p>30/06/2023</text:p>
          </table:table-cell>
          <table:table-cell office:value-type="date" office:date-value="2023-07-04T00:00:00" table:style-name="ce12">
            <text:p>04/07/2023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sh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30</text:p>
          </table:table-cell>
          <table:table-cell office:value-type="string" table:style-name="ce10">
            <text:p>CU530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Unknown</text:p>
          </table:table-cell>
          <table:table-cell office:value-type="float" office:value="9000000030" table:style-name="ce10">
            <text:p>9000000030</text:p>
          </table:table-cell>
          <table:table-cell office:value-type="date" office:date-value="2023-07-01T00:00:00" table:style-name="ce12">
            <text:p>01/07/2023</text:p>
          </table:table-cell>
          <table:table-cell office:value-type="date" office:date-value="2023-07-05T00:00:00" table:style-name="ce12">
            <text:p>05/07/2023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sh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31</text:p>
          </table:table-cell>
          <table:table-cell office:value-type="string" table:style-name="ce10">
            <text:p>CU531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31@mail.com</text:p>
          </table:table-cell>
          <table:table-cell office:value-type="float" office:value="9000000031" table:style-name="ce10">
            <text:p>9000000031</text:p>
          </table:table-cell>
          <table:table-cell office:value-type="date" office:date-value="2023-07-02T00:00:00" table:style-name="ce12">
            <text:p>02/07/2023</text:p>
          </table:table-cell>
          <table:table-cell office:value-type="date" office:date-value="2023-07-06T00:00:00" table:style-name="ce12">
            <text:p>06/07/2023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OD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32</text:p>
          </table:table-cell>
          <table:table-cell office:value-type="string" table:style-name="ce10">
            <text:p>CU532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32@mail.com</text:p>
          </table:table-cell>
          <table:table-cell office:value-type="float" office:value="9000000032" table:style-name="ce10">
            <text:p>9000000032</text:p>
          </table:table-cell>
          <table:table-cell office:value-type="date" office:date-value="2023-07-03T00:00:00" table:style-name="ce12">
            <text:p>03/07/2023</text:p>
          </table:table-cell>
          <table:table-cell office:value-type="date" office:date-value="2023-07-07T00:00:00" table:style-name="ce12">
            <text:p>07/07/2023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UPI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33</text:p>
          </table:table-cell>
          <table:table-cell office:value-type="string" table:style-name="ce10">
            <text:p>CU533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33@mail.com</text:p>
          </table:table-cell>
          <table:table-cell office:value-type="string" table:style-name="ce10">
            <text:p>Unknown</text:p>
          </table:table-cell>
          <table:table-cell office:value-type="date" office:date-value="2023-07-04T00:00:00" table:style-name="ce12">
            <text:p>04/07/2023</text:p>
          </table:table-cell>
          <table:table-cell office:value-type="date" office:date-value="2023-07-08T00:00:00" table:style-name="ce12">
            <text:p>08/07/2023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UPI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34</text:p>
          </table:table-cell>
          <table:table-cell office:value-type="string" table:style-name="ce10">
            <text:p>CU534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34@mail.com</text:p>
          </table:table-cell>
          <table:table-cell office:value-type="float" office:value="9000000034" table:style-name="ce10">
            <text:p>9000000034</text:p>
          </table:table-cell>
          <table:table-cell office:value-type="date" office:date-value="2023-07-05T00:00:00" table:style-name="ce12">
            <text:p>05/07/2023</text:p>
          </table:table-cell>
          <table:table-cell office:value-type="date" office:date-value="2023-07-09T00:00:00" table:style-name="ce12">
            <text:p>09/07/2023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OD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35</text:p>
          </table:table-cell>
          <table:table-cell office:value-type="string" table:style-name="ce10">
            <text:p>CU535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35@mail.com</text:p>
          </table:table-cell>
          <table:table-cell office:value-type="float" office:value="9000000035" table:style-name="ce10">
            <text:p>9000000035</text:p>
          </table:table-cell>
          <table:table-cell office:value-type="date" office:date-value="2023-07-06T00:00:00" table:style-name="ce12">
            <text:p>06/07/2023</text:p>
          </table:table-cell>
          <table:table-cell office:value-type="date" office:date-value="2023-07-10T00:00:00" table:style-name="ce12">
            <text:p>10/07/2023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rd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36</text:p>
          </table:table-cell>
          <table:table-cell office:value-type="string" table:style-name="ce10">
            <text:p>CU536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36@mail.com</text:p>
          </table:table-cell>
          <table:table-cell office:value-type="float" office:value="9000000036" table:style-name="ce10">
            <text:p>9000000036</text:p>
          </table:table-cell>
          <table:table-cell office:value-type="date" office:date-value="2023-07-07T00:00:00" table:style-name="ce12">
            <text:p>07/07/2023</text:p>
          </table:table-cell>
          <table:table-cell office:value-type="date" office:date-value="2023-07-11T00:00:00" table:style-name="ce12">
            <text:p>11/07/2023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OD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37</text:p>
          </table:table-cell>
          <table:table-cell office:value-type="string" table:style-name="ce10">
            <text:p>CU537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37@mail.com</text:p>
          </table:table-cell>
          <table:table-cell office:value-type="float" office:value="9000000037" table:style-name="ce10">
            <text:p>9000000037</text:p>
          </table:table-cell>
          <table:table-cell office:value-type="date" office:date-value="2023-07-08T00:00:00" table:style-name="ce12">
            <text:p>08/07/2023</text:p>
          </table:table-cell>
          <table:table-cell office:value-type="date" office:date-value="2023-07-12T00:00:00" table:style-name="ce12">
            <text:p>12/07/2023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rd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38</text:p>
          </table:table-cell>
          <table:table-cell office:value-type="string" table:style-name="ce10">
            <text:p>CU538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38@mail.com</text:p>
          </table:table-cell>
          <table:table-cell office:value-type="float" office:value="9000000038" table:style-name="ce10">
            <text:p>9000000038</text:p>
          </table:table-cell>
          <table:table-cell office:value-type="date" office:date-value="2023-07-09T00:00:00" table:style-name="ce12">
            <text:p>09/07/2023</text:p>
          </table:table-cell>
          <table:table-cell office:value-type="date" office:date-value="2023-07-13T00:00:00" table:style-name="ce12">
            <text:p>13/07/2023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OD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39</text:p>
          </table:table-cell>
          <table:table-cell office:value-type="string" table:style-name="ce10">
            <text:p>CU539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39@mail.com</text:p>
          </table:table-cell>
          <table:table-cell office:value-type="float" office:value="9000000039" table:style-name="ce10">
            <text:p>9000000039</text:p>
          </table:table-cell>
          <table:table-cell office:value-type="date" office:date-value="2023-07-10T00:00:00" table:style-name="ce12">
            <text:p>10/07/2023</text:p>
          </table:table-cell>
          <table:table-cell office:value-type="date" office:date-value="2023-07-14T00:00:00" table:style-name="ce12">
            <text:p>14/07/2023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rd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40</text:p>
          </table:table-cell>
          <table:table-cell office:value-type="string" table:style-name="ce10">
            <text:p>CU540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40@mail.com</text:p>
          </table:table-cell>
          <table:table-cell office:value-type="float" office:value="9000000040" table:style-name="ce10">
            <text:p>9000000040</text:p>
          </table:table-cell>
          <table:table-cell office:value-type="date" office:date-value="2023-07-11T00:00:00" table:style-name="ce12">
            <text:p>11/07/2023</text:p>
          </table:table-cell>
          <table:table-cell office:value-type="date" office:date-value="2023-07-15T00:00:00" table:style-name="ce12">
            <text:p>15/07/2023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rd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41</text:p>
          </table:table-cell>
          <table:table-cell office:value-type="string" table:style-name="ce10">
            <text:p>CU541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41@mail.com</text:p>
          </table:table-cell>
          <table:table-cell office:value-type="float" office:value="9000000041" table:style-name="ce10">
            <text:p>9000000041</text:p>
          </table:table-cell>
          <table:table-cell office:value-type="date" office:date-value="2023-07-12T00:00:00" table:style-name="ce12">
            <text:p>12/07/2023</text:p>
          </table:table-cell>
          <table:table-cell office:value-type="date" office:date-value="2023-07-16T00:00:00" table:style-name="ce12">
            <text:p>16/07/2023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OD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42</text:p>
          </table:table-cell>
          <table:table-cell office:value-type="string" table:style-name="ce10">
            <text:p>CU542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42@mail.com</text:p>
          </table:table-cell>
          <table:table-cell office:value-type="float" office:value="9000000042" table:style-name="ce10">
            <text:p>9000000042</text:p>
          </table:table-cell>
          <table:table-cell office:value-type="date" office:date-value="2023-07-13T00:00:00" table:style-name="ce12">
            <text:p>13/07/2023</text:p>
          </table:table-cell>
          <table:table-cell office:value-type="date" office:date-value="2023-07-17T00:00:00" table:style-name="ce12">
            <text:p>17/07/2023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rd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43</text:p>
          </table:table-cell>
          <table:table-cell office:value-type="string" table:style-name="ce10">
            <text:p>CU543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43@mail.com</text:p>
          </table:table-cell>
          <table:table-cell office:value-type="float" office:value="9000000043" table:style-name="ce10">
            <text:p>9000000043</text:p>
          </table:table-cell>
          <table:table-cell office:value-type="date" office:date-value="2023-07-14T00:00:00" table:style-name="ce12">
            <text:p>14/07/2023</text:p>
          </table:table-cell>
          <table:table-cell office:value-type="date" office:date-value="2023-07-18T00:00:00" table:style-name="ce12">
            <text:p>18/07/2023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Wallet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44</text:p>
          </table:table-cell>
          <table:table-cell office:value-type="string" table:style-name="ce10">
            <text:p>CU544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44@mail.com</text:p>
          </table:table-cell>
          <table:table-cell office:value-type="string" table:style-name="ce10">
            <text:p>Unknown</text:p>
          </table:table-cell>
          <table:table-cell office:value-type="date" office:date-value="2023-07-15T00:00:00" table:style-name="ce12">
            <text:p>15/07/2023</text:p>
          </table:table-cell>
          <table:table-cell office:value-type="date" office:date-value="2023-07-19T00:00:00" table:style-name="ce12">
            <text:p>19/07/2023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sh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45</text:p>
          </table:table-cell>
          <table:table-cell office:value-type="string" table:style-name="ce10">
            <text:p>CU545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Unknown</text:p>
          </table:table-cell>
          <table:table-cell office:value-type="float" office:value="9000000045" table:style-name="ce10">
            <text:p>9000000045</text:p>
          </table:table-cell>
          <table:table-cell office:value-type="date" office:date-value="2023-07-16T00:00:00" table:style-name="ce12">
            <text:p>16/07/2023</text:p>
          </table:table-cell>
          <table:table-cell office:value-type="date" office:date-value="2023-07-20T00:00:00" table:style-name="ce12">
            <text:p>20/07/2023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UPI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46</text:p>
          </table:table-cell>
          <table:table-cell office:value-type="string" table:style-name="ce10">
            <text:p>CU546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46@mail.com</text:p>
          </table:table-cell>
          <table:table-cell office:value-type="float" office:value="9000000046" table:style-name="ce10">
            <text:p>9000000046</text:p>
          </table:table-cell>
          <table:table-cell office:value-type="date" office:date-value="2023-07-17T00:00:00" table:style-name="ce12">
            <text:p>17/07/2023</text:p>
          </table:table-cell>
          <table:table-cell office:value-type="date" office:date-value="2023-07-21T00:00:00" table:style-name="ce12">
            <text:p>21/07/2023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rd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47</text:p>
          </table:table-cell>
          <table:table-cell office:value-type="string" table:style-name="ce10">
            <text:p>CU547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47@mail.com</text:p>
          </table:table-cell>
          <table:table-cell office:value-type="float" office:value="9000000047" table:style-name="ce10">
            <text:p>9000000047</text:p>
          </table:table-cell>
          <table:table-cell office:value-type="date" office:date-value="2023-07-18T00:00:00" table:style-name="ce12">
            <text:p>18/07/2023</text:p>
          </table:table-cell>
          <table:table-cell office:value-type="date" office:date-value="2023-07-22T00:00:00" table:style-name="ce12">
            <text:p>22/07/2023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rd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48</text:p>
          </table:table-cell>
          <table:table-cell office:value-type="string" table:style-name="ce10">
            <text:p>CU548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48@mail.com</text:p>
          </table:table-cell>
          <table:table-cell office:value-type="float" office:value="9000000048" table:style-name="ce10">
            <text:p>9000000048</text:p>
          </table:table-cell>
          <table:table-cell office:value-type="date" office:date-value="2023-07-19T00:00:00" table:style-name="ce12">
            <text:p>19/07/2023</text:p>
          </table:table-cell>
          <table:table-cell office:value-type="date" office:date-value="2023-07-23T00:00:00" table:style-name="ce12">
            <text:p>23/07/2023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UPI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49</text:p>
          </table:table-cell>
          <table:table-cell office:value-type="string" table:style-name="ce10">
            <text:p>CU549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49@mail.com</text:p>
          </table:table-cell>
          <table:table-cell office:value-type="float" office:value="9000000049" table:style-name="ce10">
            <text:p>9000000049</text:p>
          </table:table-cell>
          <table:table-cell office:value-type="date" office:date-value="2023-07-20T00:00:00" table:style-name="ce12">
            <text:p>20/07/2023</text:p>
          </table:table-cell>
          <table:table-cell office:value-type="date" office:date-value="2023-07-24T00:00:00" table:style-name="ce12">
            <text:p>24/07/2023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rd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50</text:p>
          </table:table-cell>
          <table:table-cell office:value-type="string" table:style-name="ce10">
            <text:p>CU550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50@mail.com</text:p>
          </table:table-cell>
          <table:table-cell office:value-type="float" office:value="9000000050" table:style-name="ce10">
            <text:p>9000000050</text:p>
          </table:table-cell>
          <table:table-cell office:value-type="date" office:date-value="2023-07-21T00:00:00" table:style-name="ce12">
            <text:p>21/07/2023</text:p>
          </table:table-cell>
          <table:table-cell office:value-type="date" office:date-value="2023-07-25T00:00:00" table:style-name="ce12">
            <text:p>25/07/2023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UPI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51</text:p>
          </table:table-cell>
          <table:table-cell office:value-type="string" table:style-name="ce10">
            <text:p>CU551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51@mail.com</text:p>
          </table:table-cell>
          <table:table-cell office:value-type="float" office:value="9000000051" table:style-name="ce10">
            <text:p>9000000051</text:p>
          </table:table-cell>
          <table:table-cell office:value-type="date" office:date-value="2023-07-22T00:00:00" table:style-name="ce12">
            <text:p>22/07/2023</text:p>
          </table:table-cell>
          <table:table-cell office:value-type="date" office:date-value="2023-07-26T00:00:00" table:style-name="ce12">
            <text:p>26/07/2023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OD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52</text:p>
          </table:table-cell>
          <table:table-cell office:value-type="string" table:style-name="ce10">
            <text:p>CU552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52@mail.com</text:p>
          </table:table-cell>
          <table:table-cell office:value-type="float" office:value="9000000052" table:style-name="ce10">
            <text:p>9000000052</text:p>
          </table:table-cell>
          <table:table-cell office:value-type="date" office:date-value="2023-07-23T00:00:00" table:style-name="ce12">
            <text:p>23/07/2023</text:p>
          </table:table-cell>
          <table:table-cell office:value-type="date" office:date-value="2023-07-27T00:00:00" table:style-name="ce12">
            <text:p>27/07/2023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Wallet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53</text:p>
          </table:table-cell>
          <table:table-cell office:value-type="string" table:style-name="ce10">
            <text:p>CU553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53@mail.com</text:p>
          </table:table-cell>
          <table:table-cell office:value-type="float" office:value="9000000053" table:style-name="ce10">
            <text:p>9000000053</text:p>
          </table:table-cell>
          <table:table-cell office:value-type="date" office:date-value="2023-07-24T00:00:00" table:style-name="ce12">
            <text:p>24/07/2023</text:p>
          </table:table-cell>
          <table:table-cell office:value-type="date" office:date-value="2023-07-28T00:00:00" table:style-name="ce12">
            <text:p>28/07/2023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Wallet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54</text:p>
          </table:table-cell>
          <table:table-cell office:value-type="string" table:style-name="ce10">
            <text:p>CU554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54@mail.com</text:p>
          </table:table-cell>
          <table:table-cell office:value-type="float" office:value="9000000054" table:style-name="ce10">
            <text:p>9000000054</text:p>
          </table:table-cell>
          <table:table-cell office:value-type="date" office:date-value="2023-07-25T00:00:00" table:style-name="ce12">
            <text:p>25/07/2023</text:p>
          </table:table-cell>
          <table:table-cell office:value-type="date" office:date-value="2023-07-29T00:00:00" table:style-name="ce12">
            <text:p>29/07/2023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sh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55</text:p>
          </table:table-cell>
          <table:table-cell office:value-type="string" table:style-name="ce10">
            <text:p>CU555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55@mail.com</text:p>
          </table:table-cell>
          <table:table-cell office:value-type="string" table:style-name="ce10">
            <text:p>Unknown</text:p>
          </table:table-cell>
          <table:table-cell office:value-type="date" office:date-value="2023-07-26T00:00:00" table:style-name="ce12">
            <text:p>26/07/2023</text:p>
          </table:table-cell>
          <table:table-cell office:value-type="date" office:date-value="2023-07-30T00:00:00" table:style-name="ce12">
            <text:p>30/07/2023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rd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56</text:p>
          </table:table-cell>
          <table:table-cell office:value-type="string" table:style-name="ce10">
            <text:p>CU556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56@mail.com</text:p>
          </table:table-cell>
          <table:table-cell office:value-type="float" office:value="9000000056" table:style-name="ce10">
            <text:p>9000000056</text:p>
          </table:table-cell>
          <table:table-cell office:value-type="date" office:date-value="2023-07-27T00:00:00" table:style-name="ce12">
            <text:p>27/07/2023</text:p>
          </table:table-cell>
          <table:table-cell office:value-type="date" office:date-value="2023-07-31T00:00:00" table:style-name="ce12">
            <text:p>31/07/2023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sh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57</text:p>
          </table:table-cell>
          <table:table-cell office:value-type="string" table:style-name="ce10">
            <text:p>CU557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57@mail.com</text:p>
          </table:table-cell>
          <table:table-cell office:value-type="float" office:value="9000000057" table:style-name="ce10">
            <text:p>9000000057</text:p>
          </table:table-cell>
          <table:table-cell office:value-type="date" office:date-value="2023-07-28T00:00:00" table:style-name="ce12">
            <text:p>28/07/2023</text:p>
          </table:table-cell>
          <table:table-cell office:value-type="date" office:date-value="2023-08-01T00:00:00" table:style-name="ce12">
            <text:p>01/08/2023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OD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58</text:p>
          </table:table-cell>
          <table:table-cell office:value-type="string" table:style-name="ce10">
            <text:p>CU558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58@mail.com</text:p>
          </table:table-cell>
          <table:table-cell office:value-type="float" office:value="9000000058" table:style-name="ce10">
            <text:p>9000000058</text:p>
          </table:table-cell>
          <table:table-cell office:value-type="date" office:date-value="2023-07-29T00:00:00" table:style-name="ce12">
            <text:p>29/07/2023</text:p>
          </table:table-cell>
          <table:table-cell office:value-type="date" office:date-value="2023-08-02T00:00:00" table:style-name="ce12">
            <text:p>02/08/2023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Wallet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59</text:p>
          </table:table-cell>
          <table:table-cell office:value-type="string" table:style-name="ce10">
            <text:p>CU559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59@mail.com</text:p>
          </table:table-cell>
          <table:table-cell office:value-type="float" office:value="9000000059" table:style-name="ce10">
            <text:p>9000000059</text:p>
          </table:table-cell>
          <table:table-cell office:value-type="date" office:date-value="2023-07-30T00:00:00" table:style-name="ce12">
            <text:p>30/07/2023</text:p>
          </table:table-cell>
          <table:table-cell office:value-type="date" office:date-value="2023-08-03T00:00:00" table:style-name="ce12">
            <text:p>03/08/2023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OD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60</text:p>
          </table:table-cell>
          <table:table-cell office:value-type="string" table:style-name="ce10">
            <text:p>CU560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Unknown</text:p>
          </table:table-cell>
          <table:table-cell office:value-type="float" office:value="9000000060" table:style-name="ce10">
            <text:p>9000000060</text:p>
          </table:table-cell>
          <table:table-cell office:value-type="date" office:date-value="2023-07-31T00:00:00" table:style-name="ce12">
            <text:p>31/07/2023</text:p>
          </table:table-cell>
          <table:table-cell office:value-type="date" office:date-value="2023-08-04T00:00:00" table:style-name="ce12">
            <text:p>04/08/2023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OD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61</text:p>
          </table:table-cell>
          <table:table-cell office:value-type="string" table:style-name="ce10">
            <text:p>CU561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61@mail.com</text:p>
          </table:table-cell>
          <table:table-cell office:value-type="float" office:value="9000000061" table:style-name="ce10">
            <text:p>9000000061</text:p>
          </table:table-cell>
          <table:table-cell office:value-type="date" office:date-value="2023-08-01T00:00:00" table:style-name="ce12">
            <text:p>01/08/2023</text:p>
          </table:table-cell>
          <table:table-cell office:value-type="date" office:date-value="2023-08-05T00:00:00" table:style-name="ce12">
            <text:p>05/08/2023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rd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62</text:p>
          </table:table-cell>
          <table:table-cell office:value-type="string" table:style-name="ce10">
            <text:p>CU562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62@mail.com</text:p>
          </table:table-cell>
          <table:table-cell office:value-type="float" office:value="9000000062" table:style-name="ce10">
            <text:p>9000000062</text:p>
          </table:table-cell>
          <table:table-cell office:value-type="date" office:date-value="2023-08-02T00:00:00" table:style-name="ce12">
            <text:p>02/08/2023</text:p>
          </table:table-cell>
          <table:table-cell office:value-type="date" office:date-value="2023-08-06T00:00:00" table:style-name="ce12">
            <text:p>06/08/2023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OD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63</text:p>
          </table:table-cell>
          <table:table-cell office:value-type="string" table:style-name="ce10">
            <text:p>CU563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63@mail.com</text:p>
          </table:table-cell>
          <table:table-cell office:value-type="float" office:value="9000000063" table:style-name="ce10">
            <text:p>9000000063</text:p>
          </table:table-cell>
          <table:table-cell office:value-type="date" office:date-value="2023-08-03T00:00:00" table:style-name="ce12">
            <text:p>03/08/2023</text:p>
          </table:table-cell>
          <table:table-cell office:value-type="date" office:date-value="2023-08-07T00:00:00" table:style-name="ce12">
            <text:p>07/08/2023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Wallet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64</text:p>
          </table:table-cell>
          <table:table-cell office:value-type="string" table:style-name="ce10">
            <text:p>CU564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64@mail.com</text:p>
          </table:table-cell>
          <table:table-cell office:value-type="float" office:value="9000000064" table:style-name="ce10">
            <text:p>9000000064</text:p>
          </table:table-cell>
          <table:table-cell office:value-type="date" office:date-value="2023-08-04T00:00:00" table:style-name="ce12">
            <text:p>04/08/2023</text:p>
          </table:table-cell>
          <table:table-cell office:value-type="date" office:date-value="2023-08-08T00:00:00" table:style-name="ce12">
            <text:p>08/08/2023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sh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65</text:p>
          </table:table-cell>
          <table:table-cell office:value-type="string" table:style-name="ce10">
            <text:p>CU565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65@mail.com</text:p>
          </table:table-cell>
          <table:table-cell office:value-type="float" office:value="9000000065" table:style-name="ce10">
            <text:p>9000000065</text:p>
          </table:table-cell>
          <table:table-cell office:value-type="date" office:date-value="2023-08-05T00:00:00" table:style-name="ce12">
            <text:p>05/08/2023</text:p>
          </table:table-cell>
          <table:table-cell office:value-type="date" office:date-value="2023-08-09T00:00:00" table:style-name="ce12">
            <text:p>09/08/2023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Wallet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66</text:p>
          </table:table-cell>
          <table:table-cell office:value-type="string" table:style-name="ce10">
            <text:p>CU566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66@mail.com</text:p>
          </table:table-cell>
          <table:table-cell office:value-type="string" table:style-name="ce10">
            <text:p>Unknown</text:p>
          </table:table-cell>
          <table:table-cell office:value-type="date" office:date-value="2023-08-06T00:00:00" table:style-name="ce12">
            <text:p>06/08/2023</text:p>
          </table:table-cell>
          <table:table-cell office:value-type="date" office:date-value="2023-08-10T00:00:00" table:style-name="ce12">
            <text:p>10/08/2023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rd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67</text:p>
          </table:table-cell>
          <table:table-cell office:value-type="string" table:style-name="ce10">
            <text:p>CU567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67@mail.com</text:p>
          </table:table-cell>
          <table:table-cell office:value-type="float" office:value="9000000067" table:style-name="ce10">
            <text:p>9000000067</text:p>
          </table:table-cell>
          <table:table-cell office:value-type="date" office:date-value="2023-08-07T00:00:00" table:style-name="ce12">
            <text:p>07/08/2023</text:p>
          </table:table-cell>
          <table:table-cell office:value-type="date" office:date-value="2023-08-11T00:00:00" table:style-name="ce12">
            <text:p>11/08/2023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Wallet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68</text:p>
          </table:table-cell>
          <table:table-cell office:value-type="string" table:style-name="ce10">
            <text:p>CU568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68@mail.com</text:p>
          </table:table-cell>
          <table:table-cell office:value-type="float" office:value="9000000068" table:style-name="ce10">
            <text:p>9000000068</text:p>
          </table:table-cell>
          <table:table-cell office:value-type="date" office:date-value="2023-08-08T00:00:00" table:style-name="ce12">
            <text:p>08/08/2023</text:p>
          </table:table-cell>
          <table:table-cell office:value-type="date" office:date-value="2023-08-12T00:00:00" table:style-name="ce12">
            <text:p>12/08/2023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UPI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69</text:p>
          </table:table-cell>
          <table:table-cell office:value-type="string" table:style-name="ce10">
            <text:p>CU569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69@mail.com</text:p>
          </table:table-cell>
          <table:table-cell office:value-type="float" office:value="9000000069" table:style-name="ce10">
            <text:p>9000000069</text:p>
          </table:table-cell>
          <table:table-cell office:value-type="date" office:date-value="2023-08-09T00:00:00" table:style-name="ce12">
            <text:p>09/08/2023</text:p>
          </table:table-cell>
          <table:table-cell office:value-type="date" office:date-value="2023-08-13T00:00:00" table:style-name="ce12">
            <text:p>13/08/2023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sh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70</text:p>
          </table:table-cell>
          <table:table-cell office:value-type="string" table:style-name="ce10">
            <text:p>CU570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70@mail.com</text:p>
          </table:table-cell>
          <table:table-cell office:value-type="float" office:value="9000000070" table:style-name="ce10">
            <text:p>9000000070</text:p>
          </table:table-cell>
          <table:table-cell office:value-type="date" office:date-value="2023-08-10T00:00:00" table:style-name="ce12">
            <text:p>10/08/2023</text:p>
          </table:table-cell>
          <table:table-cell office:value-type="date" office:date-value="2023-08-14T00:00:00" table:style-name="ce12">
            <text:p>14/08/2023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UPI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71</text:p>
          </table:table-cell>
          <table:table-cell office:value-type="string" table:style-name="ce10">
            <text:p>CU571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71@mail.com</text:p>
          </table:table-cell>
          <table:table-cell office:value-type="float" office:value="9000000071" table:style-name="ce10">
            <text:p>9000000071</text:p>
          </table:table-cell>
          <table:table-cell office:value-type="date" office:date-value="2023-08-11T00:00:00" table:style-name="ce12">
            <text:p>11/08/2023</text:p>
          </table:table-cell>
          <table:table-cell office:value-type="date" office:date-value="2023-08-15T00:00:00" table:style-name="ce12">
            <text:p>15/08/2023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UPI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72</text:p>
          </table:table-cell>
          <table:table-cell office:value-type="string" table:style-name="ce10">
            <text:p>CU572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72@mail.com</text:p>
          </table:table-cell>
          <table:table-cell office:value-type="float" office:value="9000000072" table:style-name="ce10">
            <text:p>9000000072</text:p>
          </table:table-cell>
          <table:table-cell office:value-type="date" office:date-value="2023-08-12T00:00:00" table:style-name="ce12">
            <text:p>12/08/2023</text:p>
          </table:table-cell>
          <table:table-cell office:value-type="date" office:date-value="2023-08-16T00:00:00" table:style-name="ce12">
            <text:p>16/08/2023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rd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73</text:p>
          </table:table-cell>
          <table:table-cell office:value-type="string" table:style-name="ce10">
            <text:p>CU573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73@mail.com</text:p>
          </table:table-cell>
          <table:table-cell office:value-type="float" office:value="9000000073" table:style-name="ce10">
            <text:p>9000000073</text:p>
          </table:table-cell>
          <table:table-cell office:value-type="date" office:date-value="2023-08-13T00:00:00" table:style-name="ce12">
            <text:p>13/08/2023</text:p>
          </table:table-cell>
          <table:table-cell office:value-type="date" office:date-value="2023-08-17T00:00:00" table:style-name="ce12">
            <text:p>17/08/2023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OD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74</text:p>
          </table:table-cell>
          <table:table-cell office:value-type="string" table:style-name="ce10">
            <text:p>CU574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74@mail.com</text:p>
          </table:table-cell>
          <table:table-cell office:value-type="float" office:value="9000000074" table:style-name="ce10">
            <text:p>9000000074</text:p>
          </table:table-cell>
          <table:table-cell office:value-type="date" office:date-value="2023-08-14T00:00:00" table:style-name="ce12">
            <text:p>14/08/2023</text:p>
          </table:table-cell>
          <table:table-cell office:value-type="date" office:date-value="2023-08-18T00:00:00" table:style-name="ce12">
            <text:p>18/08/2023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UPI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75</text:p>
          </table:table-cell>
          <table:table-cell office:value-type="string" table:style-name="ce10">
            <text:p>CU575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Unknown</text:p>
          </table:table-cell>
          <table:table-cell office:value-type="float" office:value="9000000075" table:style-name="ce10">
            <text:p>9000000075</text:p>
          </table:table-cell>
          <table:table-cell office:value-type="date" office:date-value="2023-08-15T00:00:00" table:style-name="ce12">
            <text:p>15/08/2023</text:p>
          </table:table-cell>
          <table:table-cell office:value-type="date" office:date-value="2023-08-19T00:00:00" table:style-name="ce12">
            <text:p>19/08/2023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Wallet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76</text:p>
          </table:table-cell>
          <table:table-cell office:value-type="string" table:style-name="ce10">
            <text:p>CU576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76@mail.com</text:p>
          </table:table-cell>
          <table:table-cell office:value-type="float" office:value="9000000076" table:style-name="ce10">
            <text:p>9000000076</text:p>
          </table:table-cell>
          <table:table-cell office:value-type="date" office:date-value="2023-08-16T00:00:00" table:style-name="ce12">
            <text:p>16/08/2023</text:p>
          </table:table-cell>
          <table:table-cell office:value-type="date" office:date-value="2023-08-20T00:00:00" table:style-name="ce12">
            <text:p>20/08/2023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OD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77</text:p>
          </table:table-cell>
          <table:table-cell office:value-type="string" table:style-name="ce10">
            <text:p>CU577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77@mail.com</text:p>
          </table:table-cell>
          <table:table-cell office:value-type="string" table:style-name="ce10">
            <text:p>Unknown</text:p>
          </table:table-cell>
          <table:table-cell office:value-type="date" office:date-value="2023-08-17T00:00:00" table:style-name="ce12">
            <text:p>17/08/2023</text:p>
          </table:table-cell>
          <table:table-cell office:value-type="date" office:date-value="2023-08-21T00:00:00" table:style-name="ce12">
            <text:p>21/08/2023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Wallet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78</text:p>
          </table:table-cell>
          <table:table-cell office:value-type="string" table:style-name="ce10">
            <text:p>CU578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78@mail.com</text:p>
          </table:table-cell>
          <table:table-cell office:value-type="float" office:value="9000000078" table:style-name="ce10">
            <text:p>9000000078</text:p>
          </table:table-cell>
          <table:table-cell office:value-type="date" office:date-value="2023-08-18T00:00:00" table:style-name="ce12">
            <text:p>18/08/2023</text:p>
          </table:table-cell>
          <table:table-cell office:value-type="date" office:date-value="2023-08-22T00:00:00" table:style-name="ce12">
            <text:p>22/08/2023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Wallet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79</text:p>
          </table:table-cell>
          <table:table-cell office:value-type="string" table:style-name="ce10">
            <text:p>CU579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79@mail.com</text:p>
          </table:table-cell>
          <table:table-cell office:value-type="float" office:value="9000000079" table:style-name="ce10">
            <text:p>9000000079</text:p>
          </table:table-cell>
          <table:table-cell office:value-type="date" office:date-value="2023-08-19T00:00:00" table:style-name="ce12">
            <text:p>19/08/2023</text:p>
          </table:table-cell>
          <table:table-cell office:value-type="date" office:date-value="2023-08-23T00:00:00" table:style-name="ce12">
            <text:p>23/08/2023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OD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80</text:p>
          </table:table-cell>
          <table:table-cell office:value-type="string" table:style-name="ce10">
            <text:p>CU580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80@mail.com</text:p>
          </table:table-cell>
          <table:table-cell office:value-type="float" office:value="9000000080" table:style-name="ce10">
            <text:p>9000000080</text:p>
          </table:table-cell>
          <table:table-cell office:value-type="date" office:date-value="2023-08-20T00:00:00" table:style-name="ce12">
            <text:p>20/08/2023</text:p>
          </table:table-cell>
          <table:table-cell office:value-type="date" office:date-value="2023-08-24T00:00:00" table:style-name="ce12">
            <text:p>24/08/2023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OD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81</text:p>
          </table:table-cell>
          <table:table-cell office:value-type="string" table:style-name="ce10">
            <text:p>CU581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81@mail.com</text:p>
          </table:table-cell>
          <table:table-cell office:value-type="float" office:value="9000000081" table:style-name="ce10">
            <text:p>9000000081</text:p>
          </table:table-cell>
          <table:table-cell office:value-type="date" office:date-value="2023-08-21T00:00:00" table:style-name="ce12">
            <text:p>21/08/2023</text:p>
          </table:table-cell>
          <table:table-cell office:value-type="date" office:date-value="2023-08-25T00:00:00" table:style-name="ce12">
            <text:p>25/08/2023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Wallet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82</text:p>
          </table:table-cell>
          <table:table-cell office:value-type="string" table:style-name="ce10">
            <text:p>CU582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82@mail.com</text:p>
          </table:table-cell>
          <table:table-cell office:value-type="float" office:value="9000000082" table:style-name="ce10">
            <text:p>9000000082</text:p>
          </table:table-cell>
          <table:table-cell office:value-type="date" office:date-value="2023-08-22T00:00:00" table:style-name="ce12">
            <text:p>22/08/2023</text:p>
          </table:table-cell>
          <table:table-cell office:value-type="date" office:date-value="2023-08-26T00:00:00" table:style-name="ce12">
            <text:p>26/08/2023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rd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83</text:p>
          </table:table-cell>
          <table:table-cell office:value-type="string" table:style-name="ce10">
            <text:p>CU583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83@mail.com</text:p>
          </table:table-cell>
          <table:table-cell office:value-type="float" office:value="9000000083" table:style-name="ce10">
            <text:p>9000000083</text:p>
          </table:table-cell>
          <table:table-cell office:value-type="date" office:date-value="2023-08-23T00:00:00" table:style-name="ce12">
            <text:p>23/08/2023</text:p>
          </table:table-cell>
          <table:table-cell office:value-type="date" office:date-value="2023-08-27T00:00:00" table:style-name="ce12">
            <text:p>27/08/2023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sh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84</text:p>
          </table:table-cell>
          <table:table-cell office:value-type="string" table:style-name="ce10">
            <text:p>CU584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84@mail.com</text:p>
          </table:table-cell>
          <table:table-cell office:value-type="float" office:value="9000000084" table:style-name="ce10">
            <text:p>9000000084</text:p>
          </table:table-cell>
          <table:table-cell office:value-type="date" office:date-value="2023-08-24T00:00:00" table:style-name="ce12">
            <text:p>24/08/2023</text:p>
          </table:table-cell>
          <table:table-cell office:value-type="date" office:date-value="2023-08-28T00:00:00" table:style-name="ce12">
            <text:p>28/08/2023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sh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85</text:p>
          </table:table-cell>
          <table:table-cell office:value-type="string" table:style-name="ce10">
            <text:p>CU585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85@mail.com</text:p>
          </table:table-cell>
          <table:table-cell office:value-type="float" office:value="9000000085" table:style-name="ce10">
            <text:p>9000000085</text:p>
          </table:table-cell>
          <table:table-cell office:value-type="date" office:date-value="2023-08-25T00:00:00" table:style-name="ce12">
            <text:p>25/08/2023</text:p>
          </table:table-cell>
          <table:table-cell office:value-type="date" office:date-value="2023-08-29T00:00:00" table:style-name="ce12">
            <text:p>29/08/2023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rd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86</text:p>
          </table:table-cell>
          <table:table-cell office:value-type="string" table:style-name="ce10">
            <text:p>CU586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86@mail.com</text:p>
          </table:table-cell>
          <table:table-cell office:value-type="float" office:value="9000000086" table:style-name="ce10">
            <text:p>9000000086</text:p>
          </table:table-cell>
          <table:table-cell office:value-type="date" office:date-value="2023-08-26T00:00:00" table:style-name="ce12">
            <text:p>26/08/2023</text:p>
          </table:table-cell>
          <table:table-cell office:value-type="date" office:date-value="2023-08-30T00:00:00" table:style-name="ce12">
            <text:p>30/08/2023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OD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87</text:p>
          </table:table-cell>
          <table:table-cell office:value-type="string" table:style-name="ce10">
            <text:p>CU587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87@mail.com</text:p>
          </table:table-cell>
          <table:table-cell office:value-type="float" office:value="9000000087" table:style-name="ce10">
            <text:p>9000000087</text:p>
          </table:table-cell>
          <table:table-cell office:value-type="date" office:date-value="2023-08-27T00:00:00" table:style-name="ce12">
            <text:p>27/08/2023</text:p>
          </table:table-cell>
          <table:table-cell office:value-type="date" office:date-value="2023-08-31T00:00:00" table:style-name="ce12">
            <text:p>31/08/2023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Wallet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88</text:p>
          </table:table-cell>
          <table:table-cell office:value-type="string" table:style-name="ce10">
            <text:p>CU588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88@mail.com</text:p>
          </table:table-cell>
          <table:table-cell office:value-type="string" table:style-name="ce10">
            <text:p>Unknown</text:p>
          </table:table-cell>
          <table:table-cell office:value-type="date" office:date-value="2023-08-28T00:00:00" table:style-name="ce12">
            <text:p>28/08/2023</text:p>
          </table:table-cell>
          <table:table-cell office:value-type="date" office:date-value="2023-09-01T00:00:00" table:style-name="ce12">
            <text:p>01/09/2023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sh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89</text:p>
          </table:table-cell>
          <table:table-cell office:value-type="string" table:style-name="ce10">
            <text:p>CU589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89@mail.com</text:p>
          </table:table-cell>
          <table:table-cell office:value-type="float" office:value="9000000089" table:style-name="ce10">
            <text:p>9000000089</text:p>
          </table:table-cell>
          <table:table-cell office:value-type="date" office:date-value="2023-08-29T00:00:00" table:style-name="ce12">
            <text:p>29/08/2023</text:p>
          </table:table-cell>
          <table:table-cell office:value-type="date" office:date-value="2023-09-02T00:00:00" table:style-name="ce12">
            <text:p>02/09/2023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Wallet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90</text:p>
          </table:table-cell>
          <table:table-cell office:value-type="string" table:style-name="ce10">
            <text:p>CU590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Unknown</text:p>
          </table:table-cell>
          <table:table-cell office:value-type="float" office:value="9000000090" table:style-name="ce10">
            <text:p>9000000090</text:p>
          </table:table-cell>
          <table:table-cell office:value-type="date" office:date-value="2023-08-30T00:00:00" table:style-name="ce12">
            <text:p>30/08/2023</text:p>
          </table:table-cell>
          <table:table-cell office:value-type="date" office:date-value="2023-09-03T00:00:00" table:style-name="ce12">
            <text:p>03/09/2023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rd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91</text:p>
          </table:table-cell>
          <table:table-cell office:value-type="string" table:style-name="ce10">
            <text:p>CU591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91@mail.com</text:p>
          </table:table-cell>
          <table:table-cell office:value-type="float" office:value="9000000091" table:style-name="ce10">
            <text:p>9000000091</text:p>
          </table:table-cell>
          <table:table-cell office:value-type="date" office:date-value="2023-08-31T00:00:00" table:style-name="ce12">
            <text:p>31/08/2023</text:p>
          </table:table-cell>
          <table:table-cell office:value-type="date" office:date-value="2023-09-04T00:00:00" table:style-name="ce12">
            <text:p>04/09/2023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Wallet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92</text:p>
          </table:table-cell>
          <table:table-cell office:value-type="string" table:style-name="ce10">
            <text:p>CU592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92@mail.com</text:p>
          </table:table-cell>
          <table:table-cell office:value-type="float" office:value="9000000092" table:style-name="ce10">
            <text:p>9000000092</text:p>
          </table:table-cell>
          <table:table-cell office:value-type="date" office:date-value="2023-09-01T00:00:00" table:style-name="ce12">
            <text:p>01/09/2023</text:p>
          </table:table-cell>
          <table:table-cell office:value-type="date" office:date-value="2023-09-05T00:00:00" table:style-name="ce12">
            <text:p>05/09/2023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rd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93</text:p>
          </table:table-cell>
          <table:table-cell office:value-type="string" table:style-name="ce10">
            <text:p>CU593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93@mail.com</text:p>
          </table:table-cell>
          <table:table-cell office:value-type="float" office:value="9000000093" table:style-name="ce10">
            <text:p>9000000093</text:p>
          </table:table-cell>
          <table:table-cell office:value-type="date" office:date-value="2023-09-02T00:00:00" table:style-name="ce12">
            <text:p>02/09/2023</text:p>
          </table:table-cell>
          <table:table-cell office:value-type="date" office:date-value="2023-09-06T00:00:00" table:style-name="ce12">
            <text:p>06/09/2023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OD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94</text:p>
          </table:table-cell>
          <table:table-cell office:value-type="string" table:style-name="ce10">
            <text:p>CU594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94@mail.com</text:p>
          </table:table-cell>
          <table:table-cell office:value-type="float" office:value="9000000094" table:style-name="ce10">
            <text:p>9000000094</text:p>
          </table:table-cell>
          <table:table-cell office:value-type="date" office:date-value="2023-09-03T00:00:00" table:style-name="ce12">
            <text:p>03/09/2023</text:p>
          </table:table-cell>
          <table:table-cell office:value-type="date" office:date-value="2023-09-07T00:00:00" table:style-name="ce12">
            <text:p>07/09/2023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rd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95</text:p>
          </table:table-cell>
          <table:table-cell office:value-type="string" table:style-name="ce10">
            <text:p>CU595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95@mail.com</text:p>
          </table:table-cell>
          <table:table-cell office:value-type="float" office:value="9000000095" table:style-name="ce10">
            <text:p>9000000095</text:p>
          </table:table-cell>
          <table:table-cell office:value-type="date" office:date-value="2023-09-04T00:00:00" table:style-name="ce12">
            <text:p>04/09/2023</text:p>
          </table:table-cell>
          <table:table-cell office:value-type="date" office:date-value="2023-09-08T00:00:00" table:style-name="ce12">
            <text:p>08/09/2023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rd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96</text:p>
          </table:table-cell>
          <table:table-cell office:value-type="string" table:style-name="ce10">
            <text:p>CU596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96@mail.com</text:p>
          </table:table-cell>
          <table:table-cell office:value-type="float" office:value="9000000096" table:style-name="ce10">
            <text:p>9000000096</text:p>
          </table:table-cell>
          <table:table-cell office:value-type="date" office:date-value="2023-09-05T00:00:00" table:style-name="ce12">
            <text:p>05/09/2023</text:p>
          </table:table-cell>
          <table:table-cell office:value-type="date" office:date-value="2023-09-09T00:00:00" table:style-name="ce12">
            <text:p>09/09/2023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sh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97</text:p>
          </table:table-cell>
          <table:table-cell office:value-type="string" table:style-name="ce10">
            <text:p>CU597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97@mail.com</text:p>
          </table:table-cell>
          <table:table-cell office:value-type="float" office:value="9000000097" table:style-name="ce10">
            <text:p>9000000097</text:p>
          </table:table-cell>
          <table:table-cell office:value-type="date" office:date-value="2023-09-06T00:00:00" table:style-name="ce12">
            <text:p>06/09/2023</text:p>
          </table:table-cell>
          <table:table-cell office:value-type="date" office:date-value="2023-09-10T00:00:00" table:style-name="ce12">
            <text:p>10/09/2023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Wallet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98</text:p>
          </table:table-cell>
          <table:table-cell office:value-type="string" table:style-name="ce10">
            <text:p>CU598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98@mail.com</text:p>
          </table:table-cell>
          <table:table-cell office:value-type="float" office:value="9000000098" table:style-name="ce10">
            <text:p>9000000098</text:p>
          </table:table-cell>
          <table:table-cell office:value-type="date" office:date-value="2023-09-07T00:00:00" table:style-name="ce12">
            <text:p>07/09/2023</text:p>
          </table:table-cell>
          <table:table-cell office:value-type="date" office:date-value="2023-09-11T00:00:00" table:style-name="ce12">
            <text:p>11/09/2023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sh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399</text:p>
          </table:table-cell>
          <table:table-cell office:value-type="string" table:style-name="ce10">
            <text:p>CU599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99@mail.com</text:p>
          </table:table-cell>
          <table:table-cell office:value-type="string" table:style-name="ce10">
            <text:p>Unknown</text:p>
          </table:table-cell>
          <table:table-cell office:value-type="date" office:date-value="2023-09-08T00:00:00" table:style-name="ce12">
            <text:p>08/09/2023</text:p>
          </table:table-cell>
          <table:table-cell office:value-type="date" office:date-value="2023-09-12T00:00:00" table:style-name="ce12">
            <text:p>12/09/2023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UPI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00</text:p>
          </table:table-cell>
          <table:table-cell office:value-type="string" table:style-name="ce10">
            <text:p>CU600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100@mail.com</text:p>
          </table:table-cell>
          <table:table-cell office:value-type="float" office:value="9000000100" table:style-name="ce10">
            <text:p>9000000100</text:p>
          </table:table-cell>
          <table:table-cell office:value-type="date" office:date-value="2023-09-09T00:00:00" table:style-name="ce12">
            <text:p>09/09/2023</text:p>
          </table:table-cell>
          <table:table-cell office:value-type="date" office:date-value="2023-09-13T00:00:00" table:style-name="ce12">
            <text:p>13/09/2023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rd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01</text:p>
          </table:table-cell>
          <table:table-cell office:value-type="string" table:style-name="ce10">
            <text:p>CU601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101@mail.com</text:p>
          </table:table-cell>
          <table:table-cell office:value-type="float" office:value="9000000101" table:style-name="ce10">
            <text:p>9000000101</text:p>
          </table:table-cell>
          <table:table-cell office:value-type="date" office:date-value="2023-09-10T00:00:00" table:style-name="ce12">
            <text:p>10/09/2023</text:p>
          </table:table-cell>
          <table:table-cell office:value-type="date" office:date-value="2023-09-14T00:00:00" table:style-name="ce12">
            <text:p>14/09/2023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UPI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02</text:p>
          </table:table-cell>
          <table:table-cell office:value-type="string" table:style-name="ce10">
            <text:p>CU602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102@mail.com</text:p>
          </table:table-cell>
          <table:table-cell office:value-type="float" office:value="9000000102" table:style-name="ce10">
            <text:p>9000000102</text:p>
          </table:table-cell>
          <table:table-cell office:value-type="date" office:date-value="2023-09-11T00:00:00" table:style-name="ce12">
            <text:p>11/09/2023</text:p>
          </table:table-cell>
          <table:table-cell office:value-type="date" office:date-value="2023-09-15T00:00:00" table:style-name="ce12">
            <text:p>15/09/2023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sh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03</text:p>
          </table:table-cell>
          <table:table-cell office:value-type="string" table:style-name="ce10">
            <text:p>CU603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103@mail.com</text:p>
          </table:table-cell>
          <table:table-cell office:value-type="float" office:value="9000000103" table:style-name="ce10">
            <text:p>9000000103</text:p>
          </table:table-cell>
          <table:table-cell office:value-type="date" office:date-value="2023-09-12T00:00:00" table:style-name="ce12">
            <text:p>12/09/2023</text:p>
          </table:table-cell>
          <table:table-cell office:value-type="date" office:date-value="2023-09-16T00:00:00" table:style-name="ce12">
            <text:p>16/09/2023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Wallet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04</text:p>
          </table:table-cell>
          <table:table-cell office:value-type="string" table:style-name="ce10">
            <text:p>CU604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104@mail.com</text:p>
          </table:table-cell>
          <table:table-cell office:value-type="float" office:value="9000000104" table:style-name="ce10">
            <text:p>9000000104</text:p>
          </table:table-cell>
          <table:table-cell office:value-type="date" office:date-value="2023-09-13T00:00:00" table:style-name="ce12">
            <text:p>13/09/2023</text:p>
          </table:table-cell>
          <table:table-cell office:value-type="date" office:date-value="2023-09-17T00:00:00" table:style-name="ce12">
            <text:p>17/09/2023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sh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05</text:p>
          </table:table-cell>
          <table:table-cell office:value-type="string" table:style-name="ce10">
            <text:p>CU605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Unknown</text:p>
          </table:table-cell>
          <table:table-cell office:value-type="float" office:value="9000000105" table:style-name="ce10">
            <text:p>9000000105</text:p>
          </table:table-cell>
          <table:table-cell office:value-type="date" office:date-value="2023-09-14T00:00:00" table:style-name="ce12">
            <text:p>14/09/2023</text:p>
          </table:table-cell>
          <table:table-cell office:value-type="date" office:date-value="2023-09-18T00:00:00" table:style-name="ce12">
            <text:p>18/09/2023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Wallet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06</text:p>
          </table:table-cell>
          <table:table-cell office:value-type="string" table:style-name="ce10">
            <text:p>CU606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106@mail.com</text:p>
          </table:table-cell>
          <table:table-cell office:value-type="float" office:value="9000000106" table:style-name="ce10">
            <text:p>9000000106</text:p>
          </table:table-cell>
          <table:table-cell office:value-type="date" office:date-value="2023-09-15T00:00:00" table:style-name="ce12">
            <text:p>15/09/2023</text:p>
          </table:table-cell>
          <table:table-cell office:value-type="date" office:date-value="2023-09-19T00:00:00" table:style-name="ce12">
            <text:p>19/09/2023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Wallet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07</text:p>
          </table:table-cell>
          <table:table-cell office:value-type="string" table:style-name="ce10">
            <text:p>CU607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107@mail.com</text:p>
          </table:table-cell>
          <table:table-cell office:value-type="float" office:value="9000000107" table:style-name="ce10">
            <text:p>9000000107</text:p>
          </table:table-cell>
          <table:table-cell office:value-type="date" office:date-value="2023-09-16T00:00:00" table:style-name="ce12">
            <text:p>16/09/2023</text:p>
          </table:table-cell>
          <table:table-cell office:value-type="date" office:date-value="2023-09-20T00:00:00" table:style-name="ce12">
            <text:p>20/09/2023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OD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08</text:p>
          </table:table-cell>
          <table:table-cell office:value-type="string" table:style-name="ce10">
            <text:p>CU608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108@mail.com</text:p>
          </table:table-cell>
          <table:table-cell office:value-type="float" office:value="9000000108" table:style-name="ce10">
            <text:p>9000000108</text:p>
          </table:table-cell>
          <table:table-cell office:value-type="date" office:date-value="2023-09-17T00:00:00" table:style-name="ce12">
            <text:p>17/09/2023</text:p>
          </table:table-cell>
          <table:table-cell office:value-type="date" office:date-value="2023-09-21T00:00:00" table:style-name="ce12">
            <text:p>21/09/2023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rd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09</text:p>
          </table:table-cell>
          <table:table-cell office:value-type="string" table:style-name="ce10">
            <text:p>CU609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109@mail.com</text:p>
          </table:table-cell>
          <table:table-cell office:value-type="float" office:value="9000000109" table:style-name="ce10">
            <text:p>9000000109</text:p>
          </table:table-cell>
          <table:table-cell office:value-type="date" office:date-value="2023-09-18T00:00:00" table:style-name="ce12">
            <text:p>18/09/2023</text:p>
          </table:table-cell>
          <table:table-cell office:value-type="date" office:date-value="2023-09-22T00:00:00" table:style-name="ce12">
            <text:p>22/09/2023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sh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10</text:p>
          </table:table-cell>
          <table:table-cell office:value-type="string" table:style-name="ce10">
            <text:p>CU610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110@mail.com</text:p>
          </table:table-cell>
          <table:table-cell office:value-type="string" table:style-name="ce10">
            <text:p>Unknown</text:p>
          </table:table-cell>
          <table:table-cell office:value-type="date" office:date-value="2023-09-19T00:00:00" table:style-name="ce12">
            <text:p>19/09/2023</text:p>
          </table:table-cell>
          <table:table-cell office:value-type="date" office:date-value="2023-09-23T00:00:00" table:style-name="ce12">
            <text:p>23/09/2023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Wallet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11</text:p>
          </table:table-cell>
          <table:table-cell office:value-type="string" table:style-name="ce10">
            <text:p>CU611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111@mail.com</text:p>
          </table:table-cell>
          <table:table-cell office:value-type="float" office:value="9000000111" table:style-name="ce10">
            <text:p>9000000111</text:p>
          </table:table-cell>
          <table:table-cell office:value-type="date" office:date-value="2023-09-20T00:00:00" table:style-name="ce12">
            <text:p>20/09/2023</text:p>
          </table:table-cell>
          <table:table-cell office:value-type="date" office:date-value="2023-09-24T00:00:00" table:style-name="ce12">
            <text:p>24/09/2023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sh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12</text:p>
          </table:table-cell>
          <table:table-cell office:value-type="string" table:style-name="ce10">
            <text:p>CU612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112@mail.com</text:p>
          </table:table-cell>
          <table:table-cell office:value-type="float" office:value="9000000112" table:style-name="ce10">
            <text:p>9000000112</text:p>
          </table:table-cell>
          <table:table-cell office:value-type="date" office:date-value="2023-09-21T00:00:00" table:style-name="ce12">
            <text:p>21/09/2023</text:p>
          </table:table-cell>
          <table:table-cell office:value-type="date" office:date-value="2023-09-25T00:00:00" table:style-name="ce12">
            <text:p>25/09/2023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sh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13</text:p>
          </table:table-cell>
          <table:table-cell office:value-type="string" table:style-name="ce10">
            <text:p>CU613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113@mail.com</text:p>
          </table:table-cell>
          <table:table-cell office:value-type="float" office:value="9000000113" table:style-name="ce10">
            <text:p>9000000113</text:p>
          </table:table-cell>
          <table:table-cell office:value-type="date" office:date-value="2023-09-22T00:00:00" table:style-name="ce12">
            <text:p>22/09/2023</text:p>
          </table:table-cell>
          <table:table-cell office:value-type="date" office:date-value="2023-09-26T00:00:00" table:style-name="ce12">
            <text:p>26/09/2023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Wallet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14</text:p>
          </table:table-cell>
          <table:table-cell office:value-type="string" table:style-name="ce10">
            <text:p>CU614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114@mail.com</text:p>
          </table:table-cell>
          <table:table-cell office:value-type="float" office:value="9000000114" table:style-name="ce10">
            <text:p>9000000114</text:p>
          </table:table-cell>
          <table:table-cell office:value-type="date" office:date-value="2023-09-23T00:00:00" table:style-name="ce12">
            <text:p>23/09/2023</text:p>
          </table:table-cell>
          <table:table-cell office:value-type="date" office:date-value="2023-09-27T00:00:00" table:style-name="ce12">
            <text:p>27/09/2023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UPI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15</text:p>
          </table:table-cell>
          <table:table-cell office:value-type="string" table:style-name="ce10">
            <text:p>CU615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115@mail.com</text:p>
          </table:table-cell>
          <table:table-cell office:value-type="float" office:value="9000000115" table:style-name="ce10">
            <text:p>9000000115</text:p>
          </table:table-cell>
          <table:table-cell office:value-type="date" office:date-value="2023-09-24T00:00:00" table:style-name="ce12">
            <text:p>24/09/2023</text:p>
          </table:table-cell>
          <table:table-cell office:value-type="date" office:date-value="2023-09-28T00:00:00" table:style-name="ce12">
            <text:p>28/09/2023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rd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16</text:p>
          </table:table-cell>
          <table:table-cell office:value-type="string" table:style-name="ce10">
            <text:p>CU616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116@mail.com</text:p>
          </table:table-cell>
          <table:table-cell office:value-type="float" office:value="9000000116" table:style-name="ce10">
            <text:p>9000000116</text:p>
          </table:table-cell>
          <table:table-cell office:value-type="date" office:date-value="2023-09-25T00:00:00" table:style-name="ce12">
            <text:p>25/09/2023</text:p>
          </table:table-cell>
          <table:table-cell office:value-type="date" office:date-value="2023-09-29T00:00:00" table:style-name="ce12">
            <text:p>29/09/2023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rd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17</text:p>
          </table:table-cell>
          <table:table-cell office:value-type="string" table:style-name="ce10">
            <text:p>CU617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117@mail.com</text:p>
          </table:table-cell>
          <table:table-cell office:value-type="float" office:value="9000000117" table:style-name="ce10">
            <text:p>9000000117</text:p>
          </table:table-cell>
          <table:table-cell office:value-type="date" office:date-value="2023-09-26T00:00:00" table:style-name="ce12">
            <text:p>26/09/2023</text:p>
          </table:table-cell>
          <table:table-cell office:value-type="date" office:date-value="2023-09-30T00:00:00" table:style-name="ce12">
            <text:p>30/09/2023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OD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18</text:p>
          </table:table-cell>
          <table:table-cell office:value-type="string" table:style-name="ce10">
            <text:p>CU618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118@mail.com</text:p>
          </table:table-cell>
          <table:table-cell office:value-type="float" office:value="9000000118" table:style-name="ce10">
            <text:p>9000000118</text:p>
          </table:table-cell>
          <table:table-cell office:value-type="date" office:date-value="2023-09-27T00:00:00" table:style-name="ce12">
            <text:p>27/09/2023</text:p>
          </table:table-cell>
          <table:table-cell office:value-type="date" office:date-value="2023-10-01T00:00:00" table:style-name="ce12">
            <text:p>01/10/2023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OD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19</text:p>
          </table:table-cell>
          <table:table-cell office:value-type="string" table:style-name="ce10">
            <text:p>CU619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119@mail.com</text:p>
          </table:table-cell>
          <table:table-cell office:value-type="float" office:value="9000000119" table:style-name="ce10">
            <text:p>9000000119</text:p>
          </table:table-cell>
          <table:table-cell office:value-type="date" office:date-value="2023-09-28T00:00:00" table:style-name="ce12">
            <text:p>28/09/2023</text:p>
          </table:table-cell>
          <table:table-cell office:value-type="date" office:date-value="2023-10-02T00:00:00" table:style-name="ce12">
            <text:p>02/10/2023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OD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20</text:p>
          </table:table-cell>
          <table:table-cell office:value-type="string" table:style-name="ce10">
            <text:p>CU620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Unknown</text:p>
          </table:table-cell>
          <table:table-cell office:value-type="float" office:value="9000000120" table:style-name="ce10">
            <text:p>9000000120</text:p>
          </table:table-cell>
          <table:table-cell office:value-type="date" office:date-value="2023-09-29T00:00:00" table:style-name="ce12">
            <text:p>29/09/2023</text:p>
          </table:table-cell>
          <table:table-cell office:value-type="date" office:date-value="2023-10-03T00:00:00" table:style-name="ce12">
            <text:p>03/10/2023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rd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21</text:p>
          </table:table-cell>
          <table:table-cell office:value-type="string" table:style-name="ce10">
            <text:p>CU621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121@mail.com</text:p>
          </table:table-cell>
          <table:table-cell office:value-type="string" table:style-name="ce10">
            <text:p>Unknown</text:p>
          </table:table-cell>
          <table:table-cell office:value-type="date" office:date-value="2023-09-30T00:00:00" table:style-name="ce12">
            <text:p>30/09/2023</text:p>
          </table:table-cell>
          <table:table-cell office:value-type="date" office:date-value="2023-10-04T00:00:00" table:style-name="ce12">
            <text:p>04/10/2023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UPI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22</text:p>
          </table:table-cell>
          <table:table-cell office:value-type="string" table:style-name="ce10">
            <text:p>CU622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122@mail.com</text:p>
          </table:table-cell>
          <table:table-cell office:value-type="float" office:value="9000000122" table:style-name="ce10">
            <text:p>9000000122</text:p>
          </table:table-cell>
          <table:table-cell office:value-type="date" office:date-value="2023-10-01T00:00:00" table:style-name="ce12">
            <text:p>01/10/2023</text:p>
          </table:table-cell>
          <table:table-cell office:value-type="date" office:date-value="2023-10-05T00:00:00" table:style-name="ce12">
            <text:p>05/10/2023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rd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23</text:p>
          </table:table-cell>
          <table:table-cell office:value-type="string" table:style-name="ce10">
            <text:p>CU623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123@mail.com</text:p>
          </table:table-cell>
          <table:table-cell office:value-type="float" office:value="9000000123" table:style-name="ce10">
            <text:p>9000000123</text:p>
          </table:table-cell>
          <table:table-cell office:value-type="date" office:date-value="2023-10-02T00:00:00" table:style-name="ce12">
            <text:p>02/10/2023</text:p>
          </table:table-cell>
          <table:table-cell office:value-type="date" office:date-value="2023-10-06T00:00:00" table:style-name="ce12">
            <text:p>06/10/2023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rd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24</text:p>
          </table:table-cell>
          <table:table-cell office:value-type="string" table:style-name="ce10">
            <text:p>CU624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124@mail.com</text:p>
          </table:table-cell>
          <table:table-cell office:value-type="float" office:value="9000000124" table:style-name="ce10">
            <text:p>9000000124</text:p>
          </table:table-cell>
          <table:table-cell office:value-type="date" office:date-value="2023-10-03T00:00:00" table:style-name="ce12">
            <text:p>03/10/2023</text:p>
          </table:table-cell>
          <table:table-cell office:value-type="date" office:date-value="2023-10-07T00:00:00" table:style-name="ce12">
            <text:p>07/10/2023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rd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25</text:p>
          </table:table-cell>
          <table:table-cell office:value-type="string" table:style-name="ce10">
            <text:p>CU625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125@mail.com</text:p>
          </table:table-cell>
          <table:table-cell office:value-type="float" office:value="9000000125" table:style-name="ce10">
            <text:p>9000000125</text:p>
          </table:table-cell>
          <table:table-cell office:value-type="date" office:date-value="2023-10-04T00:00:00" table:style-name="ce12">
            <text:p>04/10/2023</text:p>
          </table:table-cell>
          <table:table-cell office:value-type="date" office:date-value="2023-10-08T00:00:00" table:style-name="ce12">
            <text:p>08/10/2023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rd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26</text:p>
          </table:table-cell>
          <table:table-cell office:value-type="string" table:style-name="ce10">
            <text:p>CU626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126@mail.com</text:p>
          </table:table-cell>
          <table:table-cell office:value-type="float" office:value="9000000126" table:style-name="ce10">
            <text:p>9000000126</text:p>
          </table:table-cell>
          <table:table-cell office:value-type="date" office:date-value="2023-10-05T00:00:00" table:style-name="ce12">
            <text:p>05/10/2023</text:p>
          </table:table-cell>
          <table:table-cell office:value-type="date" office:date-value="2023-10-09T00:00:00" table:style-name="ce12">
            <text:p>09/10/2023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UPI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27</text:p>
          </table:table-cell>
          <table:table-cell office:value-type="string" table:style-name="ce10">
            <text:p>CU627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127@mail.com</text:p>
          </table:table-cell>
          <table:table-cell office:value-type="float" office:value="9000000127" table:style-name="ce10">
            <text:p>9000000127</text:p>
          </table:table-cell>
          <table:table-cell office:value-type="date" office:date-value="2023-10-06T00:00:00" table:style-name="ce12">
            <text:p>06/10/2023</text:p>
          </table:table-cell>
          <table:table-cell office:value-type="date" office:date-value="2023-10-10T00:00:00" table:style-name="ce12">
            <text:p>10/10/2023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OD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28</text:p>
          </table:table-cell>
          <table:table-cell office:value-type="string" table:style-name="ce10">
            <text:p>CU628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128@mail.com</text:p>
          </table:table-cell>
          <table:table-cell office:value-type="float" office:value="9000000128" table:style-name="ce10">
            <text:p>9000000128</text:p>
          </table:table-cell>
          <table:table-cell office:value-type="date" office:date-value="2023-10-07T00:00:00" table:style-name="ce12">
            <text:p>07/10/2023</text:p>
          </table:table-cell>
          <table:table-cell office:value-type="date" office:date-value="2023-10-11T00:00:00" table:style-name="ce12">
            <text:p>11/10/2023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sh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29</text:p>
          </table:table-cell>
          <table:table-cell office:value-type="string" table:style-name="ce10">
            <text:p>CU629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129@mail.com</text:p>
          </table:table-cell>
          <table:table-cell office:value-type="float" office:value="9000000129" table:style-name="ce10">
            <text:p>9000000129</text:p>
          </table:table-cell>
          <table:table-cell office:value-type="date" office:date-value="2023-10-08T00:00:00" table:style-name="ce12">
            <text:p>08/10/2023</text:p>
          </table:table-cell>
          <table:table-cell office:value-type="date" office:date-value="2023-10-12T00:00:00" table:style-name="ce12">
            <text:p>12/10/2023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OD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30</text:p>
          </table:table-cell>
          <table:table-cell office:value-type="string" table:style-name="ce10">
            <text:p>CU630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130@mail.com</text:p>
          </table:table-cell>
          <table:table-cell office:value-type="float" office:value="9000000130" table:style-name="ce10">
            <text:p>9000000130</text:p>
          </table:table-cell>
          <table:table-cell office:value-type="date" office:date-value="2023-10-09T00:00:00" table:style-name="ce12">
            <text:p>09/10/2023</text:p>
          </table:table-cell>
          <table:table-cell office:value-type="date" office:date-value="2023-10-13T00:00:00" table:style-name="ce12">
            <text:p>13/10/2023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OD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31</text:p>
          </table:table-cell>
          <table:table-cell office:value-type="string" table:style-name="ce10">
            <text:p>CU631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131@mail.com</text:p>
          </table:table-cell>
          <table:table-cell office:value-type="float" office:value="9000000131" table:style-name="ce10">
            <text:p>9000000131</text:p>
          </table:table-cell>
          <table:table-cell office:value-type="date" office:date-value="2023-10-10T00:00:00" table:style-name="ce12">
            <text:p>10/10/2023</text:p>
          </table:table-cell>
          <table:table-cell office:value-type="date" office:date-value="2023-10-14T00:00:00" table:style-name="ce12">
            <text:p>14/10/2023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sh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32</text:p>
          </table:table-cell>
          <table:table-cell office:value-type="string" table:style-name="ce10">
            <text:p>CU632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132@mail.com</text:p>
          </table:table-cell>
          <table:table-cell office:value-type="string" table:style-name="ce10">
            <text:p>Unknown</text:p>
          </table:table-cell>
          <table:table-cell office:value-type="date" office:date-value="2023-10-11T00:00:00" table:style-name="ce12">
            <text:p>11/10/2023</text:p>
          </table:table-cell>
          <table:table-cell office:value-type="date" office:date-value="2023-10-15T00:00:00" table:style-name="ce12">
            <text:p>15/10/2023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rd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33</text:p>
          </table:table-cell>
          <table:table-cell office:value-type="string" table:style-name="ce10">
            <text:p>CU633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133@mail.com</text:p>
          </table:table-cell>
          <table:table-cell office:value-type="float" office:value="9000000133" table:style-name="ce10">
            <text:p>9000000133</text:p>
          </table:table-cell>
          <table:table-cell office:value-type="date" office:date-value="2023-10-12T00:00:00" table:style-name="ce12">
            <text:p>12/10/2023</text:p>
          </table:table-cell>
          <table:table-cell office:value-type="date" office:date-value="2023-10-16T00:00:00" table:style-name="ce12">
            <text:p>16/10/2023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UPI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34</text:p>
          </table:table-cell>
          <table:table-cell office:value-type="string" table:style-name="ce10">
            <text:p>CU634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134@mail.com</text:p>
          </table:table-cell>
          <table:table-cell office:value-type="float" office:value="9000000134" table:style-name="ce10">
            <text:p>9000000134</text:p>
          </table:table-cell>
          <table:table-cell office:value-type="date" office:date-value="2023-10-13T00:00:00" table:style-name="ce12">
            <text:p>13/10/2023</text:p>
          </table:table-cell>
          <table:table-cell office:value-type="date" office:date-value="2023-10-17T00:00:00" table:style-name="ce12">
            <text:p>17/10/2023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UPI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35</text:p>
          </table:table-cell>
          <table:table-cell office:value-type="string" table:style-name="ce10">
            <text:p>CU635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Unknown</text:p>
          </table:table-cell>
          <table:table-cell office:value-type="float" office:value="9000000135" table:style-name="ce10">
            <text:p>9000000135</text:p>
          </table:table-cell>
          <table:table-cell office:value-type="date" office:date-value="2023-10-14T00:00:00" table:style-name="ce12">
            <text:p>14/10/2023</text:p>
          </table:table-cell>
          <table:table-cell office:value-type="date" office:date-value="2023-10-18T00:00:00" table:style-name="ce12">
            <text:p>18/10/2023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OD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36</text:p>
          </table:table-cell>
          <table:table-cell office:value-type="string" table:style-name="ce10">
            <text:p>CU636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136@mail.com</text:p>
          </table:table-cell>
          <table:table-cell office:value-type="float" office:value="9000000136" table:style-name="ce10">
            <text:p>9000000136</text:p>
          </table:table-cell>
          <table:table-cell office:value-type="date" office:date-value="2023-10-15T00:00:00" table:style-name="ce12">
            <text:p>15/10/2023</text:p>
          </table:table-cell>
          <table:table-cell office:value-type="date" office:date-value="2023-10-19T00:00:00" table:style-name="ce12">
            <text:p>19/10/2023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sh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37</text:p>
          </table:table-cell>
          <table:table-cell office:value-type="string" table:style-name="ce10">
            <text:p>CU637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137@mail.com</text:p>
          </table:table-cell>
          <table:table-cell office:value-type="float" office:value="9000000137" table:style-name="ce10">
            <text:p>9000000137</text:p>
          </table:table-cell>
          <table:table-cell office:value-type="date" office:date-value="2023-10-16T00:00:00" table:style-name="ce12">
            <text:p>16/10/2023</text:p>
          </table:table-cell>
          <table:table-cell office:value-type="date" office:date-value="2023-10-20T00:00:00" table:style-name="ce12">
            <text:p>20/10/2023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Wallet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38</text:p>
          </table:table-cell>
          <table:table-cell office:value-type="string" table:style-name="ce10">
            <text:p>CU638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138@mail.com</text:p>
          </table:table-cell>
          <table:table-cell office:value-type="float" office:value="9000000138" table:style-name="ce10">
            <text:p>9000000138</text:p>
          </table:table-cell>
          <table:table-cell office:value-type="date" office:date-value="2023-10-17T00:00:00" table:style-name="ce12">
            <text:p>17/10/2023</text:p>
          </table:table-cell>
          <table:table-cell office:value-type="date" office:date-value="2023-10-21T00:00:00" table:style-name="ce12">
            <text:p>21/10/2023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rd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39</text:p>
          </table:table-cell>
          <table:table-cell office:value-type="string" table:style-name="ce10">
            <text:p>CU639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139@mail.com</text:p>
          </table:table-cell>
          <table:table-cell office:value-type="float" office:value="9000000139" table:style-name="ce10">
            <text:p>9000000139</text:p>
          </table:table-cell>
          <table:table-cell office:value-type="date" office:date-value="2023-10-18T00:00:00" table:style-name="ce12">
            <text:p>18/10/2023</text:p>
          </table:table-cell>
          <table:table-cell office:value-type="date" office:date-value="2023-10-22T00:00:00" table:style-name="ce12">
            <text:p>22/10/2023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OD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40</text:p>
          </table:table-cell>
          <table:table-cell office:value-type="string" table:style-name="ce10">
            <text:p>CU640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140@mail.com</text:p>
          </table:table-cell>
          <table:table-cell office:value-type="float" office:value="9000000140" table:style-name="ce10">
            <text:p>9000000140</text:p>
          </table:table-cell>
          <table:table-cell office:value-type="date" office:date-value="2023-10-19T00:00:00" table:style-name="ce12">
            <text:p>19/10/2023</text:p>
          </table:table-cell>
          <table:table-cell office:value-type="date" office:date-value="2023-10-23T00:00:00" table:style-name="ce12">
            <text:p>23/10/2023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UPI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41</text:p>
          </table:table-cell>
          <table:table-cell office:value-type="string" table:style-name="ce10">
            <text:p>CU641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141@mail.com</text:p>
          </table:table-cell>
          <table:table-cell office:value-type="float" office:value="9000000141" table:style-name="ce10">
            <text:p>9000000141</text:p>
          </table:table-cell>
          <table:table-cell office:value-type="date" office:date-value="2023-10-20T00:00:00" table:style-name="ce12">
            <text:p>20/10/2023</text:p>
          </table:table-cell>
          <table:table-cell office:value-type="date" office:date-value="2023-10-24T00:00:00" table:style-name="ce12">
            <text:p>24/10/2023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sh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42</text:p>
          </table:table-cell>
          <table:table-cell office:value-type="string" table:style-name="ce10">
            <text:p>CU642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142@mail.com</text:p>
          </table:table-cell>
          <table:table-cell office:value-type="float" office:value="9000000142" table:style-name="ce10">
            <text:p>9000000142</text:p>
          </table:table-cell>
          <table:table-cell office:value-type="date" office:date-value="2023-10-21T00:00:00" table:style-name="ce12">
            <text:p>21/10/2023</text:p>
          </table:table-cell>
          <table:table-cell office:value-type="date" office:date-value="2023-10-25T00:00:00" table:style-name="ce12">
            <text:p>25/10/2023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sh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43</text:p>
          </table:table-cell>
          <table:table-cell office:value-type="string" table:style-name="ce10">
            <text:p>CU643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143@mail.com</text:p>
          </table:table-cell>
          <table:table-cell office:value-type="string" table:style-name="ce10">
            <text:p>Unknown</text:p>
          </table:table-cell>
          <table:table-cell office:value-type="date" office:date-value="2023-10-22T00:00:00" table:style-name="ce12">
            <text:p>22/10/2023</text:p>
          </table:table-cell>
          <table:table-cell office:value-type="date" office:date-value="2023-10-26T00:00:00" table:style-name="ce12">
            <text:p>26/10/2023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OD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44</text:p>
          </table:table-cell>
          <table:table-cell office:value-type="string" table:style-name="ce10">
            <text:p>CU644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144@mail.com</text:p>
          </table:table-cell>
          <table:table-cell office:value-type="float" office:value="9000000144" table:style-name="ce10">
            <text:p>9000000144</text:p>
          </table:table-cell>
          <table:table-cell office:value-type="date" office:date-value="2023-10-23T00:00:00" table:style-name="ce12">
            <text:p>23/10/2023</text:p>
          </table:table-cell>
          <table:table-cell office:value-type="date" office:date-value="2023-10-27T00:00:00" table:style-name="ce12">
            <text:p>27/10/2023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Wallet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45</text:p>
          </table:table-cell>
          <table:table-cell office:value-type="string" table:style-name="ce10">
            <text:p>CU645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145@mail.com</text:p>
          </table:table-cell>
          <table:table-cell office:value-type="float" office:value="9000000145" table:style-name="ce10">
            <text:p>9000000145</text:p>
          </table:table-cell>
          <table:table-cell office:value-type="date" office:date-value="2023-10-24T00:00:00" table:style-name="ce12">
            <text:p>24/10/2023</text:p>
          </table:table-cell>
          <table:table-cell office:value-type="date" office:date-value="2023-10-28T00:00:00" table:style-name="ce12">
            <text:p>28/10/2023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UPI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46</text:p>
          </table:table-cell>
          <table:table-cell office:value-type="string" table:style-name="ce10">
            <text:p>CU646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146@mail.com</text:p>
          </table:table-cell>
          <table:table-cell office:value-type="float" office:value="9000000146" table:style-name="ce10">
            <text:p>9000000146</text:p>
          </table:table-cell>
          <table:table-cell office:value-type="date" office:date-value="2023-10-25T00:00:00" table:style-name="ce12">
            <text:p>25/10/2023</text:p>
          </table:table-cell>
          <table:table-cell office:value-type="date" office:date-value="2023-10-29T00:00:00" table:style-name="ce12">
            <text:p>29/10/2023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OD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47</text:p>
          </table:table-cell>
          <table:table-cell office:value-type="string" table:style-name="ce10">
            <text:p>CU647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147@mail.com</text:p>
          </table:table-cell>
          <table:table-cell office:value-type="float" office:value="9000000147" table:style-name="ce10">
            <text:p>9000000147</text:p>
          </table:table-cell>
          <table:table-cell office:value-type="date" office:date-value="2023-10-26T00:00:00" table:style-name="ce12">
            <text:p>26/10/2023</text:p>
          </table:table-cell>
          <table:table-cell office:value-type="date" office:date-value="2023-10-30T00:00:00" table:style-name="ce12">
            <text:p>30/10/2023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Wallet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48</text:p>
          </table:table-cell>
          <table:table-cell office:value-type="string" table:style-name="ce10">
            <text:p>CU648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148@mail.com</text:p>
          </table:table-cell>
          <table:table-cell office:value-type="float" office:value="9000000148" table:style-name="ce10">
            <text:p>9000000148</text:p>
          </table:table-cell>
          <table:table-cell office:value-type="date" office:date-value="2023-10-27T00:00:00" table:style-name="ce12">
            <text:p>27/10/2023</text:p>
          </table:table-cell>
          <table:table-cell office:value-type="date" office:date-value="2023-10-31T00:00:00" table:style-name="ce12">
            <text:p>31/10/2023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sh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49</text:p>
          </table:table-cell>
          <table:table-cell office:value-type="string" table:style-name="ce10">
            <text:p>CU649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149@mail.com</text:p>
          </table:table-cell>
          <table:table-cell office:value-type="float" office:value="9000000149" table:style-name="ce10">
            <text:p>9000000149</text:p>
          </table:table-cell>
          <table:table-cell office:value-type="date" office:date-value="2023-10-28T00:00:00" table:style-name="ce12">
            <text:p>28/10/2023</text:p>
          </table:table-cell>
          <table:table-cell office:value-type="date" office:date-value="2023-11-01T00:00:00" table:style-name="ce12">
            <text:p>01/11/2023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rd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50</text:p>
          </table:table-cell>
          <table:table-cell office:value-type="string" table:style-name="ce10">
            <text:p>CU650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Unknown</text:p>
          </table:table-cell>
          <table:table-cell office:value-type="float" office:value="9000000150" table:style-name="ce10">
            <text:p>9000000150</text:p>
          </table:table-cell>
          <table:table-cell office:value-type="date" office:date-value="2023-10-29T00:00:00" table:style-name="ce12">
            <text:p>29/10/2023</text:p>
          </table:table-cell>
          <table:table-cell office:value-type="date" office:date-value="2023-11-02T00:00:00" table:style-name="ce12">
            <text:p>02/11/2023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UPI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51</text:p>
          </table:table-cell>
          <table:table-cell office:value-type="string" table:style-name="ce10">
            <text:p>CU651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151@mail.com</text:p>
          </table:table-cell>
          <table:table-cell office:value-type="float" office:value="9000000151" table:style-name="ce10">
            <text:p>9000000151</text:p>
          </table:table-cell>
          <table:table-cell office:value-type="date" office:date-value="2023-10-30T00:00:00" table:style-name="ce12">
            <text:p>30/10/2023</text:p>
          </table:table-cell>
          <table:table-cell office:value-type="date" office:date-value="2023-11-03T00:00:00" table:style-name="ce12">
            <text:p>03/11/2023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UPI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52</text:p>
          </table:table-cell>
          <table:table-cell office:value-type="string" table:style-name="ce10">
            <text:p>CU652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152@mail.com</text:p>
          </table:table-cell>
          <table:table-cell office:value-type="float" office:value="9000000152" table:style-name="ce10">
            <text:p>9000000152</text:p>
          </table:table-cell>
          <table:table-cell office:value-type="date" office:date-value="2023-10-31T00:00:00" table:style-name="ce12">
            <text:p>31/10/2023</text:p>
          </table:table-cell>
          <table:table-cell office:value-type="date" office:date-value="2023-11-04T00:00:00" table:style-name="ce12">
            <text:p>04/11/2023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Wallet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53</text:p>
          </table:table-cell>
          <table:table-cell office:value-type="string" table:style-name="ce10">
            <text:p>CU653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153@mail.com</text:p>
          </table:table-cell>
          <table:table-cell office:value-type="float" office:value="9000000153" table:style-name="ce10">
            <text:p>9000000153</text:p>
          </table:table-cell>
          <table:table-cell office:value-type="date" office:date-value="2023-11-01T00:00:00" table:style-name="ce12">
            <text:p>01/11/2023</text:p>
          </table:table-cell>
          <table:table-cell office:value-type="date" office:date-value="2023-11-05T00:00:00" table:style-name="ce12">
            <text:p>05/11/2023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OD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54</text:p>
          </table:table-cell>
          <table:table-cell office:value-type="string" table:style-name="ce10">
            <text:p>CU654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154@mail.com</text:p>
          </table:table-cell>
          <table:table-cell office:value-type="string" table:style-name="ce10">
            <text:p>Unknown</text:p>
          </table:table-cell>
          <table:table-cell office:value-type="date" office:date-value="2023-11-02T00:00:00" table:style-name="ce12">
            <text:p>02/11/2023</text:p>
          </table:table-cell>
          <table:table-cell office:value-type="date" office:date-value="2023-11-06T00:00:00" table:style-name="ce12">
            <text:p>06/11/2023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sh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55</text:p>
          </table:table-cell>
          <table:table-cell office:value-type="string" table:style-name="ce10">
            <text:p>CU655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155@mail.com</text:p>
          </table:table-cell>
          <table:table-cell office:value-type="float" office:value="9000000155" table:style-name="ce10">
            <text:p>9000000155</text:p>
          </table:table-cell>
          <table:table-cell office:value-type="date" office:date-value="2023-11-03T00:00:00" table:style-name="ce12">
            <text:p>03/11/2023</text:p>
          </table:table-cell>
          <table:table-cell office:value-type="date" office:date-value="2023-11-07T00:00:00" table:style-name="ce12">
            <text:p>07/11/2023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Wallet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56</text:p>
          </table:table-cell>
          <table:table-cell office:value-type="string" table:style-name="ce10">
            <text:p>CU656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156@mail.com</text:p>
          </table:table-cell>
          <table:table-cell office:value-type="float" office:value="9000000156" table:style-name="ce10">
            <text:p>9000000156</text:p>
          </table:table-cell>
          <table:table-cell office:value-type="date" office:date-value="2023-11-04T00:00:00" table:style-name="ce12">
            <text:p>04/11/2023</text:p>
          </table:table-cell>
          <table:table-cell office:value-type="date" office:date-value="2023-11-08T00:00:00" table:style-name="ce12">
            <text:p>08/11/2023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rd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57</text:p>
          </table:table-cell>
          <table:table-cell office:value-type="string" table:style-name="ce10">
            <text:p>CU657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157@mail.com</text:p>
          </table:table-cell>
          <table:table-cell office:value-type="float" office:value="9000000157" table:style-name="ce10">
            <text:p>9000000157</text:p>
          </table:table-cell>
          <table:table-cell office:value-type="date" office:date-value="2023-11-05T00:00:00" table:style-name="ce12">
            <text:p>05/11/2023</text:p>
          </table:table-cell>
          <table:table-cell office:value-type="date" office:date-value="2023-11-09T00:00:00" table:style-name="ce12">
            <text:p>09/11/2023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rd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58</text:p>
          </table:table-cell>
          <table:table-cell office:value-type="string" table:style-name="ce10">
            <text:p>CU658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158@mail.com</text:p>
          </table:table-cell>
          <table:table-cell office:value-type="float" office:value="9000000158" table:style-name="ce10">
            <text:p>9000000158</text:p>
          </table:table-cell>
          <table:table-cell office:value-type="date" office:date-value="2023-11-06T00:00:00" table:style-name="ce12">
            <text:p>06/11/2023</text:p>
          </table:table-cell>
          <table:table-cell office:value-type="date" office:date-value="2023-11-10T00:00:00" table:style-name="ce12">
            <text:p>10/11/2023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rd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59</text:p>
          </table:table-cell>
          <table:table-cell office:value-type="string" table:style-name="ce10">
            <text:p>CU659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159@mail.com</text:p>
          </table:table-cell>
          <table:table-cell office:value-type="float" office:value="9000000159" table:style-name="ce10">
            <text:p>9000000159</text:p>
          </table:table-cell>
          <table:table-cell office:value-type="date" office:date-value="2023-11-07T00:00:00" table:style-name="ce12">
            <text:p>07/11/2023</text:p>
          </table:table-cell>
          <table:table-cell office:value-type="date" office:date-value="2023-11-11T00:00:00" table:style-name="ce12">
            <text:p>11/11/2023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Wallet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60</text:p>
          </table:table-cell>
          <table:table-cell office:value-type="string" table:style-name="ce10">
            <text:p>CU660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160@mail.com</text:p>
          </table:table-cell>
          <table:table-cell office:value-type="float" office:value="9000000160" table:style-name="ce10">
            <text:p>9000000160</text:p>
          </table:table-cell>
          <table:table-cell office:value-type="date" office:date-value="2023-11-08T00:00:00" table:style-name="ce12">
            <text:p>08/11/2023</text:p>
          </table:table-cell>
          <table:table-cell office:value-type="date" office:date-value="2023-11-12T00:00:00" table:style-name="ce12">
            <text:p>12/11/2023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sh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61</text:p>
          </table:table-cell>
          <table:table-cell office:value-type="string" table:style-name="ce10">
            <text:p>CU661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161@mail.com</text:p>
          </table:table-cell>
          <table:table-cell office:value-type="float" office:value="9000000161" table:style-name="ce10">
            <text:p>9000000161</text:p>
          </table:table-cell>
          <table:table-cell office:value-type="date" office:date-value="2023-11-09T00:00:00" table:style-name="ce12">
            <text:p>09/11/2023</text:p>
          </table:table-cell>
          <table:table-cell office:value-type="date" office:date-value="2023-11-13T00:00:00" table:style-name="ce12">
            <text:p>13/11/2023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UPI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62</text:p>
          </table:table-cell>
          <table:table-cell office:value-type="string" table:style-name="ce10">
            <text:p>CU662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162@mail.com</text:p>
          </table:table-cell>
          <table:table-cell office:value-type="float" office:value="9000000162" table:style-name="ce10">
            <text:p>9000000162</text:p>
          </table:table-cell>
          <table:table-cell office:value-type="date" office:date-value="2023-11-10T00:00:00" table:style-name="ce12">
            <text:p>10/11/2023</text:p>
          </table:table-cell>
          <table:table-cell office:value-type="date" office:date-value="2023-11-14T00:00:00" table:style-name="ce12">
            <text:p>14/11/2023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OD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63</text:p>
          </table:table-cell>
          <table:table-cell office:value-type="string" table:style-name="ce10">
            <text:p>CU663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163@mail.com</text:p>
          </table:table-cell>
          <table:table-cell office:value-type="float" office:value="9000000163" table:style-name="ce10">
            <text:p>9000000163</text:p>
          </table:table-cell>
          <table:table-cell office:value-type="date" office:date-value="2023-11-11T00:00:00" table:style-name="ce12">
            <text:p>11/11/2023</text:p>
          </table:table-cell>
          <table:table-cell office:value-type="date" office:date-value="2023-11-15T00:00:00" table:style-name="ce12">
            <text:p>15/11/2023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UPI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64</text:p>
          </table:table-cell>
          <table:table-cell office:value-type="string" table:style-name="ce10">
            <text:p>CU664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164@mail.com</text:p>
          </table:table-cell>
          <table:table-cell office:value-type="float" office:value="9000000164" table:style-name="ce10">
            <text:p>9000000164</text:p>
          </table:table-cell>
          <table:table-cell office:value-type="date" office:date-value="2023-11-12T00:00:00" table:style-name="ce12">
            <text:p>12/11/2023</text:p>
          </table:table-cell>
          <table:table-cell office:value-type="date" office:date-value="2023-11-16T00:00:00" table:style-name="ce12">
            <text:p>16/11/2023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sh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65</text:p>
          </table:table-cell>
          <table:table-cell office:value-type="string" table:style-name="ce10">
            <text:p>CU665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Unknown</text:p>
          </table:table-cell>
          <table:table-cell office:value-type="string" table:style-name="ce10">
            <text:p>Unknown</text:p>
          </table:table-cell>
          <table:table-cell office:value-type="date" office:date-value="2023-11-13T00:00:00" table:style-name="ce12">
            <text:p>13/11/2023</text:p>
          </table:table-cell>
          <table:table-cell office:value-type="date" office:date-value="2023-11-17T00:00:00" table:style-name="ce12">
            <text:p>17/11/2023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UPI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66</text:p>
          </table:table-cell>
          <table:table-cell office:value-type="string" table:style-name="ce10">
            <text:p>CU666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166@mail.com</text:p>
          </table:table-cell>
          <table:table-cell office:value-type="float" office:value="9000000166" table:style-name="ce10">
            <text:p>9000000166</text:p>
          </table:table-cell>
          <table:table-cell office:value-type="date" office:date-value="2023-11-14T00:00:00" table:style-name="ce12">
            <text:p>14/11/2023</text:p>
          </table:table-cell>
          <table:table-cell office:value-type="date" office:date-value="2023-11-18T00:00:00" table:style-name="ce12">
            <text:p>18/11/2023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Wallet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67</text:p>
          </table:table-cell>
          <table:table-cell office:value-type="string" table:style-name="ce10">
            <text:p>CU667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167@mail.com</text:p>
          </table:table-cell>
          <table:table-cell office:value-type="float" office:value="9000000167" table:style-name="ce10">
            <text:p>9000000167</text:p>
          </table:table-cell>
          <table:table-cell office:value-type="date" office:date-value="2023-11-15T00:00:00" table:style-name="ce12">
            <text:p>15/11/2023</text:p>
          </table:table-cell>
          <table:table-cell office:value-type="date" office:date-value="2023-11-19T00:00:00" table:style-name="ce12">
            <text:p>19/11/2023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rd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68</text:p>
          </table:table-cell>
          <table:table-cell office:value-type="string" table:style-name="ce10">
            <text:p>CU668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168@mail.com</text:p>
          </table:table-cell>
          <table:table-cell office:value-type="float" office:value="9000000168" table:style-name="ce10">
            <text:p>9000000168</text:p>
          </table:table-cell>
          <table:table-cell office:value-type="date" office:date-value="2023-11-16T00:00:00" table:style-name="ce12">
            <text:p>16/11/2023</text:p>
          </table:table-cell>
          <table:table-cell office:value-type="date" office:date-value="2023-11-20T00:00:00" table:style-name="ce12">
            <text:p>20/11/2023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sh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69</text:p>
          </table:table-cell>
          <table:table-cell office:value-type="string" table:style-name="ce10">
            <text:p>CU669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169@mail.com</text:p>
          </table:table-cell>
          <table:table-cell office:value-type="float" office:value="9000000169" table:style-name="ce10">
            <text:p>9000000169</text:p>
          </table:table-cell>
          <table:table-cell office:value-type="date" office:date-value="2023-11-17T00:00:00" table:style-name="ce12">
            <text:p>17/11/2023</text:p>
          </table:table-cell>
          <table:table-cell office:value-type="date" office:date-value="2023-11-21T00:00:00" table:style-name="ce12">
            <text:p>21/11/2023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sh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70</text:p>
          </table:table-cell>
          <table:table-cell office:value-type="string" table:style-name="ce10">
            <text:p>CU670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170@mail.com</text:p>
          </table:table-cell>
          <table:table-cell office:value-type="float" office:value="9000000170" table:style-name="ce10">
            <text:p>9000000170</text:p>
          </table:table-cell>
          <table:table-cell office:value-type="date" office:date-value="2023-11-18T00:00:00" table:style-name="ce12">
            <text:p>18/11/2023</text:p>
          </table:table-cell>
          <table:table-cell office:value-type="date" office:date-value="2023-11-22T00:00:00" table:style-name="ce12">
            <text:p>22/11/2023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UPI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71</text:p>
          </table:table-cell>
          <table:table-cell office:value-type="string" table:style-name="ce10">
            <text:p>CU671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171@mail.com</text:p>
          </table:table-cell>
          <table:table-cell office:value-type="float" office:value="9000000171" table:style-name="ce10">
            <text:p>9000000171</text:p>
          </table:table-cell>
          <table:table-cell office:value-type="date" office:date-value="2023-11-19T00:00:00" table:style-name="ce12">
            <text:p>19/11/2023</text:p>
          </table:table-cell>
          <table:table-cell office:value-type="date" office:date-value="2023-11-23T00:00:00" table:style-name="ce12">
            <text:p>23/11/2023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Wallet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72</text:p>
          </table:table-cell>
          <table:table-cell office:value-type="string" table:style-name="ce10">
            <text:p>CU672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172@mail.com</text:p>
          </table:table-cell>
          <table:table-cell office:value-type="float" office:value="9000000172" table:style-name="ce10">
            <text:p>9000000172</text:p>
          </table:table-cell>
          <table:table-cell office:value-type="date" office:date-value="2023-11-20T00:00:00" table:style-name="ce12">
            <text:p>20/11/2023</text:p>
          </table:table-cell>
          <table:table-cell office:value-type="date" office:date-value="2023-11-24T00:00:00" table:style-name="ce12">
            <text:p>24/11/2023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UPI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73</text:p>
          </table:table-cell>
          <table:table-cell office:value-type="string" table:style-name="ce10">
            <text:p>CU673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173@mail.com</text:p>
          </table:table-cell>
          <table:table-cell office:value-type="float" office:value="9000000173" table:style-name="ce10">
            <text:p>9000000173</text:p>
          </table:table-cell>
          <table:table-cell office:value-type="date" office:date-value="2023-11-21T00:00:00" table:style-name="ce12">
            <text:p>21/11/2023</text:p>
          </table:table-cell>
          <table:table-cell office:value-type="date" office:date-value="2023-11-25T00:00:00" table:style-name="ce12">
            <text:p>25/11/2023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UPI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74</text:p>
          </table:table-cell>
          <table:table-cell office:value-type="string" table:style-name="ce10">
            <text:p>CU674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174@mail.com</text:p>
          </table:table-cell>
          <table:table-cell office:value-type="float" office:value="9000000174" table:style-name="ce10">
            <text:p>9000000174</text:p>
          </table:table-cell>
          <table:table-cell office:value-type="date" office:date-value="2023-11-22T00:00:00" table:style-name="ce12">
            <text:p>22/11/2023</text:p>
          </table:table-cell>
          <table:table-cell office:value-type="date" office:date-value="2023-11-26T00:00:00" table:style-name="ce12">
            <text:p>26/11/2023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sh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75</text:p>
          </table:table-cell>
          <table:table-cell office:value-type="string" table:style-name="ce10">
            <text:p>CU675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175@mail.com</text:p>
          </table:table-cell>
          <table:table-cell office:value-type="float" office:value="9000000175" table:style-name="ce10">
            <text:p>9000000175</text:p>
          </table:table-cell>
          <table:table-cell office:value-type="date" office:date-value="2023-11-23T00:00:00" table:style-name="ce12">
            <text:p>23/11/2023</text:p>
          </table:table-cell>
          <table:table-cell office:value-type="date" office:date-value="2023-11-27T00:00:00" table:style-name="ce12">
            <text:p>27/11/2023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UPI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76</text:p>
          </table:table-cell>
          <table:table-cell office:value-type="string" table:style-name="ce10">
            <text:p>CU676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176@mail.com</text:p>
          </table:table-cell>
          <table:table-cell office:value-type="string" table:style-name="ce10">
            <text:p>Unknown</text:p>
          </table:table-cell>
          <table:table-cell office:value-type="date" office:date-value="2023-11-24T00:00:00" table:style-name="ce12">
            <text:p>24/11/2023</text:p>
          </table:table-cell>
          <table:table-cell office:value-type="date" office:date-value="2023-11-28T00:00:00" table:style-name="ce12">
            <text:p>28/11/2023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rd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77</text:p>
          </table:table-cell>
          <table:table-cell office:value-type="string" table:style-name="ce10">
            <text:p>CU677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177@mail.com</text:p>
          </table:table-cell>
          <table:table-cell office:value-type="float" office:value="9000000177" table:style-name="ce10">
            <text:p>9000000177</text:p>
          </table:table-cell>
          <table:table-cell office:value-type="date" office:date-value="2023-11-25T00:00:00" table:style-name="ce12">
            <text:p>25/11/2023</text:p>
          </table:table-cell>
          <table:table-cell office:value-type="date" office:date-value="2023-11-29T00:00:00" table:style-name="ce12">
            <text:p>29/11/2023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UPI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78</text:p>
          </table:table-cell>
          <table:table-cell office:value-type="string" table:style-name="ce10">
            <text:p>CU678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178@mail.com</text:p>
          </table:table-cell>
          <table:table-cell office:value-type="float" office:value="9000000178" table:style-name="ce10">
            <text:p>9000000178</text:p>
          </table:table-cell>
          <table:table-cell office:value-type="date" office:date-value="2023-11-26T00:00:00" table:style-name="ce12">
            <text:p>26/11/2023</text:p>
          </table:table-cell>
          <table:table-cell office:value-type="date" office:date-value="2023-11-30T00:00:00" table:style-name="ce12">
            <text:p>30/11/2023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rd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79</text:p>
          </table:table-cell>
          <table:table-cell office:value-type="string" table:style-name="ce10">
            <text:p>CU679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179@mail.com</text:p>
          </table:table-cell>
          <table:table-cell office:value-type="float" office:value="9000000179" table:style-name="ce10">
            <text:p>9000000179</text:p>
          </table:table-cell>
          <table:table-cell office:value-type="date" office:date-value="2023-11-27T00:00:00" table:style-name="ce12">
            <text:p>27/11/2023</text:p>
          </table:table-cell>
          <table:table-cell office:value-type="date" office:date-value="2023-12-01T00:00:00" table:style-name="ce12">
            <text:p>01/12/2023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sh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80</text:p>
          </table:table-cell>
          <table:table-cell office:value-type="string" table:style-name="ce10">
            <text:p>CU680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Unknown</text:p>
          </table:table-cell>
          <table:table-cell office:value-type="float" office:value="9000000180" table:style-name="ce10">
            <text:p>9000000180</text:p>
          </table:table-cell>
          <table:table-cell office:value-type="date" office:date-value="2023-11-28T00:00:00" table:style-name="ce12">
            <text:p>28/11/2023</text:p>
          </table:table-cell>
          <table:table-cell office:value-type="date" office:date-value="2023-12-02T00:00:00" table:style-name="ce12">
            <text:p>02/12/2023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Wallet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81</text:p>
          </table:table-cell>
          <table:table-cell office:value-type="string" table:style-name="ce10">
            <text:p>CU681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181@mail.com</text:p>
          </table:table-cell>
          <table:table-cell office:value-type="float" office:value="9000000181" table:style-name="ce10">
            <text:p>9000000181</text:p>
          </table:table-cell>
          <table:table-cell office:value-type="date" office:date-value="2023-11-29T00:00:00" table:style-name="ce12">
            <text:p>29/11/2023</text:p>
          </table:table-cell>
          <table:table-cell office:value-type="date" office:date-value="2023-12-03T00:00:00" table:style-name="ce12">
            <text:p>03/12/2023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rd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82</text:p>
          </table:table-cell>
          <table:table-cell office:value-type="string" table:style-name="ce10">
            <text:p>CU682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182@mail.com</text:p>
          </table:table-cell>
          <table:table-cell office:value-type="float" office:value="9000000182" table:style-name="ce10">
            <text:p>9000000182</text:p>
          </table:table-cell>
          <table:table-cell office:value-type="date" office:date-value="2023-11-30T00:00:00" table:style-name="ce12">
            <text:p>30/11/2023</text:p>
          </table:table-cell>
          <table:table-cell office:value-type="date" office:date-value="2023-12-04T00:00:00" table:style-name="ce12">
            <text:p>04/12/2023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Wallet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83</text:p>
          </table:table-cell>
          <table:table-cell office:value-type="string" table:style-name="ce10">
            <text:p>CU683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183@mail.com</text:p>
          </table:table-cell>
          <table:table-cell office:value-type="float" office:value="9000000183" table:style-name="ce10">
            <text:p>9000000183</text:p>
          </table:table-cell>
          <table:table-cell office:value-type="date" office:date-value="2023-12-01T00:00:00" table:style-name="ce12">
            <text:p>01/12/2023</text:p>
          </table:table-cell>
          <table:table-cell office:value-type="date" office:date-value="2023-12-05T00:00:00" table:style-name="ce12">
            <text:p>05/12/2023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Wallet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84</text:p>
          </table:table-cell>
          <table:table-cell office:value-type="string" table:style-name="ce10">
            <text:p>CU684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184@mail.com</text:p>
          </table:table-cell>
          <table:table-cell office:value-type="float" office:value="9000000184" table:style-name="ce10">
            <text:p>9000000184</text:p>
          </table:table-cell>
          <table:table-cell office:value-type="date" office:date-value="2023-12-02T00:00:00" table:style-name="ce12">
            <text:p>02/12/2023</text:p>
          </table:table-cell>
          <table:table-cell office:value-type="date" office:date-value="2023-12-06T00:00:00" table:style-name="ce12">
            <text:p>06/12/2023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rd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85</text:p>
          </table:table-cell>
          <table:table-cell office:value-type="string" table:style-name="ce10">
            <text:p>CU685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185@mail.com</text:p>
          </table:table-cell>
          <table:table-cell office:value-type="float" office:value="9000000185" table:style-name="ce10">
            <text:p>9000000185</text:p>
          </table:table-cell>
          <table:table-cell office:value-type="date" office:date-value="2023-12-03T00:00:00" table:style-name="ce12">
            <text:p>03/12/2023</text:p>
          </table:table-cell>
          <table:table-cell office:value-type="date" office:date-value="2023-12-07T00:00:00" table:style-name="ce12">
            <text:p>07/12/2023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sh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86</text:p>
          </table:table-cell>
          <table:table-cell office:value-type="string" table:style-name="ce10">
            <text:p>CU686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186@mail.com</text:p>
          </table:table-cell>
          <table:table-cell office:value-type="float" office:value="9000000186" table:style-name="ce10">
            <text:p>9000000186</text:p>
          </table:table-cell>
          <table:table-cell office:value-type="date" office:date-value="2023-12-04T00:00:00" table:style-name="ce12">
            <text:p>04/12/2023</text:p>
          </table:table-cell>
          <table:table-cell office:value-type="date" office:date-value="2023-12-08T00:00:00" table:style-name="ce12">
            <text:p>08/12/2023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OD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87</text:p>
          </table:table-cell>
          <table:table-cell office:value-type="string" table:style-name="ce10">
            <text:p>CU687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187@mail.com</text:p>
          </table:table-cell>
          <table:table-cell office:value-type="string" table:style-name="ce10">
            <text:p>Unknown</text:p>
          </table:table-cell>
          <table:table-cell office:value-type="date" office:date-value="2023-12-05T00:00:00" table:style-name="ce12">
            <text:p>05/12/2023</text:p>
          </table:table-cell>
          <table:table-cell office:value-type="date" office:date-value="2023-12-09T00:00:00" table:style-name="ce12">
            <text:p>09/12/2023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Wallet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88</text:p>
          </table:table-cell>
          <table:table-cell office:value-type="string" table:style-name="ce10">
            <text:p>CU688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188@mail.com</text:p>
          </table:table-cell>
          <table:table-cell office:value-type="float" office:value="9000000188" table:style-name="ce10">
            <text:p>9000000188</text:p>
          </table:table-cell>
          <table:table-cell office:value-type="date" office:date-value="2023-12-06T00:00:00" table:style-name="ce12">
            <text:p>06/12/2023</text:p>
          </table:table-cell>
          <table:table-cell office:value-type="date" office:date-value="2023-12-10T00:00:00" table:style-name="ce12">
            <text:p>10/12/2023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Wallet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89</text:p>
          </table:table-cell>
          <table:table-cell office:value-type="string" table:style-name="ce10">
            <text:p>CU689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189@mail.com</text:p>
          </table:table-cell>
          <table:table-cell office:value-type="float" office:value="9000000189" table:style-name="ce10">
            <text:p>9000000189</text:p>
          </table:table-cell>
          <table:table-cell office:value-type="date" office:date-value="2023-12-07T00:00:00" table:style-name="ce12">
            <text:p>07/12/2023</text:p>
          </table:table-cell>
          <table:table-cell office:value-type="date" office:date-value="2023-12-11T00:00:00" table:style-name="ce12">
            <text:p>11/12/2023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sh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90</text:p>
          </table:table-cell>
          <table:table-cell office:value-type="string" table:style-name="ce10">
            <text:p>CU690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190@mail.com</text:p>
          </table:table-cell>
          <table:table-cell office:value-type="float" office:value="9000000190" table:style-name="ce10">
            <text:p>9000000190</text:p>
          </table:table-cell>
          <table:table-cell office:value-type="date" office:date-value="2023-12-08T00:00:00" table:style-name="ce12">
            <text:p>08/12/2023</text:p>
          </table:table-cell>
          <table:table-cell office:value-type="date" office:date-value="2023-12-12T00:00:00" table:style-name="ce12">
            <text:p>12/12/2023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sh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91</text:p>
          </table:table-cell>
          <table:table-cell office:value-type="string" table:style-name="ce10">
            <text:p>CU691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191@mail.com</text:p>
          </table:table-cell>
          <table:table-cell office:value-type="float" office:value="9000000191" table:style-name="ce10">
            <text:p>9000000191</text:p>
          </table:table-cell>
          <table:table-cell office:value-type="date" office:date-value="2023-12-09T00:00:00" table:style-name="ce12">
            <text:p>09/12/2023</text:p>
          </table:table-cell>
          <table:table-cell office:value-type="date" office:date-value="2023-12-13T00:00:00" table:style-name="ce12">
            <text:p>13/12/2023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UPI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92</text:p>
          </table:table-cell>
          <table:table-cell office:value-type="string" table:style-name="ce10">
            <text:p>CU692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192@mail.com</text:p>
          </table:table-cell>
          <table:table-cell office:value-type="float" office:value="9000000192" table:style-name="ce10">
            <text:p>9000000192</text:p>
          </table:table-cell>
          <table:table-cell office:value-type="date" office:date-value="2023-12-10T00:00:00" table:style-name="ce12">
            <text:p>10/12/2023</text:p>
          </table:table-cell>
          <table:table-cell office:value-type="date" office:date-value="2023-12-14T00:00:00" table:style-name="ce12">
            <text:p>14/12/2023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sh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93</text:p>
          </table:table-cell>
          <table:table-cell office:value-type="string" table:style-name="ce10">
            <text:p>CU693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193@mail.com</text:p>
          </table:table-cell>
          <table:table-cell office:value-type="float" office:value="9000000193" table:style-name="ce10">
            <text:p>9000000193</text:p>
          </table:table-cell>
          <table:table-cell office:value-type="date" office:date-value="2023-12-11T00:00:00" table:style-name="ce12">
            <text:p>11/12/2023</text:p>
          </table:table-cell>
          <table:table-cell office:value-type="date" office:date-value="2023-12-15T00:00:00" table:style-name="ce12">
            <text:p>15/12/2023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Wallet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94</text:p>
          </table:table-cell>
          <table:table-cell office:value-type="string" table:style-name="ce10">
            <text:p>CU694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194@mail.com</text:p>
          </table:table-cell>
          <table:table-cell office:value-type="float" office:value="9000000194" table:style-name="ce10">
            <text:p>9000000194</text:p>
          </table:table-cell>
          <table:table-cell office:value-type="date" office:date-value="2023-12-12T00:00:00" table:style-name="ce12">
            <text:p>12/12/2023</text:p>
          </table:table-cell>
          <table:table-cell office:value-type="date" office:date-value="2023-12-16T00:00:00" table:style-name="ce12">
            <text:p>16/12/2023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rd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95</text:p>
          </table:table-cell>
          <table:table-cell office:value-type="string" table:style-name="ce10">
            <text:p>CU695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Unknown</text:p>
          </table:table-cell>
          <table:table-cell office:value-type="float" office:value="9000000195" table:style-name="ce10">
            <text:p>9000000195</text:p>
          </table:table-cell>
          <table:table-cell office:value-type="date" office:date-value="2023-12-13T00:00:00" table:style-name="ce12">
            <text:p>13/12/2023</text:p>
          </table:table-cell>
          <table:table-cell office:value-type="date" office:date-value="2023-12-17T00:00:00" table:style-name="ce12">
            <text:p>17/12/2023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OD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96</text:p>
          </table:table-cell>
          <table:table-cell office:value-type="string" table:style-name="ce10">
            <text:p>CU696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196@mail.com</text:p>
          </table:table-cell>
          <table:table-cell office:value-type="float" office:value="9000000196" table:style-name="ce10">
            <text:p>9000000196</text:p>
          </table:table-cell>
          <table:table-cell office:value-type="date" office:date-value="2023-12-14T00:00:00" table:style-name="ce12">
            <text:p>14/12/2023</text:p>
          </table:table-cell>
          <table:table-cell office:value-type="date" office:date-value="2023-12-18T00:00:00" table:style-name="ce12">
            <text:p>18/12/2023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UPI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97</text:p>
          </table:table-cell>
          <table:table-cell office:value-type="string" table:style-name="ce10">
            <text:p>CU697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197@mail.com</text:p>
          </table:table-cell>
          <table:table-cell office:value-type="float" office:value="9000000197" table:style-name="ce10">
            <text:p>9000000197</text:p>
          </table:table-cell>
          <table:table-cell office:value-type="date" office:date-value="2023-12-15T00:00:00" table:style-name="ce12">
            <text:p>15/12/2023</text:p>
          </table:table-cell>
          <table:table-cell office:value-type="date" office:date-value="2023-12-19T00:00:00" table:style-name="ce12">
            <text:p>19/12/2023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rd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98</text:p>
          </table:table-cell>
          <table:table-cell office:value-type="string" table:style-name="ce10">
            <text:p>CU698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198@mail.com</text:p>
          </table:table-cell>
          <table:table-cell office:value-type="string" table:style-name="ce10">
            <text:p>Unknown</text:p>
          </table:table-cell>
          <table:table-cell office:value-type="date" office:date-value="2023-12-16T00:00:00" table:style-name="ce12">
            <text:p>16/12/2023</text:p>
          </table:table-cell>
          <table:table-cell office:value-type="date" office:date-value="2023-12-20T00:00:00" table:style-name="ce12">
            <text:p>20/12/2023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OD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499</text:p>
          </table:table-cell>
          <table:table-cell office:value-type="string" table:style-name="ce10">
            <text:p>CU699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199@mail.com</text:p>
          </table:table-cell>
          <table:table-cell office:value-type="float" office:value="9000000199" table:style-name="ce10">
            <text:p>9000000199</text:p>
          </table:table-cell>
          <table:table-cell office:value-type="date" office:date-value="2023-12-17T00:00:00" table:style-name="ce12">
            <text:p>17/12/2023</text:p>
          </table:table-cell>
          <table:table-cell office:value-type="date" office:date-value="2023-12-21T00:00:00" table:style-name="ce12">
            <text:p>21/12/2023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OD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00</text:p>
          </table:table-cell>
          <table:table-cell office:value-type="string" table:style-name="ce10">
            <text:p>CU700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200@mail.com</text:p>
          </table:table-cell>
          <table:table-cell office:value-type="float" office:value="9000000200" table:style-name="ce10">
            <text:p>9000000200</text:p>
          </table:table-cell>
          <table:table-cell office:value-type="date" office:date-value="2023-12-18T00:00:00" table:style-name="ce12">
            <text:p>18/12/2023</text:p>
          </table:table-cell>
          <table:table-cell office:value-type="date" office:date-value="2023-12-22T00:00:00" table:style-name="ce12">
            <text:p>22/12/2023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OD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01</text:p>
          </table:table-cell>
          <table:table-cell office:value-type="string" table:style-name="ce10">
            <text:p>CU701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201@mail.com</text:p>
          </table:table-cell>
          <table:table-cell office:value-type="float" office:value="9000000201" table:style-name="ce10">
            <text:p>9000000201</text:p>
          </table:table-cell>
          <table:table-cell office:value-type="date" office:date-value="2023-12-19T00:00:00" table:style-name="ce12">
            <text:p>19/12/2023</text:p>
          </table:table-cell>
          <table:table-cell office:value-type="date" office:date-value="2023-12-23T00:00:00" table:style-name="ce12">
            <text:p>23/12/2023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rd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02</text:p>
          </table:table-cell>
          <table:table-cell office:value-type="string" table:style-name="ce10">
            <text:p>CU702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202@mail.com</text:p>
          </table:table-cell>
          <table:table-cell office:value-type="float" office:value="9000000202" table:style-name="ce10">
            <text:p>9000000202</text:p>
          </table:table-cell>
          <table:table-cell office:value-type="date" office:date-value="2023-12-20T00:00:00" table:style-name="ce12">
            <text:p>20/12/2023</text:p>
          </table:table-cell>
          <table:table-cell office:value-type="date" office:date-value="2023-12-24T00:00:00" table:style-name="ce12">
            <text:p>24/12/2023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UPI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03</text:p>
          </table:table-cell>
          <table:table-cell office:value-type="string" table:style-name="ce10">
            <text:p>CU703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203@mail.com</text:p>
          </table:table-cell>
          <table:table-cell office:value-type="float" office:value="9000000203" table:style-name="ce10">
            <text:p>9000000203</text:p>
          </table:table-cell>
          <table:table-cell office:value-type="date" office:date-value="2023-12-21T00:00:00" table:style-name="ce12">
            <text:p>21/12/2023</text:p>
          </table:table-cell>
          <table:table-cell office:value-type="date" office:date-value="2023-12-25T00:00:00" table:style-name="ce12">
            <text:p>25/12/2023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UPI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04</text:p>
          </table:table-cell>
          <table:table-cell office:value-type="string" table:style-name="ce10">
            <text:p>CU704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204@mail.com</text:p>
          </table:table-cell>
          <table:table-cell office:value-type="float" office:value="9000000204" table:style-name="ce10">
            <text:p>9000000204</text:p>
          </table:table-cell>
          <table:table-cell office:value-type="date" office:date-value="2023-12-22T00:00:00" table:style-name="ce12">
            <text:p>22/12/2023</text:p>
          </table:table-cell>
          <table:table-cell office:value-type="date" office:date-value="2023-12-26T00:00:00" table:style-name="ce12">
            <text:p>26/12/2023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OD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05</text:p>
          </table:table-cell>
          <table:table-cell office:value-type="string" table:style-name="ce10">
            <text:p>CU705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205@mail.com</text:p>
          </table:table-cell>
          <table:table-cell office:value-type="float" office:value="9000000205" table:style-name="ce10">
            <text:p>9000000205</text:p>
          </table:table-cell>
          <table:table-cell office:value-type="date" office:date-value="2023-12-23T00:00:00" table:style-name="ce12">
            <text:p>23/12/2023</text:p>
          </table:table-cell>
          <table:table-cell office:value-type="date" office:date-value="2023-12-27T00:00:00" table:style-name="ce12">
            <text:p>27/12/2023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rd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06</text:p>
          </table:table-cell>
          <table:table-cell office:value-type="string" table:style-name="ce10">
            <text:p>CU706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206@mail.com</text:p>
          </table:table-cell>
          <table:table-cell office:value-type="float" office:value="9000000206" table:style-name="ce10">
            <text:p>9000000206</text:p>
          </table:table-cell>
          <table:table-cell office:value-type="date" office:date-value="2023-12-24T00:00:00" table:style-name="ce12">
            <text:p>24/12/2023</text:p>
          </table:table-cell>
          <table:table-cell office:value-type="date" office:date-value="2023-12-28T00:00:00" table:style-name="ce12">
            <text:p>28/12/2023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OD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07</text:p>
          </table:table-cell>
          <table:table-cell office:value-type="string" table:style-name="ce10">
            <text:p>CU707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207@mail.com</text:p>
          </table:table-cell>
          <table:table-cell office:value-type="float" office:value="9000000207" table:style-name="ce10">
            <text:p>9000000207</text:p>
          </table:table-cell>
          <table:table-cell office:value-type="date" office:date-value="2023-12-25T00:00:00" table:style-name="ce12">
            <text:p>25/12/2023</text:p>
          </table:table-cell>
          <table:table-cell office:value-type="date" office:date-value="2023-12-29T00:00:00" table:style-name="ce12">
            <text:p>29/12/2023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sh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08</text:p>
          </table:table-cell>
          <table:table-cell office:value-type="string" table:style-name="ce10">
            <text:p>CU708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208@mail.com</text:p>
          </table:table-cell>
          <table:table-cell office:value-type="float" office:value="9000000208" table:style-name="ce10">
            <text:p>9000000208</text:p>
          </table:table-cell>
          <table:table-cell office:value-type="date" office:date-value="2023-12-26T00:00:00" table:style-name="ce12">
            <text:p>26/12/2023</text:p>
          </table:table-cell>
          <table:table-cell office:value-type="date" office:date-value="2023-12-30T00:00:00" table:style-name="ce12">
            <text:p>30/12/2023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UPI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09</text:p>
          </table:table-cell>
          <table:table-cell office:value-type="string" table:style-name="ce10">
            <text:p>CU709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209@mail.com</text:p>
          </table:table-cell>
          <table:table-cell office:value-type="string" table:style-name="ce10">
            <text:p>Unknown</text:p>
          </table:table-cell>
          <table:table-cell office:value-type="date" office:date-value="2023-12-27T00:00:00" table:style-name="ce12">
            <text:p>27/12/2023</text:p>
          </table:table-cell>
          <table:table-cell office:value-type="date" office:date-value="2023-12-31T00:00:00" table:style-name="ce12">
            <text:p>31/12/2023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Wallet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10</text:p>
          </table:table-cell>
          <table:table-cell office:value-type="string" table:style-name="ce10">
            <text:p>CU710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Unknown</text:p>
          </table:table-cell>
          <table:table-cell office:value-type="float" office:value="9000000210" table:style-name="ce10">
            <text:p>9000000210</text:p>
          </table:table-cell>
          <table:table-cell office:value-type="date" office:date-value="2023-12-28T00:00:00" table:style-name="ce12">
            <text:p>28/12/2023</text:p>
          </table:table-cell>
          <table:table-cell office:value-type="date" office:date-value="2024-01-01T00:00:00" table:style-name="ce12">
            <text:p>01/01/2024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OD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11</text:p>
          </table:table-cell>
          <table:table-cell office:value-type="string" table:style-name="ce10">
            <text:p>CU711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211@mail.com</text:p>
          </table:table-cell>
          <table:table-cell office:value-type="float" office:value="9000000211" table:style-name="ce10">
            <text:p>9000000211</text:p>
          </table:table-cell>
          <table:table-cell office:value-type="date" office:date-value="2023-12-29T00:00:00" table:style-name="ce12">
            <text:p>29/12/2023</text:p>
          </table:table-cell>
          <table:table-cell office:value-type="date" office:date-value="2024-01-02T00:00:00" table:style-name="ce12">
            <text:p>02/01/2024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sh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12</text:p>
          </table:table-cell>
          <table:table-cell office:value-type="string" table:style-name="ce10">
            <text:p>CU712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212@mail.com</text:p>
          </table:table-cell>
          <table:table-cell office:value-type="float" office:value="9000000212" table:style-name="ce10">
            <text:p>9000000212</text:p>
          </table:table-cell>
          <table:table-cell office:value-type="date" office:date-value="2023-12-30T00:00:00" table:style-name="ce12">
            <text:p>30/12/2023</text:p>
          </table:table-cell>
          <table:table-cell office:value-type="date" office:date-value="2024-01-03T00:00:00" table:style-name="ce12">
            <text:p>03/01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UPI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13</text:p>
          </table:table-cell>
          <table:table-cell office:value-type="string" table:style-name="ce10">
            <text:p>CU713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213@mail.com</text:p>
          </table:table-cell>
          <table:table-cell office:value-type="float" office:value="9000000213" table:style-name="ce10">
            <text:p>9000000213</text:p>
          </table:table-cell>
          <table:table-cell office:value-type="date" office:date-value="2023-12-31T00:00:00" table:style-name="ce12">
            <text:p>31/12/2023</text:p>
          </table:table-cell>
          <table:table-cell office:value-type="date" office:date-value="2024-01-04T00:00:00" table:style-name="ce12">
            <text:p>04/01/2024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rd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14</text:p>
          </table:table-cell>
          <table:table-cell office:value-type="string" table:style-name="ce10">
            <text:p>CU714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214@mail.com</text:p>
          </table:table-cell>
          <table:table-cell office:value-type="float" office:value="9000000214" table:style-name="ce10">
            <text:p>9000000214</text:p>
          </table:table-cell>
          <table:table-cell office:value-type="date" office:date-value="2024-01-01T00:00:00" table:style-name="ce12">
            <text:p>01/01/2024</text:p>
          </table:table-cell>
          <table:table-cell office:value-type="date" office:date-value="2024-01-05T00:00:00" table:style-name="ce12">
            <text:p>05/01/2024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UPI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15</text:p>
          </table:table-cell>
          <table:table-cell office:value-type="string" table:style-name="ce10">
            <text:p>CU715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215@mail.com</text:p>
          </table:table-cell>
          <table:table-cell office:value-type="float" office:value="9000000215" table:style-name="ce10">
            <text:p>9000000215</text:p>
          </table:table-cell>
          <table:table-cell office:value-type="date" office:date-value="2024-01-02T00:00:00" table:style-name="ce12">
            <text:p>02/01/2024</text:p>
          </table:table-cell>
          <table:table-cell office:value-type="date" office:date-value="2024-01-06T00:00:00" table:style-name="ce12">
            <text:p>06/01/2024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rd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16</text:p>
          </table:table-cell>
          <table:table-cell office:value-type="string" table:style-name="ce10">
            <text:p>CU716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216@mail.com</text:p>
          </table:table-cell>
          <table:table-cell office:value-type="float" office:value="9000000216" table:style-name="ce10">
            <text:p>9000000216</text:p>
          </table:table-cell>
          <table:table-cell office:value-type="date" office:date-value="2024-01-03T00:00:00" table:style-name="ce12">
            <text:p>03/01/2024</text:p>
          </table:table-cell>
          <table:table-cell office:value-type="date" office:date-value="2024-01-07T00:00:00" table:style-name="ce12">
            <text:p>07/01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rd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17</text:p>
          </table:table-cell>
          <table:table-cell office:value-type="string" table:style-name="ce10">
            <text:p>CU717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217@mail.com</text:p>
          </table:table-cell>
          <table:table-cell office:value-type="float" office:value="9000000217" table:style-name="ce10">
            <text:p>9000000217</text:p>
          </table:table-cell>
          <table:table-cell office:value-type="date" office:date-value="2024-01-04T00:00:00" table:style-name="ce12">
            <text:p>04/01/2024</text:p>
          </table:table-cell>
          <table:table-cell office:value-type="date" office:date-value="2024-01-08T00:00:00" table:style-name="ce12">
            <text:p>08/01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OD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18</text:p>
          </table:table-cell>
          <table:table-cell office:value-type="string" table:style-name="ce10">
            <text:p>CU718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218@mail.com</text:p>
          </table:table-cell>
          <table:table-cell office:value-type="float" office:value="9000000218" table:style-name="ce10">
            <text:p>9000000218</text:p>
          </table:table-cell>
          <table:table-cell office:value-type="date" office:date-value="2024-01-05T00:00:00" table:style-name="ce12">
            <text:p>05/01/2024</text:p>
          </table:table-cell>
          <table:table-cell office:value-type="date" office:date-value="2024-01-09T00:00:00" table:style-name="ce12">
            <text:p>09/01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OD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19</text:p>
          </table:table-cell>
          <table:table-cell office:value-type="string" table:style-name="ce10">
            <text:p>CU719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219@mail.com</text:p>
          </table:table-cell>
          <table:table-cell office:value-type="float" office:value="9000000219" table:style-name="ce10">
            <text:p>9000000219</text:p>
          </table:table-cell>
          <table:table-cell office:value-type="date" office:date-value="2024-01-06T00:00:00" table:style-name="ce12">
            <text:p>06/01/2024</text:p>
          </table:table-cell>
          <table:table-cell office:value-type="date" office:date-value="2024-01-10T00:00:00" table:style-name="ce12">
            <text:p>10/01/2024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UPI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20</text:p>
          </table:table-cell>
          <table:table-cell office:value-type="string" table:style-name="ce10">
            <text:p>CU720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220@mail.com</text:p>
          </table:table-cell>
          <table:table-cell office:value-type="string" table:style-name="ce10">
            <text:p>Unknown</text:p>
          </table:table-cell>
          <table:table-cell office:value-type="date" office:date-value="2024-01-07T00:00:00" table:style-name="ce12">
            <text:p>07/01/2024</text:p>
          </table:table-cell>
          <table:table-cell office:value-type="date" office:date-value="2024-01-11T00:00:00" table:style-name="ce12">
            <text:p>11/01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sh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21</text:p>
          </table:table-cell>
          <table:table-cell office:value-type="string" table:style-name="ce10">
            <text:p>CU721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221@mail.com</text:p>
          </table:table-cell>
          <table:table-cell office:value-type="float" office:value="9000000221" table:style-name="ce10">
            <text:p>9000000221</text:p>
          </table:table-cell>
          <table:table-cell office:value-type="date" office:date-value="2024-01-08T00:00:00" table:style-name="ce12">
            <text:p>08/01/2024</text:p>
          </table:table-cell>
          <table:table-cell office:value-type="date" office:date-value="2024-01-12T00:00:00" table:style-name="ce12">
            <text:p>12/01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UPI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22</text:p>
          </table:table-cell>
          <table:table-cell office:value-type="string" table:style-name="ce10">
            <text:p>CU722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222@mail.com</text:p>
          </table:table-cell>
          <table:table-cell office:value-type="float" office:value="9000000222" table:style-name="ce10">
            <text:p>9000000222</text:p>
          </table:table-cell>
          <table:table-cell office:value-type="date" office:date-value="2024-01-09T00:00:00" table:style-name="ce12">
            <text:p>09/01/2024</text:p>
          </table:table-cell>
          <table:table-cell office:value-type="date" office:date-value="2024-01-13T00:00:00" table:style-name="ce12">
            <text:p>13/01/2024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Wallet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23</text:p>
          </table:table-cell>
          <table:table-cell office:value-type="string" table:style-name="ce10">
            <text:p>CU723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223@mail.com</text:p>
          </table:table-cell>
          <table:table-cell office:value-type="float" office:value="9000000223" table:style-name="ce10">
            <text:p>9000000223</text:p>
          </table:table-cell>
          <table:table-cell office:value-type="date" office:date-value="2024-01-10T00:00:00" table:style-name="ce12">
            <text:p>10/01/2024</text:p>
          </table:table-cell>
          <table:table-cell office:value-type="date" office:date-value="2024-01-14T00:00:00" table:style-name="ce12">
            <text:p>14/01/2024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rd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24</text:p>
          </table:table-cell>
          <table:table-cell office:value-type="string" table:style-name="ce10">
            <text:p>CU724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224@mail.com</text:p>
          </table:table-cell>
          <table:table-cell office:value-type="float" office:value="9000000224" table:style-name="ce10">
            <text:p>9000000224</text:p>
          </table:table-cell>
          <table:table-cell office:value-type="date" office:date-value="2024-01-11T00:00:00" table:style-name="ce12">
            <text:p>11/01/2024</text:p>
          </table:table-cell>
          <table:table-cell office:value-type="date" office:date-value="2024-01-15T00:00:00" table:style-name="ce12">
            <text:p>15/01/2024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rd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25</text:p>
          </table:table-cell>
          <table:table-cell office:value-type="string" table:style-name="ce10">
            <text:p>CU725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Unknown</text:p>
          </table:table-cell>
          <table:table-cell office:value-type="float" office:value="9000000225" table:style-name="ce10">
            <text:p>9000000225</text:p>
          </table:table-cell>
          <table:table-cell office:value-type="date" office:date-value="2024-01-12T00:00:00" table:style-name="ce12">
            <text:p>12/01/2024</text:p>
          </table:table-cell>
          <table:table-cell office:value-type="date" office:date-value="2024-01-16T00:00:00" table:style-name="ce12">
            <text:p>16/01/2024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OD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26</text:p>
          </table:table-cell>
          <table:table-cell office:value-type="string" table:style-name="ce10">
            <text:p>CU726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226@mail.com</text:p>
          </table:table-cell>
          <table:table-cell office:value-type="float" office:value="9000000226" table:style-name="ce10">
            <text:p>9000000226</text:p>
          </table:table-cell>
          <table:table-cell office:value-type="date" office:date-value="2024-01-13T00:00:00" table:style-name="ce12">
            <text:p>13/01/2024</text:p>
          </table:table-cell>
          <table:table-cell office:value-type="date" office:date-value="2024-01-17T00:00:00" table:style-name="ce12">
            <text:p>17/01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sh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27</text:p>
          </table:table-cell>
          <table:table-cell office:value-type="string" table:style-name="ce10">
            <text:p>CU727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227@mail.com</text:p>
          </table:table-cell>
          <table:table-cell office:value-type="float" office:value="9000000227" table:style-name="ce10">
            <text:p>9000000227</text:p>
          </table:table-cell>
          <table:table-cell office:value-type="date" office:date-value="2024-01-14T00:00:00" table:style-name="ce12">
            <text:p>14/01/2024</text:p>
          </table:table-cell>
          <table:table-cell office:value-type="date" office:date-value="2024-01-18T00:00:00" table:style-name="ce12">
            <text:p>18/01/2024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OD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28</text:p>
          </table:table-cell>
          <table:table-cell office:value-type="string" table:style-name="ce10">
            <text:p>CU728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228@mail.com</text:p>
          </table:table-cell>
          <table:table-cell office:value-type="float" office:value="9000000228" table:style-name="ce10">
            <text:p>9000000228</text:p>
          </table:table-cell>
          <table:table-cell office:value-type="date" office:date-value="2024-01-15T00:00:00" table:style-name="ce12">
            <text:p>15/01/2024</text:p>
          </table:table-cell>
          <table:table-cell office:value-type="date" office:date-value="2024-01-19T00:00:00" table:style-name="ce12">
            <text:p>19/01/2024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Wallet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29</text:p>
          </table:table-cell>
          <table:table-cell office:value-type="string" table:style-name="ce10">
            <text:p>CU729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229@mail.com</text:p>
          </table:table-cell>
          <table:table-cell office:value-type="float" office:value="9000000229" table:style-name="ce10">
            <text:p>9000000229</text:p>
          </table:table-cell>
          <table:table-cell office:value-type="date" office:date-value="2024-01-16T00:00:00" table:style-name="ce12">
            <text:p>16/01/2024</text:p>
          </table:table-cell>
          <table:table-cell office:value-type="date" office:date-value="2024-01-20T00:00:00" table:style-name="ce12">
            <text:p>20/01/2024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UPI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30</text:p>
          </table:table-cell>
          <table:table-cell office:value-type="string" table:style-name="ce10">
            <text:p>CU730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230@mail.com</text:p>
          </table:table-cell>
          <table:table-cell office:value-type="float" office:value="9000000230" table:style-name="ce10">
            <text:p>9000000230</text:p>
          </table:table-cell>
          <table:table-cell office:value-type="date" office:date-value="2024-01-17T00:00:00" table:style-name="ce12">
            <text:p>17/01/2024</text:p>
          </table:table-cell>
          <table:table-cell office:value-type="date" office:date-value="2024-01-21T00:00:00" table:style-name="ce12">
            <text:p>21/01/2024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UPI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31</text:p>
          </table:table-cell>
          <table:table-cell office:value-type="string" table:style-name="ce10">
            <text:p>CU731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231@mail.com</text:p>
          </table:table-cell>
          <table:table-cell office:value-type="string" table:style-name="ce10">
            <text:p>Unknown</text:p>
          </table:table-cell>
          <table:table-cell office:value-type="date" office:date-value="2024-01-18T00:00:00" table:style-name="ce12">
            <text:p>18/01/2024</text:p>
          </table:table-cell>
          <table:table-cell office:value-type="date" office:date-value="2024-01-22T00:00:00" table:style-name="ce12">
            <text:p>22/01/2024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sh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32</text:p>
          </table:table-cell>
          <table:table-cell office:value-type="string" table:style-name="ce10">
            <text:p>CU732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232@mail.com</text:p>
          </table:table-cell>
          <table:table-cell office:value-type="float" office:value="9000000232" table:style-name="ce10">
            <text:p>9000000232</text:p>
          </table:table-cell>
          <table:table-cell office:value-type="date" office:date-value="2024-01-19T00:00:00" table:style-name="ce12">
            <text:p>19/01/2024</text:p>
          </table:table-cell>
          <table:table-cell office:value-type="date" office:date-value="2024-01-23T00:00:00" table:style-name="ce12">
            <text:p>23/01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OD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33</text:p>
          </table:table-cell>
          <table:table-cell office:value-type="string" table:style-name="ce10">
            <text:p>CU733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233@mail.com</text:p>
          </table:table-cell>
          <table:table-cell office:value-type="float" office:value="9000000233" table:style-name="ce10">
            <text:p>9000000233</text:p>
          </table:table-cell>
          <table:table-cell office:value-type="date" office:date-value="2024-01-20T00:00:00" table:style-name="ce12">
            <text:p>20/01/2024</text:p>
          </table:table-cell>
          <table:table-cell office:value-type="date" office:date-value="2024-01-24T00:00:00" table:style-name="ce12">
            <text:p>24/01/2024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OD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34</text:p>
          </table:table-cell>
          <table:table-cell office:value-type="string" table:style-name="ce10">
            <text:p>CU734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234@mail.com</text:p>
          </table:table-cell>
          <table:table-cell office:value-type="float" office:value="9000000234" table:style-name="ce10">
            <text:p>9000000234</text:p>
          </table:table-cell>
          <table:table-cell office:value-type="date" office:date-value="2024-01-21T00:00:00" table:style-name="ce12">
            <text:p>21/01/2024</text:p>
          </table:table-cell>
          <table:table-cell office:value-type="date" office:date-value="2024-01-25T00:00:00" table:style-name="ce12">
            <text:p>25/01/2024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Wallet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35</text:p>
          </table:table-cell>
          <table:table-cell office:value-type="string" table:style-name="ce10">
            <text:p>CU735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235@mail.com</text:p>
          </table:table-cell>
          <table:table-cell office:value-type="float" office:value="9000000235" table:style-name="ce10">
            <text:p>9000000235</text:p>
          </table:table-cell>
          <table:table-cell office:value-type="date" office:date-value="2024-01-22T00:00:00" table:style-name="ce12">
            <text:p>22/01/2024</text:p>
          </table:table-cell>
          <table:table-cell office:value-type="date" office:date-value="2024-01-26T00:00:00" table:style-name="ce12">
            <text:p>26/01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UPI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36</text:p>
          </table:table-cell>
          <table:table-cell office:value-type="string" table:style-name="ce10">
            <text:p>CU736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236@mail.com</text:p>
          </table:table-cell>
          <table:table-cell office:value-type="float" office:value="9000000236" table:style-name="ce10">
            <text:p>9000000236</text:p>
          </table:table-cell>
          <table:table-cell office:value-type="date" office:date-value="2024-01-23T00:00:00" table:style-name="ce12">
            <text:p>23/01/2024</text:p>
          </table:table-cell>
          <table:table-cell office:value-type="date" office:date-value="2024-01-27T00:00:00" table:style-name="ce12">
            <text:p>27/01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OD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37</text:p>
          </table:table-cell>
          <table:table-cell office:value-type="string" table:style-name="ce10">
            <text:p>CU737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237@mail.com</text:p>
          </table:table-cell>
          <table:table-cell office:value-type="float" office:value="9000000237" table:style-name="ce10">
            <text:p>9000000237</text:p>
          </table:table-cell>
          <table:table-cell office:value-type="date" office:date-value="2024-01-24T00:00:00" table:style-name="ce12">
            <text:p>24/01/2024</text:p>
          </table:table-cell>
          <table:table-cell office:value-type="date" office:date-value="2024-01-28T00:00:00" table:style-name="ce12">
            <text:p>28/01/2024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sh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38</text:p>
          </table:table-cell>
          <table:table-cell office:value-type="string" table:style-name="ce10">
            <text:p>CU738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238@mail.com</text:p>
          </table:table-cell>
          <table:table-cell office:value-type="float" office:value="9000000238" table:style-name="ce10">
            <text:p>9000000238</text:p>
          </table:table-cell>
          <table:table-cell office:value-type="date" office:date-value="2024-01-25T00:00:00" table:style-name="ce12">
            <text:p>25/01/2024</text:p>
          </table:table-cell>
          <table:table-cell office:value-type="date" office:date-value="2024-01-29T00:00:00" table:style-name="ce12">
            <text:p>29/01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UPI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39</text:p>
          </table:table-cell>
          <table:table-cell office:value-type="string" table:style-name="ce10">
            <text:p>CU739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239@mail.com</text:p>
          </table:table-cell>
          <table:table-cell office:value-type="float" office:value="9000000239" table:style-name="ce10">
            <text:p>9000000239</text:p>
          </table:table-cell>
          <table:table-cell office:value-type="date" office:date-value="2024-01-26T00:00:00" table:style-name="ce12">
            <text:p>26/01/2024</text:p>
          </table:table-cell>
          <table:table-cell office:value-type="date" office:date-value="2024-01-30T00:00:00" table:style-name="ce12">
            <text:p>30/01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Wallet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40</text:p>
          </table:table-cell>
          <table:table-cell office:value-type="string" table:style-name="ce10">
            <text:p>CU740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Unknown</text:p>
          </table:table-cell>
          <table:table-cell office:value-type="float" office:value="9000000240" table:style-name="ce10">
            <text:p>9000000240</text:p>
          </table:table-cell>
          <table:table-cell office:value-type="date" office:date-value="2024-01-27T00:00:00" table:style-name="ce12">
            <text:p>27/01/2024</text:p>
          </table:table-cell>
          <table:table-cell office:value-type="date" office:date-value="2024-01-31T00:00:00" table:style-name="ce12">
            <text:p>31/01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sh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41</text:p>
          </table:table-cell>
          <table:table-cell office:value-type="string" table:style-name="ce10">
            <text:p>CU741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241@mail.com</text:p>
          </table:table-cell>
          <table:table-cell office:value-type="float" office:value="9000000241" table:style-name="ce10">
            <text:p>9000000241</text:p>
          </table:table-cell>
          <table:table-cell office:value-type="date" office:date-value="2024-01-28T00:00:00" table:style-name="ce12">
            <text:p>28/01/2024</text:p>
          </table:table-cell>
          <table:table-cell office:value-type="date" office:date-value="2024-02-01T00:00:00" table:style-name="ce12">
            <text:p>01/02/2024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rd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42</text:p>
          </table:table-cell>
          <table:table-cell office:value-type="string" table:style-name="ce10">
            <text:p>CU742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242@mail.com</text:p>
          </table:table-cell>
          <table:table-cell office:value-type="string" table:style-name="ce10">
            <text:p>Unknown</text:p>
          </table:table-cell>
          <table:table-cell office:value-type="date" office:date-value="2024-01-29T00:00:00" table:style-name="ce12">
            <text:p>29/01/2024</text:p>
          </table:table-cell>
          <table:table-cell office:value-type="date" office:date-value="2024-02-02T00:00:00" table:style-name="ce12">
            <text:p>02/02/2024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Wallet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43</text:p>
          </table:table-cell>
          <table:table-cell office:value-type="string" table:style-name="ce10">
            <text:p>CU743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243@mail.com</text:p>
          </table:table-cell>
          <table:table-cell office:value-type="float" office:value="9000000243" table:style-name="ce10">
            <text:p>9000000243</text:p>
          </table:table-cell>
          <table:table-cell office:value-type="date" office:date-value="2024-01-30T00:00:00" table:style-name="ce12">
            <text:p>30/01/2024</text:p>
          </table:table-cell>
          <table:table-cell office:value-type="date" office:date-value="2024-02-03T00:00:00" table:style-name="ce12">
            <text:p>03/02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sh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44</text:p>
          </table:table-cell>
          <table:table-cell office:value-type="string" table:style-name="ce10">
            <text:p>CU744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244@mail.com</text:p>
          </table:table-cell>
          <table:table-cell office:value-type="float" office:value="9000000244" table:style-name="ce10">
            <text:p>9000000244</text:p>
          </table:table-cell>
          <table:table-cell office:value-type="date" office:date-value="2024-01-31T00:00:00" table:style-name="ce12">
            <text:p>31/01/2024</text:p>
          </table:table-cell>
          <table:table-cell office:value-type="date" office:date-value="2024-02-04T00:00:00" table:style-name="ce12">
            <text:p>04/02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OD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45</text:p>
          </table:table-cell>
          <table:table-cell office:value-type="string" table:style-name="ce10">
            <text:p>CU745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245@mail.com</text:p>
          </table:table-cell>
          <table:table-cell office:value-type="float" office:value="9000000245" table:style-name="ce10">
            <text:p>9000000245</text:p>
          </table:table-cell>
          <table:table-cell office:value-type="date" office:date-value="2024-02-01T00:00:00" table:style-name="ce12">
            <text:p>01/02/2024</text:p>
          </table:table-cell>
          <table:table-cell office:value-type="date" office:date-value="2024-02-05T00:00:00" table:style-name="ce12">
            <text:p>05/02/2024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rd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46</text:p>
          </table:table-cell>
          <table:table-cell office:value-type="string" table:style-name="ce10">
            <text:p>CU746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246@mail.com</text:p>
          </table:table-cell>
          <table:table-cell office:value-type="float" office:value="9000000246" table:style-name="ce10">
            <text:p>9000000246</text:p>
          </table:table-cell>
          <table:table-cell office:value-type="date" office:date-value="2024-02-02T00:00:00" table:style-name="ce12">
            <text:p>02/02/2024</text:p>
          </table:table-cell>
          <table:table-cell office:value-type="date" office:date-value="2024-02-06T00:00:00" table:style-name="ce12">
            <text:p>06/02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Wallet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47</text:p>
          </table:table-cell>
          <table:table-cell office:value-type="string" table:style-name="ce10">
            <text:p>CU747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247@mail.com</text:p>
          </table:table-cell>
          <table:table-cell office:value-type="float" office:value="9000000247" table:style-name="ce10">
            <text:p>9000000247</text:p>
          </table:table-cell>
          <table:table-cell office:value-type="date" office:date-value="2024-02-03T00:00:00" table:style-name="ce12">
            <text:p>03/02/2024</text:p>
          </table:table-cell>
          <table:table-cell office:value-type="date" office:date-value="2024-02-07T00:00:00" table:style-name="ce12">
            <text:p>07/02/2024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OD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48</text:p>
          </table:table-cell>
          <table:table-cell office:value-type="string" table:style-name="ce10">
            <text:p>CU748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248@mail.com</text:p>
          </table:table-cell>
          <table:table-cell office:value-type="float" office:value="9000000248" table:style-name="ce10">
            <text:p>9000000248</text:p>
          </table:table-cell>
          <table:table-cell office:value-type="date" office:date-value="2024-02-04T00:00:00" table:style-name="ce12">
            <text:p>04/02/2024</text:p>
          </table:table-cell>
          <table:table-cell office:value-type="date" office:date-value="2024-02-08T00:00:00" table:style-name="ce12">
            <text:p>08/02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rd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49</text:p>
          </table:table-cell>
          <table:table-cell office:value-type="string" table:style-name="ce10">
            <text:p>CU749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249@mail.com</text:p>
          </table:table-cell>
          <table:table-cell office:value-type="float" office:value="9000000249" table:style-name="ce10">
            <text:p>9000000249</text:p>
          </table:table-cell>
          <table:table-cell office:value-type="date" office:date-value="2024-02-05T00:00:00" table:style-name="ce12">
            <text:p>05/02/2024</text:p>
          </table:table-cell>
          <table:table-cell office:value-type="date" office:date-value="2024-02-09T00:00:00" table:style-name="ce12">
            <text:p>09/02/2024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UPI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50</text:p>
          </table:table-cell>
          <table:table-cell office:value-type="string" table:style-name="ce10">
            <text:p>CU750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250@mail.com</text:p>
          </table:table-cell>
          <table:table-cell office:value-type="float" office:value="9000000250" table:style-name="ce10">
            <text:p>9000000250</text:p>
          </table:table-cell>
          <table:table-cell office:value-type="date" office:date-value="2024-02-06T00:00:00" table:style-name="ce12">
            <text:p>06/02/2024</text:p>
          </table:table-cell>
          <table:table-cell office:value-type="date" office:date-value="2024-02-10T00:00:00" table:style-name="ce12">
            <text:p>10/02/2024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OD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51</text:p>
          </table:table-cell>
          <table:table-cell office:value-type="string" table:style-name="ce10">
            <text:p>CU751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251@mail.com</text:p>
          </table:table-cell>
          <table:table-cell office:value-type="float" office:value="9000000251" table:style-name="ce10">
            <text:p>9000000251</text:p>
          </table:table-cell>
          <table:table-cell office:value-type="date" office:date-value="2024-02-07T00:00:00" table:style-name="ce12">
            <text:p>07/02/2024</text:p>
          </table:table-cell>
          <table:table-cell office:value-type="date" office:date-value="2024-02-11T00:00:00" table:style-name="ce12">
            <text:p>11/02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sh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52</text:p>
          </table:table-cell>
          <table:table-cell office:value-type="string" table:style-name="ce10">
            <text:p>CU752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252@mail.com</text:p>
          </table:table-cell>
          <table:table-cell office:value-type="float" office:value="9000000252" table:style-name="ce10">
            <text:p>9000000252</text:p>
          </table:table-cell>
          <table:table-cell office:value-type="date" office:date-value="2024-02-08T00:00:00" table:style-name="ce12">
            <text:p>08/02/2024</text:p>
          </table:table-cell>
          <table:table-cell office:value-type="date" office:date-value="2024-02-12T00:00:00" table:style-name="ce12">
            <text:p>12/02/2024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Wallet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53</text:p>
          </table:table-cell>
          <table:table-cell office:value-type="string" table:style-name="ce10">
            <text:p>CU753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253@mail.com</text:p>
          </table:table-cell>
          <table:table-cell office:value-type="string" table:style-name="ce10">
            <text:p>Unknown</text:p>
          </table:table-cell>
          <table:table-cell office:value-type="date" office:date-value="2024-02-09T00:00:00" table:style-name="ce12">
            <text:p>09/02/2024</text:p>
          </table:table-cell>
          <table:table-cell office:value-type="date" office:date-value="2024-02-13T00:00:00" table:style-name="ce12">
            <text:p>13/02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rd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54</text:p>
          </table:table-cell>
          <table:table-cell office:value-type="string" table:style-name="ce10">
            <text:p>CU754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254@mail.com</text:p>
          </table:table-cell>
          <table:table-cell office:value-type="float" office:value="9000000254" table:style-name="ce10">
            <text:p>9000000254</text:p>
          </table:table-cell>
          <table:table-cell office:value-type="date" office:date-value="2024-02-10T00:00:00" table:style-name="ce12">
            <text:p>10/02/2024</text:p>
          </table:table-cell>
          <table:table-cell office:value-type="date" office:date-value="2024-02-14T00:00:00" table:style-name="ce12">
            <text:p>14/02/2024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OD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55</text:p>
          </table:table-cell>
          <table:table-cell office:value-type="string" table:style-name="ce10">
            <text:p>CU755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Unknown</text:p>
          </table:table-cell>
          <table:table-cell office:value-type="float" office:value="9000000255" table:style-name="ce10">
            <text:p>9000000255</text:p>
          </table:table-cell>
          <table:table-cell office:value-type="date" office:date-value="2024-02-11T00:00:00" table:style-name="ce12">
            <text:p>11/02/2024</text:p>
          </table:table-cell>
          <table:table-cell office:value-type="date" office:date-value="2024-02-15T00:00:00" table:style-name="ce12">
            <text:p>15/02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UPI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56</text:p>
          </table:table-cell>
          <table:table-cell office:value-type="string" table:style-name="ce10">
            <text:p>CU756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256@mail.com</text:p>
          </table:table-cell>
          <table:table-cell office:value-type="float" office:value="9000000256" table:style-name="ce10">
            <text:p>9000000256</text:p>
          </table:table-cell>
          <table:table-cell office:value-type="date" office:date-value="2024-02-12T00:00:00" table:style-name="ce12">
            <text:p>12/02/2024</text:p>
          </table:table-cell>
          <table:table-cell office:value-type="date" office:date-value="2024-02-16T00:00:00" table:style-name="ce12">
            <text:p>16/02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Wallet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57</text:p>
          </table:table-cell>
          <table:table-cell office:value-type="string" table:style-name="ce10">
            <text:p>CU757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257@mail.com</text:p>
          </table:table-cell>
          <table:table-cell office:value-type="float" office:value="9000000257" table:style-name="ce10">
            <text:p>9000000257</text:p>
          </table:table-cell>
          <table:table-cell office:value-type="date" office:date-value="2024-02-13T00:00:00" table:style-name="ce12">
            <text:p>13/02/2024</text:p>
          </table:table-cell>
          <table:table-cell office:value-type="date" office:date-value="2024-02-17T00:00:00" table:style-name="ce12">
            <text:p>17/02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Wallet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58</text:p>
          </table:table-cell>
          <table:table-cell office:value-type="string" table:style-name="ce10">
            <text:p>CU758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258@mail.com</text:p>
          </table:table-cell>
          <table:table-cell office:value-type="float" office:value="9000000258" table:style-name="ce10">
            <text:p>9000000258</text:p>
          </table:table-cell>
          <table:table-cell office:value-type="date" office:date-value="2024-02-14T00:00:00" table:style-name="ce12">
            <text:p>14/02/2024</text:p>
          </table:table-cell>
          <table:table-cell office:value-type="date" office:date-value="2024-02-18T00:00:00" table:style-name="ce12">
            <text:p>18/02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OD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59</text:p>
          </table:table-cell>
          <table:table-cell office:value-type="string" table:style-name="ce10">
            <text:p>CU759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259@mail.com</text:p>
          </table:table-cell>
          <table:table-cell office:value-type="float" office:value="9000000259" table:style-name="ce10">
            <text:p>9000000259</text:p>
          </table:table-cell>
          <table:table-cell office:value-type="date" office:date-value="2024-02-15T00:00:00" table:style-name="ce12">
            <text:p>15/02/2024</text:p>
          </table:table-cell>
          <table:table-cell office:value-type="date" office:date-value="2024-02-19T00:00:00" table:style-name="ce12">
            <text:p>19/02/2024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UPI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60</text:p>
          </table:table-cell>
          <table:table-cell office:value-type="string" table:style-name="ce10">
            <text:p>CU760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260@mail.com</text:p>
          </table:table-cell>
          <table:table-cell office:value-type="float" office:value="9000000260" table:style-name="ce10">
            <text:p>9000000260</text:p>
          </table:table-cell>
          <table:table-cell office:value-type="date" office:date-value="2024-02-16T00:00:00" table:style-name="ce12">
            <text:p>16/02/2024</text:p>
          </table:table-cell>
          <table:table-cell office:value-type="date" office:date-value="2024-02-20T00:00:00" table:style-name="ce12">
            <text:p>20/02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rd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61</text:p>
          </table:table-cell>
          <table:table-cell office:value-type="string" table:style-name="ce10">
            <text:p>CU761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261@mail.com</text:p>
          </table:table-cell>
          <table:table-cell office:value-type="float" office:value="9000000261" table:style-name="ce10">
            <text:p>9000000261</text:p>
          </table:table-cell>
          <table:table-cell office:value-type="date" office:date-value="2024-02-17T00:00:00" table:style-name="ce12">
            <text:p>17/02/2024</text:p>
          </table:table-cell>
          <table:table-cell office:value-type="date" office:date-value="2024-02-21T00:00:00" table:style-name="ce12">
            <text:p>21/02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OD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62</text:p>
          </table:table-cell>
          <table:table-cell office:value-type="string" table:style-name="ce10">
            <text:p>CU762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262@mail.com</text:p>
          </table:table-cell>
          <table:table-cell office:value-type="float" office:value="9000000262" table:style-name="ce10">
            <text:p>9000000262</text:p>
          </table:table-cell>
          <table:table-cell office:value-type="date" office:date-value="2024-02-18T00:00:00" table:style-name="ce12">
            <text:p>18/02/2024</text:p>
          </table:table-cell>
          <table:table-cell office:value-type="date" office:date-value="2024-02-22T00:00:00" table:style-name="ce12">
            <text:p>22/02/2024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rd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63</text:p>
          </table:table-cell>
          <table:table-cell office:value-type="string" table:style-name="ce10">
            <text:p>CU763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263@mail.com</text:p>
          </table:table-cell>
          <table:table-cell office:value-type="float" office:value="9000000263" table:style-name="ce10">
            <text:p>9000000263</text:p>
          </table:table-cell>
          <table:table-cell office:value-type="date" office:date-value="2024-02-19T00:00:00" table:style-name="ce12">
            <text:p>19/02/2024</text:p>
          </table:table-cell>
          <table:table-cell office:value-type="date" office:date-value="2024-02-23T00:00:00" table:style-name="ce12">
            <text:p>23/02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Wallet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64</text:p>
          </table:table-cell>
          <table:table-cell office:value-type="string" table:style-name="ce10">
            <text:p>CU764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264@mail.com</text:p>
          </table:table-cell>
          <table:table-cell office:value-type="string" table:style-name="ce10">
            <text:p>Unknown</text:p>
          </table:table-cell>
          <table:table-cell office:value-type="date" office:date-value="2024-02-20T00:00:00" table:style-name="ce12">
            <text:p>20/02/2024</text:p>
          </table:table-cell>
          <table:table-cell office:value-type="date" office:date-value="2024-02-24T00:00:00" table:style-name="ce12">
            <text:p>24/02/2024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rd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65</text:p>
          </table:table-cell>
          <table:table-cell office:value-type="string" table:style-name="ce10">
            <text:p>CU765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265@mail.com</text:p>
          </table:table-cell>
          <table:table-cell office:value-type="float" office:value="9000000265" table:style-name="ce10">
            <text:p>9000000265</text:p>
          </table:table-cell>
          <table:table-cell office:value-type="date" office:date-value="2024-02-21T00:00:00" table:style-name="ce12">
            <text:p>21/02/2024</text:p>
          </table:table-cell>
          <table:table-cell office:value-type="date" office:date-value="2024-02-25T00:00:00" table:style-name="ce12">
            <text:p>25/02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UPI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66</text:p>
          </table:table-cell>
          <table:table-cell office:value-type="string" table:style-name="ce10">
            <text:p>CU766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266@mail.com</text:p>
          </table:table-cell>
          <table:table-cell office:value-type="float" office:value="9000000266" table:style-name="ce10">
            <text:p>9000000266</text:p>
          </table:table-cell>
          <table:table-cell office:value-type="date" office:date-value="2024-02-22T00:00:00" table:style-name="ce12">
            <text:p>22/02/2024</text:p>
          </table:table-cell>
          <table:table-cell office:value-type="date" office:date-value="2024-02-26T00:00:00" table:style-name="ce12">
            <text:p>26/02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sh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67</text:p>
          </table:table-cell>
          <table:table-cell office:value-type="string" table:style-name="ce10">
            <text:p>CU767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267@mail.com</text:p>
          </table:table-cell>
          <table:table-cell office:value-type="float" office:value="9000000267" table:style-name="ce10">
            <text:p>9000000267</text:p>
          </table:table-cell>
          <table:table-cell office:value-type="date" office:date-value="2024-02-23T00:00:00" table:style-name="ce12">
            <text:p>23/02/2024</text:p>
          </table:table-cell>
          <table:table-cell office:value-type="date" office:date-value="2024-02-27T00:00:00" table:style-name="ce12">
            <text:p>27/02/2024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UPI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68</text:p>
          </table:table-cell>
          <table:table-cell office:value-type="string" table:style-name="ce10">
            <text:p>CU768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268@mail.com</text:p>
          </table:table-cell>
          <table:table-cell office:value-type="float" office:value="9000000268" table:style-name="ce10">
            <text:p>9000000268</text:p>
          </table:table-cell>
          <table:table-cell office:value-type="date" office:date-value="2024-02-24T00:00:00" table:style-name="ce12">
            <text:p>24/02/2024</text:p>
          </table:table-cell>
          <table:table-cell office:value-type="date" office:date-value="2024-02-28T00:00:00" table:style-name="ce12">
            <text:p>28/02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rd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69</text:p>
          </table:table-cell>
          <table:table-cell office:value-type="string" table:style-name="ce10">
            <text:p>CU769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269@mail.com</text:p>
          </table:table-cell>
          <table:table-cell office:value-type="float" office:value="9000000269" table:style-name="ce10">
            <text:p>9000000269</text:p>
          </table:table-cell>
          <table:table-cell office:value-type="date" office:date-value="2024-02-25T00:00:00" table:style-name="ce12">
            <text:p>25/02/2024</text:p>
          </table:table-cell>
          <table:table-cell office:value-type="date" office:date-value="2024-02-29T00:00:00" table:style-name="ce12">
            <text:p>29/02/2024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OD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70</text:p>
          </table:table-cell>
          <table:table-cell office:value-type="string" table:style-name="ce10">
            <text:p>CU770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Unknown</text:p>
          </table:table-cell>
          <table:table-cell office:value-type="float" office:value="9000000270" table:style-name="ce10">
            <text:p>9000000270</text:p>
          </table:table-cell>
          <table:table-cell office:value-type="date" office:date-value="2024-02-26T00:00:00" table:style-name="ce12">
            <text:p>26/02/2024</text:p>
          </table:table-cell>
          <table:table-cell office:value-type="date" office:date-value="2024-03-01T00:00:00" table:style-name="ce12">
            <text:p>01/03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Wallet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71</text:p>
          </table:table-cell>
          <table:table-cell office:value-type="string" table:style-name="ce10">
            <text:p>CU771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271@mail.com</text:p>
          </table:table-cell>
          <table:table-cell office:value-type="float" office:value="9000000271" table:style-name="ce10">
            <text:p>9000000271</text:p>
          </table:table-cell>
          <table:table-cell office:value-type="date" office:date-value="2024-02-27T00:00:00" table:style-name="ce12">
            <text:p>27/02/2024</text:p>
          </table:table-cell>
          <table:table-cell office:value-type="date" office:date-value="2024-03-02T00:00:00" table:style-name="ce12">
            <text:p>02/03/2024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sh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72</text:p>
          </table:table-cell>
          <table:table-cell office:value-type="string" table:style-name="ce10">
            <text:p>CU772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272@mail.com</text:p>
          </table:table-cell>
          <table:table-cell office:value-type="float" office:value="9000000272" table:style-name="ce10">
            <text:p>9000000272</text:p>
          </table:table-cell>
          <table:table-cell office:value-type="date" office:date-value="2024-02-28T00:00:00" table:style-name="ce12">
            <text:p>28/02/2024</text:p>
          </table:table-cell>
          <table:table-cell office:value-type="date" office:date-value="2024-03-03T00:00:00" table:style-name="ce12">
            <text:p>03/03/2024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OD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73</text:p>
          </table:table-cell>
          <table:table-cell office:value-type="string" table:style-name="ce10">
            <text:p>CU773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273@mail.com</text:p>
          </table:table-cell>
          <table:table-cell office:value-type="float" office:value="9000000273" table:style-name="ce10">
            <text:p>9000000273</text:p>
          </table:table-cell>
          <table:table-cell office:value-type="date" office:date-value="2024-02-29T00:00:00" table:style-name="ce12">
            <text:p>29/02/2024</text:p>
          </table:table-cell>
          <table:table-cell office:value-type="date" office:date-value="2024-03-04T00:00:00" table:style-name="ce12">
            <text:p>04/03/2024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OD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74</text:p>
          </table:table-cell>
          <table:table-cell office:value-type="string" table:style-name="ce10">
            <text:p>CU774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274@mail.com</text:p>
          </table:table-cell>
          <table:table-cell office:value-type="float" office:value="9000000274" table:style-name="ce10">
            <text:p>9000000274</text:p>
          </table:table-cell>
          <table:table-cell office:value-type="date" office:date-value="2024-03-01T00:00:00" table:style-name="ce12">
            <text:p>01/03/2024</text:p>
          </table:table-cell>
          <table:table-cell office:value-type="date" office:date-value="2024-03-05T00:00:00" table:style-name="ce12">
            <text:p>05/03/2024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UPI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75</text:p>
          </table:table-cell>
          <table:table-cell office:value-type="string" table:style-name="ce10">
            <text:p>CU775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275@mail.com</text:p>
          </table:table-cell>
          <table:table-cell office:value-type="string" table:style-name="ce10">
            <text:p>Unknown</text:p>
          </table:table-cell>
          <table:table-cell office:value-type="date" office:date-value="2024-03-02T00:00:00" table:style-name="ce12">
            <text:p>02/03/2024</text:p>
          </table:table-cell>
          <table:table-cell office:value-type="date" office:date-value="2024-03-06T00:00:00" table:style-name="ce12">
            <text:p>06/03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rd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76</text:p>
          </table:table-cell>
          <table:table-cell office:value-type="string" table:style-name="ce10">
            <text:p>CU776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276@mail.com</text:p>
          </table:table-cell>
          <table:table-cell office:value-type="float" office:value="9000000276" table:style-name="ce10">
            <text:p>9000000276</text:p>
          </table:table-cell>
          <table:table-cell office:value-type="date" office:date-value="2024-03-03T00:00:00" table:style-name="ce12">
            <text:p>03/03/2024</text:p>
          </table:table-cell>
          <table:table-cell office:value-type="date" office:date-value="2024-03-07T00:00:00" table:style-name="ce12">
            <text:p>07/03/2024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UPI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77</text:p>
          </table:table-cell>
          <table:table-cell office:value-type="string" table:style-name="ce10">
            <text:p>CU777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277@mail.com</text:p>
          </table:table-cell>
          <table:table-cell office:value-type="float" office:value="9000000277" table:style-name="ce10">
            <text:p>9000000277</text:p>
          </table:table-cell>
          <table:table-cell office:value-type="date" office:date-value="2024-03-04T00:00:00" table:style-name="ce12">
            <text:p>04/03/2024</text:p>
          </table:table-cell>
          <table:table-cell office:value-type="date" office:date-value="2024-03-08T00:00:00" table:style-name="ce12">
            <text:p>08/03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rd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78</text:p>
          </table:table-cell>
          <table:table-cell office:value-type="string" table:style-name="ce10">
            <text:p>CU778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278@mail.com</text:p>
          </table:table-cell>
          <table:table-cell office:value-type="float" office:value="9000000278" table:style-name="ce10">
            <text:p>9000000278</text:p>
          </table:table-cell>
          <table:table-cell office:value-type="date" office:date-value="2024-03-05T00:00:00" table:style-name="ce12">
            <text:p>05/03/2024</text:p>
          </table:table-cell>
          <table:table-cell office:value-type="date" office:date-value="2024-03-09T00:00:00" table:style-name="ce12">
            <text:p>09/03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UPI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79</text:p>
          </table:table-cell>
          <table:table-cell office:value-type="string" table:style-name="ce10">
            <text:p>CU779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279@mail.com</text:p>
          </table:table-cell>
          <table:table-cell office:value-type="float" office:value="9000000279" table:style-name="ce10">
            <text:p>9000000279</text:p>
          </table:table-cell>
          <table:table-cell office:value-type="date" office:date-value="2024-03-06T00:00:00" table:style-name="ce12">
            <text:p>06/03/2024</text:p>
          </table:table-cell>
          <table:table-cell office:value-type="date" office:date-value="2024-03-10T00:00:00" table:style-name="ce12">
            <text:p>10/03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OD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80</text:p>
          </table:table-cell>
          <table:table-cell office:value-type="string" table:style-name="ce10">
            <text:p>CU780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280@mail.com</text:p>
          </table:table-cell>
          <table:table-cell office:value-type="float" office:value="9000000280" table:style-name="ce10">
            <text:p>9000000280</text:p>
          </table:table-cell>
          <table:table-cell office:value-type="date" office:date-value="2024-03-07T00:00:00" table:style-name="ce12">
            <text:p>07/03/2024</text:p>
          </table:table-cell>
          <table:table-cell office:value-type="date" office:date-value="2024-03-11T00:00:00" table:style-name="ce12">
            <text:p>11/03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Wallet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81</text:p>
          </table:table-cell>
          <table:table-cell office:value-type="string" table:style-name="ce10">
            <text:p>CU781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281@mail.com</text:p>
          </table:table-cell>
          <table:table-cell office:value-type="float" office:value="9000000281" table:style-name="ce10">
            <text:p>9000000281</text:p>
          </table:table-cell>
          <table:table-cell office:value-type="date" office:date-value="2024-03-08T00:00:00" table:style-name="ce12">
            <text:p>08/03/2024</text:p>
          </table:table-cell>
          <table:table-cell office:value-type="date" office:date-value="2024-03-12T00:00:00" table:style-name="ce12">
            <text:p>12/03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rd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82</text:p>
          </table:table-cell>
          <table:table-cell office:value-type="string" table:style-name="ce10">
            <text:p>CU782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282@mail.com</text:p>
          </table:table-cell>
          <table:table-cell office:value-type="float" office:value="9000000282" table:style-name="ce10">
            <text:p>9000000282</text:p>
          </table:table-cell>
          <table:table-cell office:value-type="date" office:date-value="2024-03-09T00:00:00" table:style-name="ce12">
            <text:p>09/03/2024</text:p>
          </table:table-cell>
          <table:table-cell office:value-type="date" office:date-value="2024-03-13T00:00:00" table:style-name="ce12">
            <text:p>13/03/2024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sh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83</text:p>
          </table:table-cell>
          <table:table-cell office:value-type="string" table:style-name="ce10">
            <text:p>CU783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283@mail.com</text:p>
          </table:table-cell>
          <table:table-cell office:value-type="float" office:value="9000000283" table:style-name="ce10">
            <text:p>9000000283</text:p>
          </table:table-cell>
          <table:table-cell office:value-type="date" office:date-value="2024-03-10T00:00:00" table:style-name="ce12">
            <text:p>10/03/2024</text:p>
          </table:table-cell>
          <table:table-cell office:value-type="date" office:date-value="2024-03-14T00:00:00" table:style-name="ce12">
            <text:p>14/03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sh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84</text:p>
          </table:table-cell>
          <table:table-cell office:value-type="string" table:style-name="ce10">
            <text:p>CU784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284@mail.com</text:p>
          </table:table-cell>
          <table:table-cell office:value-type="float" office:value="9000000284" table:style-name="ce10">
            <text:p>9000000284</text:p>
          </table:table-cell>
          <table:table-cell office:value-type="date" office:date-value="2024-03-11T00:00:00" table:style-name="ce12">
            <text:p>11/03/2024</text:p>
          </table:table-cell>
          <table:table-cell office:value-type="date" office:date-value="2024-03-15T00:00:00" table:style-name="ce12">
            <text:p>15/03/2024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OD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85</text:p>
          </table:table-cell>
          <table:table-cell office:value-type="string" table:style-name="ce10">
            <text:p>CU785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Unknown</text:p>
          </table:table-cell>
          <table:table-cell office:value-type="float" office:value="9000000285" table:style-name="ce10">
            <text:p>9000000285</text:p>
          </table:table-cell>
          <table:table-cell office:value-type="date" office:date-value="2024-03-12T00:00:00" table:style-name="ce12">
            <text:p>12/03/2024</text:p>
          </table:table-cell>
          <table:table-cell office:value-type="date" office:date-value="2024-03-16T00:00:00" table:style-name="ce12">
            <text:p>16/03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UPI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86</text:p>
          </table:table-cell>
          <table:table-cell office:value-type="string" table:style-name="ce10">
            <text:p>CU786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286@mail.com</text:p>
          </table:table-cell>
          <table:table-cell office:value-type="string" table:style-name="ce10">
            <text:p>Unknown</text:p>
          </table:table-cell>
          <table:table-cell office:value-type="date" office:date-value="2024-03-13T00:00:00" table:style-name="ce12">
            <text:p>13/03/2024</text:p>
          </table:table-cell>
          <table:table-cell office:value-type="date" office:date-value="2024-03-17T00:00:00" table:style-name="ce12">
            <text:p>17/03/2024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UPI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87</text:p>
          </table:table-cell>
          <table:table-cell office:value-type="string" table:style-name="ce10">
            <text:p>CU787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287@mail.com</text:p>
          </table:table-cell>
          <table:table-cell office:value-type="float" office:value="9000000287" table:style-name="ce10">
            <text:p>9000000287</text:p>
          </table:table-cell>
          <table:table-cell office:value-type="date" office:date-value="2024-03-14T00:00:00" table:style-name="ce12">
            <text:p>14/03/2024</text:p>
          </table:table-cell>
          <table:table-cell office:value-type="date" office:date-value="2024-03-18T00:00:00" table:style-name="ce12">
            <text:p>18/03/2024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OD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88</text:p>
          </table:table-cell>
          <table:table-cell office:value-type="string" table:style-name="ce10">
            <text:p>CU788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288@mail.com</text:p>
          </table:table-cell>
          <table:table-cell office:value-type="float" office:value="9000000288" table:style-name="ce10">
            <text:p>9000000288</text:p>
          </table:table-cell>
          <table:table-cell office:value-type="date" office:date-value="2024-03-15T00:00:00" table:style-name="ce12">
            <text:p>15/03/2024</text:p>
          </table:table-cell>
          <table:table-cell office:value-type="date" office:date-value="2024-03-19T00:00:00" table:style-name="ce12">
            <text:p>19/03/2024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sh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89</text:p>
          </table:table-cell>
          <table:table-cell office:value-type="string" table:style-name="ce10">
            <text:p>CU789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289@mail.com</text:p>
          </table:table-cell>
          <table:table-cell office:value-type="float" office:value="9000000289" table:style-name="ce10">
            <text:p>9000000289</text:p>
          </table:table-cell>
          <table:table-cell office:value-type="date" office:date-value="2024-03-16T00:00:00" table:style-name="ce12">
            <text:p>16/03/2024</text:p>
          </table:table-cell>
          <table:table-cell office:value-type="date" office:date-value="2024-03-20T00:00:00" table:style-name="ce12">
            <text:p>20/03/2024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sh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90</text:p>
          </table:table-cell>
          <table:table-cell office:value-type="string" table:style-name="ce10">
            <text:p>CU790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290@mail.com</text:p>
          </table:table-cell>
          <table:table-cell office:value-type="float" office:value="9000000290" table:style-name="ce10">
            <text:p>9000000290</text:p>
          </table:table-cell>
          <table:table-cell office:value-type="date" office:date-value="2024-03-17T00:00:00" table:style-name="ce12">
            <text:p>17/03/2024</text:p>
          </table:table-cell>
          <table:table-cell office:value-type="date" office:date-value="2024-03-21T00:00:00" table:style-name="ce12">
            <text:p>21/03/2024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UPI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91</text:p>
          </table:table-cell>
          <table:table-cell office:value-type="string" table:style-name="ce10">
            <text:p>CU791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291@mail.com</text:p>
          </table:table-cell>
          <table:table-cell office:value-type="float" office:value="9000000291" table:style-name="ce10">
            <text:p>9000000291</text:p>
          </table:table-cell>
          <table:table-cell office:value-type="date" office:date-value="2024-03-18T00:00:00" table:style-name="ce12">
            <text:p>18/03/2024</text:p>
          </table:table-cell>
          <table:table-cell office:value-type="date" office:date-value="2024-03-22T00:00:00" table:style-name="ce12">
            <text:p>22/03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rd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92</text:p>
          </table:table-cell>
          <table:table-cell office:value-type="string" table:style-name="ce10">
            <text:p>CU792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292@mail.com</text:p>
          </table:table-cell>
          <table:table-cell office:value-type="float" office:value="9000000292" table:style-name="ce10">
            <text:p>9000000292</text:p>
          </table:table-cell>
          <table:table-cell office:value-type="date" office:date-value="2024-03-19T00:00:00" table:style-name="ce12">
            <text:p>19/03/2024</text:p>
          </table:table-cell>
          <table:table-cell office:value-type="date" office:date-value="2024-03-23T00:00:00" table:style-name="ce12">
            <text:p>23/03/2024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Wallet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93</text:p>
          </table:table-cell>
          <table:table-cell office:value-type="string" table:style-name="ce10">
            <text:p>CU793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293@mail.com</text:p>
          </table:table-cell>
          <table:table-cell office:value-type="float" office:value="9000000293" table:style-name="ce10">
            <text:p>9000000293</text:p>
          </table:table-cell>
          <table:table-cell office:value-type="date" office:date-value="2024-03-20T00:00:00" table:style-name="ce12">
            <text:p>20/03/2024</text:p>
          </table:table-cell>
          <table:table-cell office:value-type="date" office:date-value="2024-03-24T00:00:00" table:style-name="ce12">
            <text:p>24/03/2024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rd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94</text:p>
          </table:table-cell>
          <table:table-cell office:value-type="string" table:style-name="ce10">
            <text:p>CU794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294@mail.com</text:p>
          </table:table-cell>
          <table:table-cell office:value-type="float" office:value="9000000294" table:style-name="ce10">
            <text:p>9000000294</text:p>
          </table:table-cell>
          <table:table-cell office:value-type="date" office:date-value="2024-03-21T00:00:00" table:style-name="ce12">
            <text:p>21/03/2024</text:p>
          </table:table-cell>
          <table:table-cell office:value-type="date" office:date-value="2024-03-25T00:00:00" table:style-name="ce12">
            <text:p>25/03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sh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95</text:p>
          </table:table-cell>
          <table:table-cell office:value-type="string" table:style-name="ce10">
            <text:p>CU795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295@mail.com</text:p>
          </table:table-cell>
          <table:table-cell office:value-type="float" office:value="9000000295" table:style-name="ce10">
            <text:p>9000000295</text:p>
          </table:table-cell>
          <table:table-cell office:value-type="date" office:date-value="2024-03-22T00:00:00" table:style-name="ce12">
            <text:p>22/03/2024</text:p>
          </table:table-cell>
          <table:table-cell office:value-type="date" office:date-value="2024-03-26T00:00:00" table:style-name="ce12">
            <text:p>26/03/2024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rd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96</text:p>
          </table:table-cell>
          <table:table-cell office:value-type="string" table:style-name="ce10">
            <text:p>CU796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296@mail.com</text:p>
          </table:table-cell>
          <table:table-cell office:value-type="float" office:value="9000000296" table:style-name="ce10">
            <text:p>9000000296</text:p>
          </table:table-cell>
          <table:table-cell office:value-type="date" office:date-value="2024-03-23T00:00:00" table:style-name="ce12">
            <text:p>23/03/2024</text:p>
          </table:table-cell>
          <table:table-cell office:value-type="date" office:date-value="2024-03-27T00:00:00" table:style-name="ce12">
            <text:p>27/03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Wallet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97</text:p>
          </table:table-cell>
          <table:table-cell office:value-type="string" table:style-name="ce10">
            <text:p>CU797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297@mail.com</text:p>
          </table:table-cell>
          <table:table-cell office:value-type="string" table:style-name="ce10">
            <text:p>Unknown</text:p>
          </table:table-cell>
          <table:table-cell office:value-type="date" office:date-value="2024-03-24T00:00:00" table:style-name="ce12">
            <text:p>24/03/2024</text:p>
          </table:table-cell>
          <table:table-cell office:value-type="date" office:date-value="2024-03-28T00:00:00" table:style-name="ce12">
            <text:p>28/03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rd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98</text:p>
          </table:table-cell>
          <table:table-cell office:value-type="string" table:style-name="ce10">
            <text:p>CU798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298@mail.com</text:p>
          </table:table-cell>
          <table:table-cell office:value-type="float" office:value="9000000298" table:style-name="ce10">
            <text:p>9000000298</text:p>
          </table:table-cell>
          <table:table-cell office:value-type="date" office:date-value="2024-03-25T00:00:00" table:style-name="ce12">
            <text:p>25/03/2024</text:p>
          </table:table-cell>
          <table:table-cell office:value-type="date" office:date-value="2024-03-29T00:00:00" table:style-name="ce12">
            <text:p>29/03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rd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599</text:p>
          </table:table-cell>
          <table:table-cell office:value-type="string" table:style-name="ce10">
            <text:p>CU799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299@mail.com</text:p>
          </table:table-cell>
          <table:table-cell office:value-type="float" office:value="9000000299" table:style-name="ce10">
            <text:p>9000000299</text:p>
          </table:table-cell>
          <table:table-cell office:value-type="date" office:date-value="2024-03-26T00:00:00" table:style-name="ce12">
            <text:p>26/03/2024</text:p>
          </table:table-cell>
          <table:table-cell office:value-type="date" office:date-value="2024-03-30T00:00:00" table:style-name="ce12">
            <text:p>30/03/2024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rd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00</text:p>
          </table:table-cell>
          <table:table-cell office:value-type="string" table:style-name="ce10">
            <text:p>CU800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Unknown</text:p>
          </table:table-cell>
          <table:table-cell office:value-type="float" office:value="9000000300" table:style-name="ce10">
            <text:p>9000000300</text:p>
          </table:table-cell>
          <table:table-cell office:value-type="date" office:date-value="2024-03-27T00:00:00" table:style-name="ce12">
            <text:p>27/03/2024</text:p>
          </table:table-cell>
          <table:table-cell office:value-type="date" office:date-value="2024-03-31T00:00:00" table:style-name="ce12">
            <text:p>31/03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rd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01</text:p>
          </table:table-cell>
          <table:table-cell office:value-type="string" table:style-name="ce10">
            <text:p>CU801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301@mail.com</text:p>
          </table:table-cell>
          <table:table-cell office:value-type="float" office:value="9000000301" table:style-name="ce10">
            <text:p>9000000301</text:p>
          </table:table-cell>
          <table:table-cell office:value-type="date" office:date-value="2024-03-28T00:00:00" table:style-name="ce12">
            <text:p>28/03/2024</text:p>
          </table:table-cell>
          <table:table-cell office:value-type="date" office:date-value="2024-04-01T00:00:00" table:style-name="ce12">
            <text:p>01/04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OD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02</text:p>
          </table:table-cell>
          <table:table-cell office:value-type="string" table:style-name="ce10">
            <text:p>CU802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302@mail.com</text:p>
          </table:table-cell>
          <table:table-cell office:value-type="float" office:value="9000000302" table:style-name="ce10">
            <text:p>9000000302</text:p>
          </table:table-cell>
          <table:table-cell office:value-type="date" office:date-value="2024-03-29T00:00:00" table:style-name="ce12">
            <text:p>29/03/2024</text:p>
          </table:table-cell>
          <table:table-cell office:value-type="date" office:date-value="2024-04-02T00:00:00" table:style-name="ce12">
            <text:p>02/04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sh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03</text:p>
          </table:table-cell>
          <table:table-cell office:value-type="string" table:style-name="ce10">
            <text:p>CU803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303@mail.com</text:p>
          </table:table-cell>
          <table:table-cell office:value-type="float" office:value="9000000303" table:style-name="ce10">
            <text:p>9000000303</text:p>
          </table:table-cell>
          <table:table-cell office:value-type="date" office:date-value="2024-03-30T00:00:00" table:style-name="ce12">
            <text:p>30/03/2024</text:p>
          </table:table-cell>
          <table:table-cell office:value-type="date" office:date-value="2024-04-03T00:00:00" table:style-name="ce12">
            <text:p>03/04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Wallet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04</text:p>
          </table:table-cell>
          <table:table-cell office:value-type="string" table:style-name="ce10">
            <text:p>CU804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304@mail.com</text:p>
          </table:table-cell>
          <table:table-cell office:value-type="float" office:value="9000000304" table:style-name="ce10">
            <text:p>9000000304</text:p>
          </table:table-cell>
          <table:table-cell office:value-type="date" office:date-value="2024-03-31T00:00:00" table:style-name="ce12">
            <text:p>31/03/2024</text:p>
          </table:table-cell>
          <table:table-cell office:value-type="date" office:date-value="2024-04-04T00:00:00" table:style-name="ce12">
            <text:p>04/04/2024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sh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05</text:p>
          </table:table-cell>
          <table:table-cell office:value-type="string" table:style-name="ce10">
            <text:p>CU805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305@mail.com</text:p>
          </table:table-cell>
          <table:table-cell office:value-type="float" office:value="9000000305" table:style-name="ce10">
            <text:p>9000000305</text:p>
          </table:table-cell>
          <table:table-cell office:value-type="date" office:date-value="2024-04-01T00:00:00" table:style-name="ce12">
            <text:p>01/04/2024</text:p>
          </table:table-cell>
          <table:table-cell office:value-type="date" office:date-value="2024-04-05T00:00:00" table:style-name="ce12">
            <text:p>05/04/2024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OD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06</text:p>
          </table:table-cell>
          <table:table-cell office:value-type="string" table:style-name="ce10">
            <text:p>CU806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306@mail.com</text:p>
          </table:table-cell>
          <table:table-cell office:value-type="float" office:value="9000000306" table:style-name="ce10">
            <text:p>9000000306</text:p>
          </table:table-cell>
          <table:table-cell office:value-type="date" office:date-value="2024-04-02T00:00:00" table:style-name="ce12">
            <text:p>02/04/2024</text:p>
          </table:table-cell>
          <table:table-cell office:value-type="date" office:date-value="2024-04-06T00:00:00" table:style-name="ce12">
            <text:p>06/04/2024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OD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07</text:p>
          </table:table-cell>
          <table:table-cell office:value-type="string" table:style-name="ce10">
            <text:p>CU807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307@mail.com</text:p>
          </table:table-cell>
          <table:table-cell office:value-type="float" office:value="9000000307" table:style-name="ce10">
            <text:p>9000000307</text:p>
          </table:table-cell>
          <table:table-cell office:value-type="date" office:date-value="2024-04-03T00:00:00" table:style-name="ce12">
            <text:p>03/04/2024</text:p>
          </table:table-cell>
          <table:table-cell office:value-type="date" office:date-value="2024-04-07T00:00:00" table:style-name="ce12">
            <text:p>07/04/2024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OD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08</text:p>
          </table:table-cell>
          <table:table-cell office:value-type="string" table:style-name="ce10">
            <text:p>CU808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308@mail.com</text:p>
          </table:table-cell>
          <table:table-cell office:value-type="string" table:style-name="ce10">
            <text:p>Unknown</text:p>
          </table:table-cell>
          <table:table-cell office:value-type="date" office:date-value="2024-04-04T00:00:00" table:style-name="ce12">
            <text:p>04/04/2024</text:p>
          </table:table-cell>
          <table:table-cell office:value-type="date" office:date-value="2024-04-08T00:00:00" table:style-name="ce12">
            <text:p>08/04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OD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09</text:p>
          </table:table-cell>
          <table:table-cell office:value-type="string" table:style-name="ce10">
            <text:p>CU809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309@mail.com</text:p>
          </table:table-cell>
          <table:table-cell office:value-type="float" office:value="9000000309" table:style-name="ce10">
            <text:p>9000000309</text:p>
          </table:table-cell>
          <table:table-cell office:value-type="date" office:date-value="2024-04-05T00:00:00" table:style-name="ce12">
            <text:p>05/04/2024</text:p>
          </table:table-cell>
          <table:table-cell office:value-type="date" office:date-value="2024-04-09T00:00:00" table:style-name="ce12">
            <text:p>09/04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rd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10</text:p>
          </table:table-cell>
          <table:table-cell office:value-type="string" table:style-name="ce10">
            <text:p>CU810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310@mail.com</text:p>
          </table:table-cell>
          <table:table-cell office:value-type="float" office:value="9000000310" table:style-name="ce10">
            <text:p>9000000310</text:p>
          </table:table-cell>
          <table:table-cell office:value-type="date" office:date-value="2024-04-06T00:00:00" table:style-name="ce12">
            <text:p>06/04/2024</text:p>
          </table:table-cell>
          <table:table-cell office:value-type="date" office:date-value="2024-04-10T00:00:00" table:style-name="ce12">
            <text:p>10/04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sh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11</text:p>
          </table:table-cell>
          <table:table-cell office:value-type="string" table:style-name="ce10">
            <text:p>CU811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311@mail.com</text:p>
          </table:table-cell>
          <table:table-cell office:value-type="float" office:value="9000000311" table:style-name="ce10">
            <text:p>9000000311</text:p>
          </table:table-cell>
          <table:table-cell office:value-type="date" office:date-value="2024-04-07T00:00:00" table:style-name="ce12">
            <text:p>07/04/2024</text:p>
          </table:table-cell>
          <table:table-cell office:value-type="date" office:date-value="2024-04-11T00:00:00" table:style-name="ce12">
            <text:p>11/04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UPI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12</text:p>
          </table:table-cell>
          <table:table-cell office:value-type="string" table:style-name="ce10">
            <text:p>CU812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312@mail.com</text:p>
          </table:table-cell>
          <table:table-cell office:value-type="float" office:value="9000000312" table:style-name="ce10">
            <text:p>9000000312</text:p>
          </table:table-cell>
          <table:table-cell office:value-type="date" office:date-value="2024-04-08T00:00:00" table:style-name="ce12">
            <text:p>08/04/2024</text:p>
          </table:table-cell>
          <table:table-cell office:value-type="date" office:date-value="2024-04-12T00:00:00" table:style-name="ce12">
            <text:p>12/04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Wallet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13</text:p>
          </table:table-cell>
          <table:table-cell office:value-type="string" table:style-name="ce10">
            <text:p>CU813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313@mail.com</text:p>
          </table:table-cell>
          <table:table-cell office:value-type="float" office:value="9000000313" table:style-name="ce10">
            <text:p>9000000313</text:p>
          </table:table-cell>
          <table:table-cell office:value-type="date" office:date-value="2024-04-09T00:00:00" table:style-name="ce12">
            <text:p>09/04/2024</text:p>
          </table:table-cell>
          <table:table-cell office:value-type="date" office:date-value="2024-04-13T00:00:00" table:style-name="ce12">
            <text:p>13/04/2024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OD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14</text:p>
          </table:table-cell>
          <table:table-cell office:value-type="string" table:style-name="ce10">
            <text:p>CU814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314@mail.com</text:p>
          </table:table-cell>
          <table:table-cell office:value-type="float" office:value="9000000314" table:style-name="ce10">
            <text:p>9000000314</text:p>
          </table:table-cell>
          <table:table-cell office:value-type="date" office:date-value="2024-04-10T00:00:00" table:style-name="ce12">
            <text:p>10/04/2024</text:p>
          </table:table-cell>
          <table:table-cell office:value-type="date" office:date-value="2024-04-14T00:00:00" table:style-name="ce12">
            <text:p>14/04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sh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15</text:p>
          </table:table-cell>
          <table:table-cell office:value-type="string" table:style-name="ce10">
            <text:p>CU815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Unknown</text:p>
          </table:table-cell>
          <table:table-cell office:value-type="float" office:value="9000000315" table:style-name="ce10">
            <text:p>9000000315</text:p>
          </table:table-cell>
          <table:table-cell office:value-type="date" office:date-value="2024-04-11T00:00:00" table:style-name="ce12">
            <text:p>11/04/2024</text:p>
          </table:table-cell>
          <table:table-cell office:value-type="date" office:date-value="2024-04-15T00:00:00" table:style-name="ce12">
            <text:p>15/04/2024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OD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16</text:p>
          </table:table-cell>
          <table:table-cell office:value-type="string" table:style-name="ce10">
            <text:p>CU816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316@mail.com</text:p>
          </table:table-cell>
          <table:table-cell office:value-type="float" office:value="9000000316" table:style-name="ce10">
            <text:p>9000000316</text:p>
          </table:table-cell>
          <table:table-cell office:value-type="date" office:date-value="2024-04-12T00:00:00" table:style-name="ce12">
            <text:p>12/04/2024</text:p>
          </table:table-cell>
          <table:table-cell office:value-type="date" office:date-value="2024-04-16T00:00:00" table:style-name="ce12">
            <text:p>16/04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OD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17</text:p>
          </table:table-cell>
          <table:table-cell office:value-type="string" table:style-name="ce10">
            <text:p>CU817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317@mail.com</text:p>
          </table:table-cell>
          <table:table-cell office:value-type="float" office:value="9000000317" table:style-name="ce10">
            <text:p>9000000317</text:p>
          </table:table-cell>
          <table:table-cell office:value-type="date" office:date-value="2024-04-13T00:00:00" table:style-name="ce12">
            <text:p>13/04/2024</text:p>
          </table:table-cell>
          <table:table-cell office:value-type="date" office:date-value="2024-04-17T00:00:00" table:style-name="ce12">
            <text:p>17/04/2024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OD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18</text:p>
          </table:table-cell>
          <table:table-cell office:value-type="string" table:style-name="ce10">
            <text:p>CU818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318@mail.com</text:p>
          </table:table-cell>
          <table:table-cell office:value-type="float" office:value="9000000318" table:style-name="ce10">
            <text:p>9000000318</text:p>
          </table:table-cell>
          <table:table-cell office:value-type="date" office:date-value="2024-04-14T00:00:00" table:style-name="ce12">
            <text:p>14/04/2024</text:p>
          </table:table-cell>
          <table:table-cell office:value-type="date" office:date-value="2024-04-18T00:00:00" table:style-name="ce12">
            <text:p>18/04/2024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OD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19</text:p>
          </table:table-cell>
          <table:table-cell office:value-type="string" table:style-name="ce10">
            <text:p>CU819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319@mail.com</text:p>
          </table:table-cell>
          <table:table-cell office:value-type="string" table:style-name="ce10">
            <text:p>Unknown</text:p>
          </table:table-cell>
          <table:table-cell office:value-type="date" office:date-value="2024-04-15T00:00:00" table:style-name="ce12">
            <text:p>15/04/2024</text:p>
          </table:table-cell>
          <table:table-cell office:value-type="date" office:date-value="2024-04-19T00:00:00" table:style-name="ce12">
            <text:p>19/04/2024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OD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20</text:p>
          </table:table-cell>
          <table:table-cell office:value-type="string" table:style-name="ce10">
            <text:p>CU820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320@mail.com</text:p>
          </table:table-cell>
          <table:table-cell office:value-type="float" office:value="9000000320" table:style-name="ce10">
            <text:p>9000000320</text:p>
          </table:table-cell>
          <table:table-cell office:value-type="date" office:date-value="2024-04-16T00:00:00" table:style-name="ce12">
            <text:p>16/04/2024</text:p>
          </table:table-cell>
          <table:table-cell office:value-type="date" office:date-value="2024-04-20T00:00:00" table:style-name="ce12">
            <text:p>20/04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Wallet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21</text:p>
          </table:table-cell>
          <table:table-cell office:value-type="string" table:style-name="ce10">
            <text:p>CU821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321@mail.com</text:p>
          </table:table-cell>
          <table:table-cell office:value-type="float" office:value="9000000321" table:style-name="ce10">
            <text:p>9000000321</text:p>
          </table:table-cell>
          <table:table-cell office:value-type="date" office:date-value="2024-04-17T00:00:00" table:style-name="ce12">
            <text:p>17/04/2024</text:p>
          </table:table-cell>
          <table:table-cell office:value-type="date" office:date-value="2024-04-21T00:00:00" table:style-name="ce12">
            <text:p>21/04/2024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sh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22</text:p>
          </table:table-cell>
          <table:table-cell office:value-type="string" table:style-name="ce10">
            <text:p>CU822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322@mail.com</text:p>
          </table:table-cell>
          <table:table-cell office:value-type="float" office:value="9000000322" table:style-name="ce10">
            <text:p>9000000322</text:p>
          </table:table-cell>
          <table:table-cell office:value-type="date" office:date-value="2024-04-18T00:00:00" table:style-name="ce12">
            <text:p>18/04/2024</text:p>
          </table:table-cell>
          <table:table-cell office:value-type="date" office:date-value="2024-04-22T00:00:00" table:style-name="ce12">
            <text:p>22/04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OD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23</text:p>
          </table:table-cell>
          <table:table-cell office:value-type="string" table:style-name="ce10">
            <text:p>CU823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323@mail.com</text:p>
          </table:table-cell>
          <table:table-cell office:value-type="float" office:value="9000000323" table:style-name="ce10">
            <text:p>9000000323</text:p>
          </table:table-cell>
          <table:table-cell office:value-type="date" office:date-value="2024-04-19T00:00:00" table:style-name="ce12">
            <text:p>19/04/2024</text:p>
          </table:table-cell>
          <table:table-cell office:value-type="date" office:date-value="2024-04-23T00:00:00" table:style-name="ce12">
            <text:p>23/04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OD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24</text:p>
          </table:table-cell>
          <table:table-cell office:value-type="string" table:style-name="ce10">
            <text:p>CU824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324@mail.com</text:p>
          </table:table-cell>
          <table:table-cell office:value-type="float" office:value="9000000324" table:style-name="ce10">
            <text:p>9000000324</text:p>
          </table:table-cell>
          <table:table-cell office:value-type="date" office:date-value="2024-04-20T00:00:00" table:style-name="ce12">
            <text:p>20/04/2024</text:p>
          </table:table-cell>
          <table:table-cell office:value-type="date" office:date-value="2024-04-24T00:00:00" table:style-name="ce12">
            <text:p>24/04/2024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OD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25</text:p>
          </table:table-cell>
          <table:table-cell office:value-type="string" table:style-name="ce10">
            <text:p>CU825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325@mail.com</text:p>
          </table:table-cell>
          <table:table-cell office:value-type="float" office:value="9000000325" table:style-name="ce10">
            <text:p>9000000325</text:p>
          </table:table-cell>
          <table:table-cell office:value-type="date" office:date-value="2024-04-21T00:00:00" table:style-name="ce12">
            <text:p>21/04/2024</text:p>
          </table:table-cell>
          <table:table-cell office:value-type="date" office:date-value="2024-04-25T00:00:00" table:style-name="ce12">
            <text:p>25/04/2024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OD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26</text:p>
          </table:table-cell>
          <table:table-cell office:value-type="string" table:style-name="ce10">
            <text:p>CU826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326@mail.com</text:p>
          </table:table-cell>
          <table:table-cell office:value-type="float" office:value="9000000326" table:style-name="ce10">
            <text:p>9000000326</text:p>
          </table:table-cell>
          <table:table-cell office:value-type="date" office:date-value="2024-04-22T00:00:00" table:style-name="ce12">
            <text:p>22/04/2024</text:p>
          </table:table-cell>
          <table:table-cell office:value-type="date" office:date-value="2024-04-26T00:00:00" table:style-name="ce12">
            <text:p>26/04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rd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27</text:p>
          </table:table-cell>
          <table:table-cell office:value-type="string" table:style-name="ce10">
            <text:p>CU827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327@mail.com</text:p>
          </table:table-cell>
          <table:table-cell office:value-type="float" office:value="9000000327" table:style-name="ce10">
            <text:p>9000000327</text:p>
          </table:table-cell>
          <table:table-cell office:value-type="date" office:date-value="2024-04-23T00:00:00" table:style-name="ce12">
            <text:p>23/04/2024</text:p>
          </table:table-cell>
          <table:table-cell office:value-type="date" office:date-value="2024-04-27T00:00:00" table:style-name="ce12">
            <text:p>27/04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rd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28</text:p>
          </table:table-cell>
          <table:table-cell office:value-type="string" table:style-name="ce10">
            <text:p>CU828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328@mail.com</text:p>
          </table:table-cell>
          <table:table-cell office:value-type="float" office:value="9000000328" table:style-name="ce10">
            <text:p>9000000328</text:p>
          </table:table-cell>
          <table:table-cell office:value-type="date" office:date-value="2024-04-24T00:00:00" table:style-name="ce12">
            <text:p>24/04/2024</text:p>
          </table:table-cell>
          <table:table-cell office:value-type="date" office:date-value="2024-04-28T00:00:00" table:style-name="ce12">
            <text:p>28/04/2024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UPI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29</text:p>
          </table:table-cell>
          <table:table-cell office:value-type="string" table:style-name="ce10">
            <text:p>CU829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329@mail.com</text:p>
          </table:table-cell>
          <table:table-cell office:value-type="float" office:value="9000000329" table:style-name="ce10">
            <text:p>9000000329</text:p>
          </table:table-cell>
          <table:table-cell office:value-type="date" office:date-value="2024-04-25T00:00:00" table:style-name="ce12">
            <text:p>25/04/2024</text:p>
          </table:table-cell>
          <table:table-cell office:value-type="date" office:date-value="2024-04-29T00:00:00" table:style-name="ce12">
            <text:p>29/04/2024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OD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30</text:p>
          </table:table-cell>
          <table:table-cell office:value-type="string" table:style-name="ce10">
            <text:p>CU830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Unknown</text:p>
          </table:table-cell>
          <table:table-cell office:value-type="string" table:style-name="ce10">
            <text:p>Unknown</text:p>
          </table:table-cell>
          <table:table-cell office:value-type="date" office:date-value="2024-04-26T00:00:00" table:style-name="ce12">
            <text:p>26/04/2024</text:p>
          </table:table-cell>
          <table:table-cell office:value-type="date" office:date-value="2024-04-30T00:00:00" table:style-name="ce12">
            <text:p>30/04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UPI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31</text:p>
          </table:table-cell>
          <table:table-cell office:value-type="string" table:style-name="ce10">
            <text:p>CU831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331@mail.com</text:p>
          </table:table-cell>
          <table:table-cell office:value-type="float" office:value="9000000331" table:style-name="ce10">
            <text:p>9000000331</text:p>
          </table:table-cell>
          <table:table-cell office:value-type="date" office:date-value="2024-04-27T00:00:00" table:style-name="ce12">
            <text:p>27/04/2024</text:p>
          </table:table-cell>
          <table:table-cell office:value-type="date" office:date-value="2024-05-01T00:00:00" table:style-name="ce12">
            <text:p>01/05/2024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Wallet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32</text:p>
          </table:table-cell>
          <table:table-cell office:value-type="string" table:style-name="ce10">
            <text:p>CU832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332@mail.com</text:p>
          </table:table-cell>
          <table:table-cell office:value-type="float" office:value="9000000332" table:style-name="ce10">
            <text:p>9000000332</text:p>
          </table:table-cell>
          <table:table-cell office:value-type="date" office:date-value="2024-04-28T00:00:00" table:style-name="ce12">
            <text:p>28/04/2024</text:p>
          </table:table-cell>
          <table:table-cell office:value-type="date" office:date-value="2024-05-02T00:00:00" table:style-name="ce12">
            <text:p>02/05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UPI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33</text:p>
          </table:table-cell>
          <table:table-cell office:value-type="string" table:style-name="ce10">
            <text:p>CU833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333@mail.com</text:p>
          </table:table-cell>
          <table:table-cell office:value-type="float" office:value="9000000333" table:style-name="ce10">
            <text:p>9000000333</text:p>
          </table:table-cell>
          <table:table-cell office:value-type="date" office:date-value="2024-04-29T00:00:00" table:style-name="ce12">
            <text:p>29/04/2024</text:p>
          </table:table-cell>
          <table:table-cell office:value-type="date" office:date-value="2024-05-03T00:00:00" table:style-name="ce12">
            <text:p>03/05/2024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sh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34</text:p>
          </table:table-cell>
          <table:table-cell office:value-type="string" table:style-name="ce10">
            <text:p>CU834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334@mail.com</text:p>
          </table:table-cell>
          <table:table-cell office:value-type="float" office:value="9000000334" table:style-name="ce10">
            <text:p>9000000334</text:p>
          </table:table-cell>
          <table:table-cell office:value-type="date" office:date-value="2024-04-30T00:00:00" table:style-name="ce12">
            <text:p>30/04/2024</text:p>
          </table:table-cell>
          <table:table-cell office:value-type="date" office:date-value="2024-05-04T00:00:00" table:style-name="ce12">
            <text:p>04/05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rd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35</text:p>
          </table:table-cell>
          <table:table-cell office:value-type="string" table:style-name="ce10">
            <text:p>CU835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335@mail.com</text:p>
          </table:table-cell>
          <table:table-cell office:value-type="float" office:value="9000000335" table:style-name="ce10">
            <text:p>9000000335</text:p>
          </table:table-cell>
          <table:table-cell office:value-type="date" office:date-value="2024-05-01T00:00:00" table:style-name="ce12">
            <text:p>01/05/2024</text:p>
          </table:table-cell>
          <table:table-cell office:value-type="date" office:date-value="2024-05-05T00:00:00" table:style-name="ce12">
            <text:p>05/05/2024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rd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36</text:p>
          </table:table-cell>
          <table:table-cell office:value-type="string" table:style-name="ce10">
            <text:p>CU836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336@mail.com</text:p>
          </table:table-cell>
          <table:table-cell office:value-type="float" office:value="9000000336" table:style-name="ce10">
            <text:p>9000000336</text:p>
          </table:table-cell>
          <table:table-cell office:value-type="date" office:date-value="2024-05-02T00:00:00" table:style-name="ce12">
            <text:p>02/05/2024</text:p>
          </table:table-cell>
          <table:table-cell office:value-type="date" office:date-value="2024-05-06T00:00:00" table:style-name="ce12">
            <text:p>06/05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OD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37</text:p>
          </table:table-cell>
          <table:table-cell office:value-type="string" table:style-name="ce10">
            <text:p>CU837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337@mail.com</text:p>
          </table:table-cell>
          <table:table-cell office:value-type="float" office:value="9000000337" table:style-name="ce10">
            <text:p>9000000337</text:p>
          </table:table-cell>
          <table:table-cell office:value-type="date" office:date-value="2024-05-03T00:00:00" table:style-name="ce12">
            <text:p>03/05/2024</text:p>
          </table:table-cell>
          <table:table-cell office:value-type="date" office:date-value="2024-05-07T00:00:00" table:style-name="ce12">
            <text:p>07/05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OD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38</text:p>
          </table:table-cell>
          <table:table-cell office:value-type="string" table:style-name="ce10">
            <text:p>CU838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338@mail.com</text:p>
          </table:table-cell>
          <table:table-cell office:value-type="float" office:value="9000000338" table:style-name="ce10">
            <text:p>9000000338</text:p>
          </table:table-cell>
          <table:table-cell office:value-type="date" office:date-value="2024-05-04T00:00:00" table:style-name="ce12">
            <text:p>04/05/2024</text:p>
          </table:table-cell>
          <table:table-cell office:value-type="date" office:date-value="2024-05-08T00:00:00" table:style-name="ce12">
            <text:p>08/05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Wallet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39</text:p>
          </table:table-cell>
          <table:table-cell office:value-type="string" table:style-name="ce10">
            <text:p>CU839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339@mail.com</text:p>
          </table:table-cell>
          <table:table-cell office:value-type="float" office:value="9000000339" table:style-name="ce10">
            <text:p>9000000339</text:p>
          </table:table-cell>
          <table:table-cell office:value-type="date" office:date-value="2024-05-05T00:00:00" table:style-name="ce12">
            <text:p>05/05/2024</text:p>
          </table:table-cell>
          <table:table-cell office:value-type="date" office:date-value="2024-05-09T00:00:00" table:style-name="ce12">
            <text:p>09/05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Wallet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40</text:p>
          </table:table-cell>
          <table:table-cell office:value-type="string" table:style-name="ce10">
            <text:p>CU840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340@mail.com</text:p>
          </table:table-cell>
          <table:table-cell office:value-type="float" office:value="9000000340" table:style-name="ce10">
            <text:p>9000000340</text:p>
          </table:table-cell>
          <table:table-cell office:value-type="date" office:date-value="2024-05-06T00:00:00" table:style-name="ce12">
            <text:p>06/05/2024</text:p>
          </table:table-cell>
          <table:table-cell office:value-type="date" office:date-value="2024-05-10T00:00:00" table:style-name="ce12">
            <text:p>10/05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sh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41</text:p>
          </table:table-cell>
          <table:table-cell office:value-type="string" table:style-name="ce10">
            <text:p>CU841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341@mail.com</text:p>
          </table:table-cell>
          <table:table-cell office:value-type="string" table:style-name="ce10">
            <text:p>Unknown</text:p>
          </table:table-cell>
          <table:table-cell office:value-type="date" office:date-value="2024-05-07T00:00:00" table:style-name="ce12">
            <text:p>07/05/2024</text:p>
          </table:table-cell>
          <table:table-cell office:value-type="date" office:date-value="2024-05-11T00:00:00" table:style-name="ce12">
            <text:p>11/05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OD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42</text:p>
          </table:table-cell>
          <table:table-cell office:value-type="string" table:style-name="ce10">
            <text:p>CU842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342@mail.com</text:p>
          </table:table-cell>
          <table:table-cell office:value-type="float" office:value="9000000342" table:style-name="ce10">
            <text:p>9000000342</text:p>
          </table:table-cell>
          <table:table-cell office:value-type="date" office:date-value="2024-05-08T00:00:00" table:style-name="ce12">
            <text:p>08/05/2024</text:p>
          </table:table-cell>
          <table:table-cell office:value-type="date" office:date-value="2024-05-12T00:00:00" table:style-name="ce12">
            <text:p>12/05/2024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OD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43</text:p>
          </table:table-cell>
          <table:table-cell office:value-type="string" table:style-name="ce10">
            <text:p>CU843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343@mail.com</text:p>
          </table:table-cell>
          <table:table-cell office:value-type="float" office:value="9000000343" table:style-name="ce10">
            <text:p>9000000343</text:p>
          </table:table-cell>
          <table:table-cell office:value-type="date" office:date-value="2024-05-09T00:00:00" table:style-name="ce12">
            <text:p>09/05/2024</text:p>
          </table:table-cell>
          <table:table-cell office:value-type="date" office:date-value="2024-05-13T00:00:00" table:style-name="ce12">
            <text:p>13/05/2024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Wallet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44</text:p>
          </table:table-cell>
          <table:table-cell office:value-type="string" table:style-name="ce10">
            <text:p>CU844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344@mail.com</text:p>
          </table:table-cell>
          <table:table-cell office:value-type="float" office:value="9000000344" table:style-name="ce10">
            <text:p>9000000344</text:p>
          </table:table-cell>
          <table:table-cell office:value-type="date" office:date-value="2024-05-10T00:00:00" table:style-name="ce12">
            <text:p>10/05/2024</text:p>
          </table:table-cell>
          <table:table-cell office:value-type="date" office:date-value="2024-05-14T00:00:00" table:style-name="ce12">
            <text:p>14/05/2024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Wallet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45</text:p>
          </table:table-cell>
          <table:table-cell office:value-type="string" table:style-name="ce10">
            <text:p>CU845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Unknown</text:p>
          </table:table-cell>
          <table:table-cell office:value-type="float" office:value="9000000345" table:style-name="ce10">
            <text:p>9000000345</text:p>
          </table:table-cell>
          <table:table-cell office:value-type="date" office:date-value="2024-05-11T00:00:00" table:style-name="ce12">
            <text:p>11/05/2024</text:p>
          </table:table-cell>
          <table:table-cell office:value-type="date" office:date-value="2024-05-15T00:00:00" table:style-name="ce12">
            <text:p>15/05/2024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Wallet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46</text:p>
          </table:table-cell>
          <table:table-cell office:value-type="string" table:style-name="ce10">
            <text:p>CU846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346@mail.com</text:p>
          </table:table-cell>
          <table:table-cell office:value-type="float" office:value="9000000346" table:style-name="ce10">
            <text:p>9000000346</text:p>
          </table:table-cell>
          <table:table-cell office:value-type="date" office:date-value="2024-05-12T00:00:00" table:style-name="ce12">
            <text:p>12/05/2024</text:p>
          </table:table-cell>
          <table:table-cell office:value-type="date" office:date-value="2024-05-16T00:00:00" table:style-name="ce12">
            <text:p>16/05/2024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rd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47</text:p>
          </table:table-cell>
          <table:table-cell office:value-type="string" table:style-name="ce10">
            <text:p>CU847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347@mail.com</text:p>
          </table:table-cell>
          <table:table-cell office:value-type="float" office:value="9000000347" table:style-name="ce10">
            <text:p>9000000347</text:p>
          </table:table-cell>
          <table:table-cell office:value-type="date" office:date-value="2024-05-13T00:00:00" table:style-name="ce12">
            <text:p>13/05/2024</text:p>
          </table:table-cell>
          <table:table-cell office:value-type="date" office:date-value="2024-05-17T00:00:00" table:style-name="ce12">
            <text:p>17/05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UPI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48</text:p>
          </table:table-cell>
          <table:table-cell office:value-type="string" table:style-name="ce10">
            <text:p>CU848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348@mail.com</text:p>
          </table:table-cell>
          <table:table-cell office:value-type="float" office:value="9000000348" table:style-name="ce10">
            <text:p>9000000348</text:p>
          </table:table-cell>
          <table:table-cell office:value-type="date" office:date-value="2024-05-14T00:00:00" table:style-name="ce12">
            <text:p>14/05/2024</text:p>
          </table:table-cell>
          <table:table-cell office:value-type="date" office:date-value="2024-05-18T00:00:00" table:style-name="ce12">
            <text:p>18/05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UPI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49</text:p>
          </table:table-cell>
          <table:table-cell office:value-type="string" table:style-name="ce10">
            <text:p>CU849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349@mail.com</text:p>
          </table:table-cell>
          <table:table-cell office:value-type="float" office:value="9000000349" table:style-name="ce10">
            <text:p>9000000349</text:p>
          </table:table-cell>
          <table:table-cell office:value-type="date" office:date-value="2024-05-15T00:00:00" table:style-name="ce12">
            <text:p>15/05/2024</text:p>
          </table:table-cell>
          <table:table-cell office:value-type="date" office:date-value="2024-05-19T00:00:00" table:style-name="ce12">
            <text:p>19/05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OD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50</text:p>
          </table:table-cell>
          <table:table-cell office:value-type="string" table:style-name="ce10">
            <text:p>CU850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350@mail.com</text:p>
          </table:table-cell>
          <table:table-cell office:value-type="float" office:value="9000000350" table:style-name="ce10">
            <text:p>9000000350</text:p>
          </table:table-cell>
          <table:table-cell office:value-type="date" office:date-value="2024-05-16T00:00:00" table:style-name="ce12">
            <text:p>16/05/2024</text:p>
          </table:table-cell>
          <table:table-cell office:value-type="date" office:date-value="2024-05-20T00:00:00" table:style-name="ce12">
            <text:p>20/05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rd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51</text:p>
          </table:table-cell>
          <table:table-cell office:value-type="string" table:style-name="ce10">
            <text:p>CU851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351@mail.com</text:p>
          </table:table-cell>
          <table:table-cell office:value-type="float" office:value="9000000351" table:style-name="ce10">
            <text:p>9000000351</text:p>
          </table:table-cell>
          <table:table-cell office:value-type="date" office:date-value="2024-05-17T00:00:00" table:style-name="ce12">
            <text:p>17/05/2024</text:p>
          </table:table-cell>
          <table:table-cell office:value-type="date" office:date-value="2024-05-21T00:00:00" table:style-name="ce12">
            <text:p>21/05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Wallet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52</text:p>
          </table:table-cell>
          <table:table-cell office:value-type="string" table:style-name="ce10">
            <text:p>CU852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352@mail.com</text:p>
          </table:table-cell>
          <table:table-cell office:value-type="string" table:style-name="ce10">
            <text:p>Unknown</text:p>
          </table:table-cell>
          <table:table-cell office:value-type="date" office:date-value="2024-05-18T00:00:00" table:style-name="ce12">
            <text:p>18/05/2024</text:p>
          </table:table-cell>
          <table:table-cell office:value-type="date" office:date-value="2024-05-22T00:00:00" table:style-name="ce12">
            <text:p>22/05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OD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53</text:p>
          </table:table-cell>
          <table:table-cell office:value-type="string" table:style-name="ce10">
            <text:p>CU853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353@mail.com</text:p>
          </table:table-cell>
          <table:table-cell office:value-type="float" office:value="9000000353" table:style-name="ce10">
            <text:p>9000000353</text:p>
          </table:table-cell>
          <table:table-cell office:value-type="date" office:date-value="2024-05-19T00:00:00" table:style-name="ce12">
            <text:p>19/05/2024</text:p>
          </table:table-cell>
          <table:table-cell office:value-type="date" office:date-value="2024-05-23T00:00:00" table:style-name="ce12">
            <text:p>23/05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rd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54</text:p>
          </table:table-cell>
          <table:table-cell office:value-type="string" table:style-name="ce10">
            <text:p>CU854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354@mail.com</text:p>
          </table:table-cell>
          <table:table-cell office:value-type="float" office:value="9000000354" table:style-name="ce10">
            <text:p>9000000354</text:p>
          </table:table-cell>
          <table:table-cell office:value-type="date" office:date-value="2024-05-20T00:00:00" table:style-name="ce12">
            <text:p>20/05/2024</text:p>
          </table:table-cell>
          <table:table-cell office:value-type="date" office:date-value="2024-05-24T00:00:00" table:style-name="ce12">
            <text:p>24/05/2024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sh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55</text:p>
          </table:table-cell>
          <table:table-cell office:value-type="string" table:style-name="ce10">
            <text:p>CU855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355@mail.com</text:p>
          </table:table-cell>
          <table:table-cell office:value-type="float" office:value="9000000355" table:style-name="ce10">
            <text:p>9000000355</text:p>
          </table:table-cell>
          <table:table-cell office:value-type="date" office:date-value="2024-05-21T00:00:00" table:style-name="ce12">
            <text:p>21/05/2024</text:p>
          </table:table-cell>
          <table:table-cell office:value-type="date" office:date-value="2024-05-25T00:00:00" table:style-name="ce12">
            <text:p>25/05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rd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56</text:p>
          </table:table-cell>
          <table:table-cell office:value-type="string" table:style-name="ce10">
            <text:p>CU856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356@mail.com</text:p>
          </table:table-cell>
          <table:table-cell office:value-type="float" office:value="9000000356" table:style-name="ce10">
            <text:p>9000000356</text:p>
          </table:table-cell>
          <table:table-cell office:value-type="date" office:date-value="2024-05-22T00:00:00" table:style-name="ce12">
            <text:p>22/05/2024</text:p>
          </table:table-cell>
          <table:table-cell office:value-type="date" office:date-value="2024-05-26T00:00:00" table:style-name="ce12">
            <text:p>26/05/2024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OD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57</text:p>
          </table:table-cell>
          <table:table-cell office:value-type="string" table:style-name="ce10">
            <text:p>CU857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357@mail.com</text:p>
          </table:table-cell>
          <table:table-cell office:value-type="float" office:value="9000000357" table:style-name="ce10">
            <text:p>9000000357</text:p>
          </table:table-cell>
          <table:table-cell office:value-type="date" office:date-value="2024-05-23T00:00:00" table:style-name="ce12">
            <text:p>23/05/2024</text:p>
          </table:table-cell>
          <table:table-cell office:value-type="date" office:date-value="2024-05-27T00:00:00" table:style-name="ce12">
            <text:p>27/05/2024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UPI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58</text:p>
          </table:table-cell>
          <table:table-cell office:value-type="string" table:style-name="ce10">
            <text:p>CU858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358@mail.com</text:p>
          </table:table-cell>
          <table:table-cell office:value-type="float" office:value="9000000358" table:style-name="ce10">
            <text:p>9000000358</text:p>
          </table:table-cell>
          <table:table-cell office:value-type="date" office:date-value="2024-05-24T00:00:00" table:style-name="ce12">
            <text:p>24/05/2024</text:p>
          </table:table-cell>
          <table:table-cell office:value-type="date" office:date-value="2024-05-28T00:00:00" table:style-name="ce12">
            <text:p>28/05/2024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Wallet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59</text:p>
          </table:table-cell>
          <table:table-cell office:value-type="string" table:style-name="ce10">
            <text:p>CU859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359@mail.com</text:p>
          </table:table-cell>
          <table:table-cell office:value-type="float" office:value="9000000359" table:style-name="ce10">
            <text:p>9000000359</text:p>
          </table:table-cell>
          <table:table-cell office:value-type="date" office:date-value="2024-05-25T00:00:00" table:style-name="ce12">
            <text:p>25/05/2024</text:p>
          </table:table-cell>
          <table:table-cell office:value-type="date" office:date-value="2024-05-29T00:00:00" table:style-name="ce12">
            <text:p>29/05/2024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sh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60</text:p>
          </table:table-cell>
          <table:table-cell office:value-type="string" table:style-name="ce10">
            <text:p>CU860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Unknown</text:p>
          </table:table-cell>
          <table:table-cell office:value-type="float" office:value="9000000360" table:style-name="ce10">
            <text:p>9000000360</text:p>
          </table:table-cell>
          <table:table-cell office:value-type="date" office:date-value="2024-05-26T00:00:00" table:style-name="ce12">
            <text:p>26/05/2024</text:p>
          </table:table-cell>
          <table:table-cell office:value-type="date" office:date-value="2024-05-30T00:00:00" table:style-name="ce12">
            <text:p>30/05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rd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61</text:p>
          </table:table-cell>
          <table:table-cell office:value-type="string" table:style-name="ce10">
            <text:p>CU861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361@mail.com</text:p>
          </table:table-cell>
          <table:table-cell office:value-type="float" office:value="9000000361" table:style-name="ce10">
            <text:p>9000000361</text:p>
          </table:table-cell>
          <table:table-cell office:value-type="date" office:date-value="2024-05-27T00:00:00" table:style-name="ce12">
            <text:p>27/05/2024</text:p>
          </table:table-cell>
          <table:table-cell office:value-type="date" office:date-value="2024-05-31T00:00:00" table:style-name="ce12">
            <text:p>31/05/2024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OD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62</text:p>
          </table:table-cell>
          <table:table-cell office:value-type="string" table:style-name="ce10">
            <text:p>CU862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362@mail.com</text:p>
          </table:table-cell>
          <table:table-cell office:value-type="float" office:value="9000000362" table:style-name="ce10">
            <text:p>9000000362</text:p>
          </table:table-cell>
          <table:table-cell office:value-type="date" office:date-value="2024-05-28T00:00:00" table:style-name="ce12">
            <text:p>28/05/2024</text:p>
          </table:table-cell>
          <table:table-cell office:value-type="date" office:date-value="2024-06-01T00:00:00" table:style-name="ce12">
            <text:p>01/06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OD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63</text:p>
          </table:table-cell>
          <table:table-cell office:value-type="string" table:style-name="ce10">
            <text:p>CU863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363@mail.com</text:p>
          </table:table-cell>
          <table:table-cell office:value-type="string" table:style-name="ce10">
            <text:p>Unknown</text:p>
          </table:table-cell>
          <table:table-cell office:value-type="date" office:date-value="2024-05-29T00:00:00" table:style-name="ce12">
            <text:p>29/05/2024</text:p>
          </table:table-cell>
          <table:table-cell office:value-type="date" office:date-value="2024-06-02T00:00:00" table:style-name="ce12">
            <text:p>02/06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Wallet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64</text:p>
          </table:table-cell>
          <table:table-cell office:value-type="string" table:style-name="ce10">
            <text:p>CU864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364@mail.com</text:p>
          </table:table-cell>
          <table:table-cell office:value-type="float" office:value="9000000364" table:style-name="ce10">
            <text:p>9000000364</text:p>
          </table:table-cell>
          <table:table-cell office:value-type="date" office:date-value="2024-05-30T00:00:00" table:style-name="ce12">
            <text:p>30/05/2024</text:p>
          </table:table-cell>
          <table:table-cell office:value-type="date" office:date-value="2024-06-03T00:00:00" table:style-name="ce12">
            <text:p>03/06/2024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OD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65</text:p>
          </table:table-cell>
          <table:table-cell office:value-type="string" table:style-name="ce10">
            <text:p>CU865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365@mail.com</text:p>
          </table:table-cell>
          <table:table-cell office:value-type="float" office:value="9000000365" table:style-name="ce10">
            <text:p>9000000365</text:p>
          </table:table-cell>
          <table:table-cell office:value-type="date" office:date-value="2024-05-31T00:00:00" table:style-name="ce12">
            <text:p>31/05/2024</text:p>
          </table:table-cell>
          <table:table-cell office:value-type="date" office:date-value="2024-06-04T00:00:00" table:style-name="ce12">
            <text:p>04/06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OD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66</text:p>
          </table:table-cell>
          <table:table-cell office:value-type="string" table:style-name="ce10">
            <text:p>CU866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366@mail.com</text:p>
          </table:table-cell>
          <table:table-cell office:value-type="float" office:value="9000000366" table:style-name="ce10">
            <text:p>9000000366</text:p>
          </table:table-cell>
          <table:table-cell office:value-type="date" office:date-value="2024-06-01T00:00:00" table:style-name="ce12">
            <text:p>01/06/2024</text:p>
          </table:table-cell>
          <table:table-cell office:value-type="date" office:date-value="2024-06-05T00:00:00" table:style-name="ce12">
            <text:p>05/06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Wallet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67</text:p>
          </table:table-cell>
          <table:table-cell office:value-type="string" table:style-name="ce10">
            <text:p>CU867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367@mail.com</text:p>
          </table:table-cell>
          <table:table-cell office:value-type="float" office:value="9000000367" table:style-name="ce10">
            <text:p>9000000367</text:p>
          </table:table-cell>
          <table:table-cell office:value-type="date" office:date-value="2024-06-02T00:00:00" table:style-name="ce12">
            <text:p>02/06/2024</text:p>
          </table:table-cell>
          <table:table-cell office:value-type="date" office:date-value="2024-06-06T00:00:00" table:style-name="ce12">
            <text:p>06/06/2024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sh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68</text:p>
          </table:table-cell>
          <table:table-cell office:value-type="string" table:style-name="ce10">
            <text:p>CU868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368@mail.com</text:p>
          </table:table-cell>
          <table:table-cell office:value-type="float" office:value="9000000368" table:style-name="ce10">
            <text:p>9000000368</text:p>
          </table:table-cell>
          <table:table-cell office:value-type="date" office:date-value="2024-06-03T00:00:00" table:style-name="ce12">
            <text:p>03/06/2024</text:p>
          </table:table-cell>
          <table:table-cell office:value-type="date" office:date-value="2024-06-07T00:00:00" table:style-name="ce12">
            <text:p>07/06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UPI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69</text:p>
          </table:table-cell>
          <table:table-cell office:value-type="string" table:style-name="ce10">
            <text:p>CU869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369@mail.com</text:p>
          </table:table-cell>
          <table:table-cell office:value-type="float" office:value="9000000369" table:style-name="ce10">
            <text:p>9000000369</text:p>
          </table:table-cell>
          <table:table-cell office:value-type="date" office:date-value="2024-06-04T00:00:00" table:style-name="ce12">
            <text:p>04/06/2024</text:p>
          </table:table-cell>
          <table:table-cell office:value-type="date" office:date-value="2024-06-08T00:00:00" table:style-name="ce12">
            <text:p>08/06/2024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UPI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70</text:p>
          </table:table-cell>
          <table:table-cell office:value-type="string" table:style-name="ce10">
            <text:p>CU870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370@mail.com</text:p>
          </table:table-cell>
          <table:table-cell office:value-type="float" office:value="9000000370" table:style-name="ce10">
            <text:p>9000000370</text:p>
          </table:table-cell>
          <table:table-cell office:value-type="date" office:date-value="2024-06-05T00:00:00" table:style-name="ce12">
            <text:p>05/06/2024</text:p>
          </table:table-cell>
          <table:table-cell office:value-type="date" office:date-value="2024-06-09T00:00:00" table:style-name="ce12">
            <text:p>09/06/2024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rd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71</text:p>
          </table:table-cell>
          <table:table-cell office:value-type="string" table:style-name="ce10">
            <text:p>CU871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371@mail.com</text:p>
          </table:table-cell>
          <table:table-cell office:value-type="float" office:value="9000000371" table:style-name="ce10">
            <text:p>9000000371</text:p>
          </table:table-cell>
          <table:table-cell office:value-type="date" office:date-value="2024-06-06T00:00:00" table:style-name="ce12">
            <text:p>06/06/2024</text:p>
          </table:table-cell>
          <table:table-cell office:value-type="date" office:date-value="2024-06-10T00:00:00" table:style-name="ce12">
            <text:p>10/06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sh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72</text:p>
          </table:table-cell>
          <table:table-cell office:value-type="string" table:style-name="ce10">
            <text:p>CU872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372@mail.com</text:p>
          </table:table-cell>
          <table:table-cell office:value-type="float" office:value="9000000372" table:style-name="ce10">
            <text:p>9000000372</text:p>
          </table:table-cell>
          <table:table-cell office:value-type="date" office:date-value="2024-06-07T00:00:00" table:style-name="ce12">
            <text:p>07/06/2024</text:p>
          </table:table-cell>
          <table:table-cell office:value-type="date" office:date-value="2024-06-11T00:00:00" table:style-name="ce12">
            <text:p>11/06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rd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73</text:p>
          </table:table-cell>
          <table:table-cell office:value-type="string" table:style-name="ce10">
            <text:p>CU873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373@mail.com</text:p>
          </table:table-cell>
          <table:table-cell office:value-type="float" office:value="9000000373" table:style-name="ce10">
            <text:p>9000000373</text:p>
          </table:table-cell>
          <table:table-cell office:value-type="date" office:date-value="2024-06-08T00:00:00" table:style-name="ce12">
            <text:p>08/06/2024</text:p>
          </table:table-cell>
          <table:table-cell office:value-type="date" office:date-value="2024-06-12T00:00:00" table:style-name="ce12">
            <text:p>12/06/2024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UPI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74</text:p>
          </table:table-cell>
          <table:table-cell office:value-type="string" table:style-name="ce10">
            <text:p>CU874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374@mail.com</text:p>
          </table:table-cell>
          <table:table-cell office:value-type="string" table:style-name="ce10">
            <text:p>Unknown</text:p>
          </table:table-cell>
          <table:table-cell office:value-type="date" office:date-value="2024-06-09T00:00:00" table:style-name="ce12">
            <text:p>09/06/2024</text:p>
          </table:table-cell>
          <table:table-cell office:value-type="date" office:date-value="2024-06-13T00:00:00" table:style-name="ce12">
            <text:p>13/06/2024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Wallet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75</text:p>
          </table:table-cell>
          <table:table-cell office:value-type="string" table:style-name="ce10">
            <text:p>CU875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Unknown</text:p>
          </table:table-cell>
          <table:table-cell office:value-type="float" office:value="9000000375" table:style-name="ce10">
            <text:p>9000000375</text:p>
          </table:table-cell>
          <table:table-cell office:value-type="date" office:date-value="2024-06-10T00:00:00" table:style-name="ce12">
            <text:p>10/06/2024</text:p>
          </table:table-cell>
          <table:table-cell office:value-type="date" office:date-value="2024-06-14T00:00:00" table:style-name="ce12">
            <text:p>14/06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OD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76</text:p>
          </table:table-cell>
          <table:table-cell office:value-type="string" table:style-name="ce10">
            <text:p>CU876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376@mail.com</text:p>
          </table:table-cell>
          <table:table-cell office:value-type="float" office:value="9000000376" table:style-name="ce10">
            <text:p>9000000376</text:p>
          </table:table-cell>
          <table:table-cell office:value-type="date" office:date-value="2024-06-11T00:00:00" table:style-name="ce12">
            <text:p>11/06/2024</text:p>
          </table:table-cell>
          <table:table-cell office:value-type="date" office:date-value="2024-06-15T00:00:00" table:style-name="ce12">
            <text:p>15/06/2024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UPI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77</text:p>
          </table:table-cell>
          <table:table-cell office:value-type="string" table:style-name="ce10">
            <text:p>CU877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377@mail.com</text:p>
          </table:table-cell>
          <table:table-cell office:value-type="float" office:value="9000000377" table:style-name="ce10">
            <text:p>9000000377</text:p>
          </table:table-cell>
          <table:table-cell office:value-type="date" office:date-value="2024-06-12T00:00:00" table:style-name="ce12">
            <text:p>12/06/2024</text:p>
          </table:table-cell>
          <table:table-cell office:value-type="date" office:date-value="2024-06-16T00:00:00" table:style-name="ce12">
            <text:p>16/06/2024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sh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78</text:p>
          </table:table-cell>
          <table:table-cell office:value-type="string" table:style-name="ce10">
            <text:p>CU878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378@mail.com</text:p>
          </table:table-cell>
          <table:table-cell office:value-type="float" office:value="9000000378" table:style-name="ce10">
            <text:p>9000000378</text:p>
          </table:table-cell>
          <table:table-cell office:value-type="date" office:date-value="2024-06-13T00:00:00" table:style-name="ce12">
            <text:p>13/06/2024</text:p>
          </table:table-cell>
          <table:table-cell office:value-type="date" office:date-value="2024-06-17T00:00:00" table:style-name="ce12">
            <text:p>17/06/2024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UPI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79</text:p>
          </table:table-cell>
          <table:table-cell office:value-type="string" table:style-name="ce10">
            <text:p>CU879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379@mail.com</text:p>
          </table:table-cell>
          <table:table-cell office:value-type="float" office:value="9000000379" table:style-name="ce10">
            <text:p>9000000379</text:p>
          </table:table-cell>
          <table:table-cell office:value-type="date" office:date-value="2024-06-14T00:00:00" table:style-name="ce12">
            <text:p>14/06/2024</text:p>
          </table:table-cell>
          <table:table-cell office:value-type="date" office:date-value="2024-06-18T00:00:00" table:style-name="ce12">
            <text:p>18/06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sh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80</text:p>
          </table:table-cell>
          <table:table-cell office:value-type="string" table:style-name="ce10">
            <text:p>CU880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380@mail.com</text:p>
          </table:table-cell>
          <table:table-cell office:value-type="float" office:value="9000000380" table:style-name="ce10">
            <text:p>9000000380</text:p>
          </table:table-cell>
          <table:table-cell office:value-type="date" office:date-value="2024-06-15T00:00:00" table:style-name="ce12">
            <text:p>15/06/2024</text:p>
          </table:table-cell>
          <table:table-cell office:value-type="date" office:date-value="2024-06-19T00:00:00" table:style-name="ce12">
            <text:p>19/06/2024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sh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81</text:p>
          </table:table-cell>
          <table:table-cell office:value-type="string" table:style-name="ce10">
            <text:p>CU881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381@mail.com</text:p>
          </table:table-cell>
          <table:table-cell office:value-type="float" office:value="9000000381" table:style-name="ce10">
            <text:p>9000000381</text:p>
          </table:table-cell>
          <table:table-cell office:value-type="date" office:date-value="2024-06-16T00:00:00" table:style-name="ce12">
            <text:p>16/06/2024</text:p>
          </table:table-cell>
          <table:table-cell office:value-type="date" office:date-value="2024-06-20T00:00:00" table:style-name="ce12">
            <text:p>20/06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sh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82</text:p>
          </table:table-cell>
          <table:table-cell office:value-type="string" table:style-name="ce10">
            <text:p>CU882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382@mail.com</text:p>
          </table:table-cell>
          <table:table-cell office:value-type="float" office:value="9000000382" table:style-name="ce10">
            <text:p>9000000382</text:p>
          </table:table-cell>
          <table:table-cell office:value-type="date" office:date-value="2024-06-17T00:00:00" table:style-name="ce12">
            <text:p>17/06/2024</text:p>
          </table:table-cell>
          <table:table-cell office:value-type="date" office:date-value="2024-06-21T00:00:00" table:style-name="ce12">
            <text:p>21/06/2024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rd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83</text:p>
          </table:table-cell>
          <table:table-cell office:value-type="string" table:style-name="ce10">
            <text:p>CU883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383@mail.com</text:p>
          </table:table-cell>
          <table:table-cell office:value-type="float" office:value="9000000383" table:style-name="ce10">
            <text:p>9000000383</text:p>
          </table:table-cell>
          <table:table-cell office:value-type="date" office:date-value="2024-06-18T00:00:00" table:style-name="ce12">
            <text:p>18/06/2024</text:p>
          </table:table-cell>
          <table:table-cell office:value-type="date" office:date-value="2024-06-22T00:00:00" table:style-name="ce12">
            <text:p>22/06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Wallet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84</text:p>
          </table:table-cell>
          <table:table-cell office:value-type="string" table:style-name="ce10">
            <text:p>CU884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384@mail.com</text:p>
          </table:table-cell>
          <table:table-cell office:value-type="float" office:value="9000000384" table:style-name="ce10">
            <text:p>9000000384</text:p>
          </table:table-cell>
          <table:table-cell office:value-type="date" office:date-value="2024-06-19T00:00:00" table:style-name="ce12">
            <text:p>19/06/2024</text:p>
          </table:table-cell>
          <table:table-cell office:value-type="date" office:date-value="2024-06-23T00:00:00" table:style-name="ce12">
            <text:p>23/06/2024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UPI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85</text:p>
          </table:table-cell>
          <table:table-cell office:value-type="string" table:style-name="ce10">
            <text:p>CU885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385@mail.com</text:p>
          </table:table-cell>
          <table:table-cell office:value-type="string" table:style-name="ce10">
            <text:p>Unknown</text:p>
          </table:table-cell>
          <table:table-cell office:value-type="date" office:date-value="2024-06-20T00:00:00" table:style-name="ce12">
            <text:p>20/06/2024</text:p>
          </table:table-cell>
          <table:table-cell office:value-type="date" office:date-value="2024-06-24T00:00:00" table:style-name="ce12">
            <text:p>24/06/2024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Wallet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86</text:p>
          </table:table-cell>
          <table:table-cell office:value-type="string" table:style-name="ce10">
            <text:p>CU886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386@mail.com</text:p>
          </table:table-cell>
          <table:table-cell office:value-type="float" office:value="9000000386" table:style-name="ce10">
            <text:p>9000000386</text:p>
          </table:table-cell>
          <table:table-cell office:value-type="date" office:date-value="2024-06-21T00:00:00" table:style-name="ce12">
            <text:p>21/06/2024</text:p>
          </table:table-cell>
          <table:table-cell office:value-type="date" office:date-value="2024-06-25T00:00:00" table:style-name="ce12">
            <text:p>25/06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OD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87</text:p>
          </table:table-cell>
          <table:table-cell office:value-type="string" table:style-name="ce10">
            <text:p>CU887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387@mail.com</text:p>
          </table:table-cell>
          <table:table-cell office:value-type="float" office:value="9000000387" table:style-name="ce10">
            <text:p>9000000387</text:p>
          </table:table-cell>
          <table:table-cell office:value-type="date" office:date-value="2024-06-22T00:00:00" table:style-name="ce12">
            <text:p>22/06/2024</text:p>
          </table:table-cell>
          <table:table-cell office:value-type="date" office:date-value="2024-06-26T00:00:00" table:style-name="ce12">
            <text:p>26/06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UPI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88</text:p>
          </table:table-cell>
          <table:table-cell office:value-type="string" table:style-name="ce10">
            <text:p>CU888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388@mail.com</text:p>
          </table:table-cell>
          <table:table-cell office:value-type="float" office:value="9000000388" table:style-name="ce10">
            <text:p>9000000388</text:p>
          </table:table-cell>
          <table:table-cell office:value-type="date" office:date-value="2024-06-23T00:00:00" table:style-name="ce12">
            <text:p>23/06/2024</text:p>
          </table:table-cell>
          <table:table-cell office:value-type="date" office:date-value="2024-06-27T00:00:00" table:style-name="ce12">
            <text:p>27/06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Wallet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89</text:p>
          </table:table-cell>
          <table:table-cell office:value-type="string" table:style-name="ce10">
            <text:p>CU889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389@mail.com</text:p>
          </table:table-cell>
          <table:table-cell office:value-type="float" office:value="9000000389" table:style-name="ce10">
            <text:p>9000000389</text:p>
          </table:table-cell>
          <table:table-cell office:value-type="date" office:date-value="2024-06-24T00:00:00" table:style-name="ce12">
            <text:p>24/06/2024</text:p>
          </table:table-cell>
          <table:table-cell office:value-type="date" office:date-value="2024-06-28T00:00:00" table:style-name="ce12">
            <text:p>28/06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Wallet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90</text:p>
          </table:table-cell>
          <table:table-cell office:value-type="string" table:style-name="ce10">
            <text:p>CU890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Unknown</text:p>
          </table:table-cell>
          <table:table-cell office:value-type="float" office:value="9000000390" table:style-name="ce10">
            <text:p>9000000390</text:p>
          </table:table-cell>
          <table:table-cell office:value-type="date" office:date-value="2024-06-25T00:00:00" table:style-name="ce12">
            <text:p>25/06/2024</text:p>
          </table:table-cell>
          <table:table-cell office:value-type="date" office:date-value="2024-06-29T00:00:00" table:style-name="ce12">
            <text:p>29/06/2024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OD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91</text:p>
          </table:table-cell>
          <table:table-cell office:value-type="string" table:style-name="ce10">
            <text:p>CU891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391@mail.com</text:p>
          </table:table-cell>
          <table:table-cell office:value-type="float" office:value="9000000391" table:style-name="ce10">
            <text:p>9000000391</text:p>
          </table:table-cell>
          <table:table-cell office:value-type="date" office:date-value="2024-06-26T00:00:00" table:style-name="ce12">
            <text:p>26/06/2024</text:p>
          </table:table-cell>
          <table:table-cell office:value-type="date" office:date-value="2024-06-30T00:00:00" table:style-name="ce12">
            <text:p>30/06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sh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92</text:p>
          </table:table-cell>
          <table:table-cell office:value-type="string" table:style-name="ce10">
            <text:p>CU892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392@mail.com</text:p>
          </table:table-cell>
          <table:table-cell office:value-type="float" office:value="9000000392" table:style-name="ce10">
            <text:p>9000000392</text:p>
          </table:table-cell>
          <table:table-cell office:value-type="date" office:date-value="2024-06-27T00:00:00" table:style-name="ce12">
            <text:p>27/06/2024</text:p>
          </table:table-cell>
          <table:table-cell office:value-type="date" office:date-value="2024-07-01T00:00:00" table:style-name="ce12">
            <text:p>01/07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UPI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93</text:p>
          </table:table-cell>
          <table:table-cell office:value-type="string" table:style-name="ce10">
            <text:p>CU893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393@mail.com</text:p>
          </table:table-cell>
          <table:table-cell office:value-type="float" office:value="9000000393" table:style-name="ce10">
            <text:p>9000000393</text:p>
          </table:table-cell>
          <table:table-cell office:value-type="date" office:date-value="2024-06-28T00:00:00" table:style-name="ce12">
            <text:p>28/06/2024</text:p>
          </table:table-cell>
          <table:table-cell office:value-type="date" office:date-value="2024-07-02T00:00:00" table:style-name="ce12">
            <text:p>02/07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UPI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94</text:p>
          </table:table-cell>
          <table:table-cell office:value-type="string" table:style-name="ce10">
            <text:p>CU894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394@mail.com</text:p>
          </table:table-cell>
          <table:table-cell office:value-type="float" office:value="9000000394" table:style-name="ce10">
            <text:p>9000000394</text:p>
          </table:table-cell>
          <table:table-cell office:value-type="date" office:date-value="2024-06-29T00:00:00" table:style-name="ce12">
            <text:p>29/06/2024</text:p>
          </table:table-cell>
          <table:table-cell office:value-type="date" office:date-value="2024-07-03T00:00:00" table:style-name="ce12">
            <text:p>03/07/2024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OD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95</text:p>
          </table:table-cell>
          <table:table-cell office:value-type="string" table:style-name="ce10">
            <text:p>CU895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395@mail.com</text:p>
          </table:table-cell>
          <table:table-cell office:value-type="float" office:value="9000000395" table:style-name="ce10">
            <text:p>9000000395</text:p>
          </table:table-cell>
          <table:table-cell office:value-type="date" office:date-value="2024-06-30T00:00:00" table:style-name="ce12">
            <text:p>30/06/2024</text:p>
          </table:table-cell>
          <table:table-cell office:value-type="date" office:date-value="2024-07-04T00:00:00" table:style-name="ce12">
            <text:p>04/07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sh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96</text:p>
          </table:table-cell>
          <table:table-cell office:value-type="string" table:style-name="ce10">
            <text:p>CU896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396@mail.com</text:p>
          </table:table-cell>
          <table:table-cell office:value-type="string" table:style-name="ce10">
            <text:p>Unknown</text:p>
          </table:table-cell>
          <table:table-cell office:value-type="date" office:date-value="2024-07-01T00:00:00" table:style-name="ce12">
            <text:p>01/07/2024</text:p>
          </table:table-cell>
          <table:table-cell office:value-type="date" office:date-value="2024-07-05T00:00:00" table:style-name="ce12">
            <text:p>05/07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UPI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97</text:p>
          </table:table-cell>
          <table:table-cell office:value-type="string" table:style-name="ce10">
            <text:p>CU897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397@mail.com</text:p>
          </table:table-cell>
          <table:table-cell office:value-type="float" office:value="9000000397" table:style-name="ce10">
            <text:p>9000000397</text:p>
          </table:table-cell>
          <table:table-cell office:value-type="date" office:date-value="2024-07-02T00:00:00" table:style-name="ce12">
            <text:p>02/07/2024</text:p>
          </table:table-cell>
          <table:table-cell office:value-type="date" office:date-value="2024-07-06T00:00:00" table:style-name="ce12">
            <text:p>06/07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UPI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98</text:p>
          </table:table-cell>
          <table:table-cell office:value-type="string" table:style-name="ce10">
            <text:p>CU898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398@mail.com</text:p>
          </table:table-cell>
          <table:table-cell office:value-type="float" office:value="9000000398" table:style-name="ce10">
            <text:p>9000000398</text:p>
          </table:table-cell>
          <table:table-cell office:value-type="date" office:date-value="2024-07-03T00:00:00" table:style-name="ce12">
            <text:p>03/07/2024</text:p>
          </table:table-cell>
          <table:table-cell office:value-type="date" office:date-value="2024-07-07T00:00:00" table:style-name="ce12">
            <text:p>07/07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UPI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699</text:p>
          </table:table-cell>
          <table:table-cell office:value-type="string" table:style-name="ce10">
            <text:p>CU899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399@mail.com</text:p>
          </table:table-cell>
          <table:table-cell office:value-type="float" office:value="9000000399" table:style-name="ce10">
            <text:p>9000000399</text:p>
          </table:table-cell>
          <table:table-cell office:value-type="date" office:date-value="2024-07-04T00:00:00" table:style-name="ce12">
            <text:p>04/07/2024</text:p>
          </table:table-cell>
          <table:table-cell office:value-type="date" office:date-value="2024-07-08T00:00:00" table:style-name="ce12">
            <text:p>08/07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sh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00</text:p>
          </table:table-cell>
          <table:table-cell office:value-type="string" table:style-name="ce10">
            <text:p>CU900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400@mail.com</text:p>
          </table:table-cell>
          <table:table-cell office:value-type="float" office:value="9000000400" table:style-name="ce10">
            <text:p>9000000400</text:p>
          </table:table-cell>
          <table:table-cell office:value-type="date" office:date-value="2024-07-05T00:00:00" table:style-name="ce12">
            <text:p>05/07/2024</text:p>
          </table:table-cell>
          <table:table-cell office:value-type="date" office:date-value="2024-07-09T00:00:00" table:style-name="ce12">
            <text:p>09/07/2024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OD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01</text:p>
          </table:table-cell>
          <table:table-cell office:value-type="string" table:style-name="ce10">
            <text:p>CU901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401@mail.com</text:p>
          </table:table-cell>
          <table:table-cell office:value-type="float" office:value="9000000401" table:style-name="ce10">
            <text:p>9000000401</text:p>
          </table:table-cell>
          <table:table-cell office:value-type="date" office:date-value="2024-07-06T00:00:00" table:style-name="ce12">
            <text:p>06/07/2024</text:p>
          </table:table-cell>
          <table:table-cell office:value-type="date" office:date-value="2024-07-10T00:00:00" table:style-name="ce12">
            <text:p>10/07/2024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UPI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02</text:p>
          </table:table-cell>
          <table:table-cell office:value-type="string" table:style-name="ce10">
            <text:p>CU902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402@mail.com</text:p>
          </table:table-cell>
          <table:table-cell office:value-type="float" office:value="9000000402" table:style-name="ce10">
            <text:p>9000000402</text:p>
          </table:table-cell>
          <table:table-cell office:value-type="date" office:date-value="2024-07-07T00:00:00" table:style-name="ce12">
            <text:p>07/07/2024</text:p>
          </table:table-cell>
          <table:table-cell office:value-type="date" office:date-value="2024-07-11T00:00:00" table:style-name="ce12">
            <text:p>11/07/2024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Wallet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03</text:p>
          </table:table-cell>
          <table:table-cell office:value-type="string" table:style-name="ce10">
            <text:p>CU903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403@mail.com</text:p>
          </table:table-cell>
          <table:table-cell office:value-type="float" office:value="9000000403" table:style-name="ce10">
            <text:p>9000000403</text:p>
          </table:table-cell>
          <table:table-cell office:value-type="date" office:date-value="2024-07-08T00:00:00" table:style-name="ce12">
            <text:p>08/07/2024</text:p>
          </table:table-cell>
          <table:table-cell office:value-type="date" office:date-value="2024-07-12T00:00:00" table:style-name="ce12">
            <text:p>12/07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sh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04</text:p>
          </table:table-cell>
          <table:table-cell office:value-type="string" table:style-name="ce10">
            <text:p>CU904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404@mail.com</text:p>
          </table:table-cell>
          <table:table-cell office:value-type="float" office:value="9000000404" table:style-name="ce10">
            <text:p>9000000404</text:p>
          </table:table-cell>
          <table:table-cell office:value-type="date" office:date-value="2024-07-09T00:00:00" table:style-name="ce12">
            <text:p>09/07/2024</text:p>
          </table:table-cell>
          <table:table-cell office:value-type="date" office:date-value="2024-07-13T00:00:00" table:style-name="ce12">
            <text:p>13/07/2024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rd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05</text:p>
          </table:table-cell>
          <table:table-cell office:value-type="string" table:style-name="ce10">
            <text:p>CU905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Unknown</text:p>
          </table:table-cell>
          <table:table-cell office:value-type="float" office:value="9000000405" table:style-name="ce10">
            <text:p>9000000405</text:p>
          </table:table-cell>
          <table:table-cell office:value-type="date" office:date-value="2024-07-10T00:00:00" table:style-name="ce12">
            <text:p>10/07/2024</text:p>
          </table:table-cell>
          <table:table-cell office:value-type="date" office:date-value="2024-07-14T00:00:00" table:style-name="ce12">
            <text:p>14/07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OD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06</text:p>
          </table:table-cell>
          <table:table-cell office:value-type="string" table:style-name="ce10">
            <text:p>CU906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406@mail.com</text:p>
          </table:table-cell>
          <table:table-cell office:value-type="float" office:value="9000000406" table:style-name="ce10">
            <text:p>9000000406</text:p>
          </table:table-cell>
          <table:table-cell office:value-type="date" office:date-value="2024-07-11T00:00:00" table:style-name="ce12">
            <text:p>11/07/2024</text:p>
          </table:table-cell>
          <table:table-cell office:value-type="date" office:date-value="2024-07-15T00:00:00" table:style-name="ce12">
            <text:p>15/07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Wallet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07</text:p>
          </table:table-cell>
          <table:table-cell office:value-type="string" table:style-name="ce10">
            <text:p>CU907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407@mail.com</text:p>
          </table:table-cell>
          <table:table-cell office:value-type="string" table:style-name="ce10">
            <text:p>Unknown</text:p>
          </table:table-cell>
          <table:table-cell office:value-type="date" office:date-value="2024-07-12T00:00:00" table:style-name="ce12">
            <text:p>12/07/2024</text:p>
          </table:table-cell>
          <table:table-cell office:value-type="date" office:date-value="2024-07-16T00:00:00" table:style-name="ce12">
            <text:p>16/07/2024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UPI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08</text:p>
          </table:table-cell>
          <table:table-cell office:value-type="string" table:style-name="ce10">
            <text:p>CU908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408@mail.com</text:p>
          </table:table-cell>
          <table:table-cell office:value-type="float" office:value="9000000408" table:style-name="ce10">
            <text:p>9000000408</text:p>
          </table:table-cell>
          <table:table-cell office:value-type="date" office:date-value="2024-07-13T00:00:00" table:style-name="ce12">
            <text:p>13/07/2024</text:p>
          </table:table-cell>
          <table:table-cell office:value-type="date" office:date-value="2024-07-17T00:00:00" table:style-name="ce12">
            <text:p>17/07/2024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rd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09</text:p>
          </table:table-cell>
          <table:table-cell office:value-type="string" table:style-name="ce10">
            <text:p>CU909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409@mail.com</text:p>
          </table:table-cell>
          <table:table-cell office:value-type="float" office:value="9000000409" table:style-name="ce10">
            <text:p>9000000409</text:p>
          </table:table-cell>
          <table:table-cell office:value-type="date" office:date-value="2024-07-14T00:00:00" table:style-name="ce12">
            <text:p>14/07/2024</text:p>
          </table:table-cell>
          <table:table-cell office:value-type="date" office:date-value="2024-07-18T00:00:00" table:style-name="ce12">
            <text:p>18/07/2024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OD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10</text:p>
          </table:table-cell>
          <table:table-cell office:value-type="string" table:style-name="ce10">
            <text:p>CU910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410@mail.com</text:p>
          </table:table-cell>
          <table:table-cell office:value-type="float" office:value="9000000410" table:style-name="ce10">
            <text:p>9000000410</text:p>
          </table:table-cell>
          <table:table-cell office:value-type="date" office:date-value="2024-07-15T00:00:00" table:style-name="ce12">
            <text:p>15/07/2024</text:p>
          </table:table-cell>
          <table:table-cell office:value-type="date" office:date-value="2024-07-19T00:00:00" table:style-name="ce12">
            <text:p>19/07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sh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11</text:p>
          </table:table-cell>
          <table:table-cell office:value-type="string" table:style-name="ce10">
            <text:p>CU911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411@mail.com</text:p>
          </table:table-cell>
          <table:table-cell office:value-type="float" office:value="9000000411" table:style-name="ce10">
            <text:p>9000000411</text:p>
          </table:table-cell>
          <table:table-cell office:value-type="date" office:date-value="2024-07-16T00:00:00" table:style-name="ce12">
            <text:p>16/07/2024</text:p>
          </table:table-cell>
          <table:table-cell office:value-type="date" office:date-value="2024-07-20T00:00:00" table:style-name="ce12">
            <text:p>20/07/2024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rd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12</text:p>
          </table:table-cell>
          <table:table-cell office:value-type="string" table:style-name="ce10">
            <text:p>CU912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412@mail.com</text:p>
          </table:table-cell>
          <table:table-cell office:value-type="float" office:value="9000000412" table:style-name="ce10">
            <text:p>9000000412</text:p>
          </table:table-cell>
          <table:table-cell office:value-type="date" office:date-value="2024-07-17T00:00:00" table:style-name="ce12">
            <text:p>17/07/2024</text:p>
          </table:table-cell>
          <table:table-cell office:value-type="date" office:date-value="2024-07-21T00:00:00" table:style-name="ce12">
            <text:p>21/07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rd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13</text:p>
          </table:table-cell>
          <table:table-cell office:value-type="string" table:style-name="ce10">
            <text:p>CU913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413@mail.com</text:p>
          </table:table-cell>
          <table:table-cell office:value-type="float" office:value="9000000413" table:style-name="ce10">
            <text:p>9000000413</text:p>
          </table:table-cell>
          <table:table-cell office:value-type="date" office:date-value="2024-07-18T00:00:00" table:style-name="ce12">
            <text:p>18/07/2024</text:p>
          </table:table-cell>
          <table:table-cell office:value-type="date" office:date-value="2024-07-22T00:00:00" table:style-name="ce12">
            <text:p>22/07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Wallet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14</text:p>
          </table:table-cell>
          <table:table-cell office:value-type="string" table:style-name="ce10">
            <text:p>CU914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414@mail.com</text:p>
          </table:table-cell>
          <table:table-cell office:value-type="float" office:value="9000000414" table:style-name="ce10">
            <text:p>9000000414</text:p>
          </table:table-cell>
          <table:table-cell office:value-type="date" office:date-value="2024-07-19T00:00:00" table:style-name="ce12">
            <text:p>19/07/2024</text:p>
          </table:table-cell>
          <table:table-cell office:value-type="date" office:date-value="2024-07-23T00:00:00" table:style-name="ce12">
            <text:p>23/07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OD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15</text:p>
          </table:table-cell>
          <table:table-cell office:value-type="string" table:style-name="ce10">
            <text:p>CU915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415@mail.com</text:p>
          </table:table-cell>
          <table:table-cell office:value-type="float" office:value="9000000415" table:style-name="ce10">
            <text:p>9000000415</text:p>
          </table:table-cell>
          <table:table-cell office:value-type="date" office:date-value="2024-07-20T00:00:00" table:style-name="ce12">
            <text:p>20/07/2024</text:p>
          </table:table-cell>
          <table:table-cell office:value-type="date" office:date-value="2024-07-24T00:00:00" table:style-name="ce12">
            <text:p>24/07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Wallet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16</text:p>
          </table:table-cell>
          <table:table-cell office:value-type="string" table:style-name="ce10">
            <text:p>CU916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416@mail.com</text:p>
          </table:table-cell>
          <table:table-cell office:value-type="float" office:value="9000000416" table:style-name="ce10">
            <text:p>9000000416</text:p>
          </table:table-cell>
          <table:table-cell office:value-type="date" office:date-value="2024-07-21T00:00:00" table:style-name="ce12">
            <text:p>21/07/2024</text:p>
          </table:table-cell>
          <table:table-cell office:value-type="date" office:date-value="2024-07-25T00:00:00" table:style-name="ce12">
            <text:p>25/07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Wallet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17</text:p>
          </table:table-cell>
          <table:table-cell office:value-type="string" table:style-name="ce10">
            <text:p>CU917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417@mail.com</text:p>
          </table:table-cell>
          <table:table-cell office:value-type="float" office:value="9000000417" table:style-name="ce10">
            <text:p>9000000417</text:p>
          </table:table-cell>
          <table:table-cell office:value-type="date" office:date-value="2024-07-22T00:00:00" table:style-name="ce12">
            <text:p>22/07/2024</text:p>
          </table:table-cell>
          <table:table-cell office:value-type="date" office:date-value="2024-07-26T00:00:00" table:style-name="ce12">
            <text:p>26/07/2024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UPI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18</text:p>
          </table:table-cell>
          <table:table-cell office:value-type="string" table:style-name="ce10">
            <text:p>CU918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418@mail.com</text:p>
          </table:table-cell>
          <table:table-cell office:value-type="string" table:style-name="ce10">
            <text:p>Unknown</text:p>
          </table:table-cell>
          <table:table-cell office:value-type="date" office:date-value="2024-07-23T00:00:00" table:style-name="ce12">
            <text:p>23/07/2024</text:p>
          </table:table-cell>
          <table:table-cell office:value-type="date" office:date-value="2024-07-27T00:00:00" table:style-name="ce12">
            <text:p>27/07/2024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sh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19</text:p>
          </table:table-cell>
          <table:table-cell office:value-type="string" table:style-name="ce10">
            <text:p>CU919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419@mail.com</text:p>
          </table:table-cell>
          <table:table-cell office:value-type="float" office:value="9000000419" table:style-name="ce10">
            <text:p>9000000419</text:p>
          </table:table-cell>
          <table:table-cell office:value-type="date" office:date-value="2024-07-24T00:00:00" table:style-name="ce12">
            <text:p>24/07/2024</text:p>
          </table:table-cell>
          <table:table-cell office:value-type="date" office:date-value="2024-07-28T00:00:00" table:style-name="ce12">
            <text:p>28/07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rd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20</text:p>
          </table:table-cell>
          <table:table-cell office:value-type="string" table:style-name="ce10">
            <text:p>CU920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Unknown</text:p>
          </table:table-cell>
          <table:table-cell office:value-type="float" office:value="9000000420" table:style-name="ce10">
            <text:p>9000000420</text:p>
          </table:table-cell>
          <table:table-cell office:value-type="date" office:date-value="2024-07-25T00:00:00" table:style-name="ce12">
            <text:p>25/07/2024</text:p>
          </table:table-cell>
          <table:table-cell office:value-type="date" office:date-value="2024-07-29T00:00:00" table:style-name="ce12">
            <text:p>29/07/2024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OD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21</text:p>
          </table:table-cell>
          <table:table-cell office:value-type="string" table:style-name="ce10">
            <text:p>CU921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421@mail.com</text:p>
          </table:table-cell>
          <table:table-cell office:value-type="float" office:value="9000000421" table:style-name="ce10">
            <text:p>9000000421</text:p>
          </table:table-cell>
          <table:table-cell office:value-type="date" office:date-value="2024-07-26T00:00:00" table:style-name="ce12">
            <text:p>26/07/2024</text:p>
          </table:table-cell>
          <table:table-cell office:value-type="date" office:date-value="2024-07-30T00:00:00" table:style-name="ce12">
            <text:p>30/07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sh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22</text:p>
          </table:table-cell>
          <table:table-cell office:value-type="string" table:style-name="ce10">
            <text:p>CU922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422@mail.com</text:p>
          </table:table-cell>
          <table:table-cell office:value-type="float" office:value="9000000422" table:style-name="ce10">
            <text:p>9000000422</text:p>
          </table:table-cell>
          <table:table-cell office:value-type="date" office:date-value="2024-07-27T00:00:00" table:style-name="ce12">
            <text:p>27/07/2024</text:p>
          </table:table-cell>
          <table:table-cell office:value-type="date" office:date-value="2024-07-31T00:00:00" table:style-name="ce12">
            <text:p>31/07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sh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23</text:p>
          </table:table-cell>
          <table:table-cell office:value-type="string" table:style-name="ce10">
            <text:p>CU923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423@mail.com</text:p>
          </table:table-cell>
          <table:table-cell office:value-type="float" office:value="9000000423" table:style-name="ce10">
            <text:p>9000000423</text:p>
          </table:table-cell>
          <table:table-cell office:value-type="date" office:date-value="2024-07-28T00:00:00" table:style-name="ce12">
            <text:p>28/07/2024</text:p>
          </table:table-cell>
          <table:table-cell office:value-type="date" office:date-value="2024-08-01T00:00:00" table:style-name="ce12">
            <text:p>01/08/2024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OD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24</text:p>
          </table:table-cell>
          <table:table-cell office:value-type="string" table:style-name="ce10">
            <text:p>CU924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424@mail.com</text:p>
          </table:table-cell>
          <table:table-cell office:value-type="float" office:value="9000000424" table:style-name="ce10">
            <text:p>9000000424</text:p>
          </table:table-cell>
          <table:table-cell office:value-type="date" office:date-value="2024-07-29T00:00:00" table:style-name="ce12">
            <text:p>29/07/2024</text:p>
          </table:table-cell>
          <table:table-cell office:value-type="date" office:date-value="2024-08-02T00:00:00" table:style-name="ce12">
            <text:p>02/08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sh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25</text:p>
          </table:table-cell>
          <table:table-cell office:value-type="string" table:style-name="ce10">
            <text:p>CU925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425@mail.com</text:p>
          </table:table-cell>
          <table:table-cell office:value-type="float" office:value="9000000425" table:style-name="ce10">
            <text:p>9000000425</text:p>
          </table:table-cell>
          <table:table-cell office:value-type="date" office:date-value="2024-07-30T00:00:00" table:style-name="ce12">
            <text:p>30/07/2024</text:p>
          </table:table-cell>
          <table:table-cell office:value-type="date" office:date-value="2024-08-03T00:00:00" table:style-name="ce12">
            <text:p>03/08/2024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UPI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26</text:p>
          </table:table-cell>
          <table:table-cell office:value-type="string" table:style-name="ce10">
            <text:p>CU926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426@mail.com</text:p>
          </table:table-cell>
          <table:table-cell office:value-type="float" office:value="9000000426" table:style-name="ce10">
            <text:p>9000000426</text:p>
          </table:table-cell>
          <table:table-cell office:value-type="date" office:date-value="2024-07-31T00:00:00" table:style-name="ce12">
            <text:p>31/07/2024</text:p>
          </table:table-cell>
          <table:table-cell office:value-type="date" office:date-value="2024-08-04T00:00:00" table:style-name="ce12">
            <text:p>04/08/2024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sh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27</text:p>
          </table:table-cell>
          <table:table-cell office:value-type="string" table:style-name="ce10">
            <text:p>CU927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427@mail.com</text:p>
          </table:table-cell>
          <table:table-cell office:value-type="float" office:value="9000000427" table:style-name="ce10">
            <text:p>9000000427</text:p>
          </table:table-cell>
          <table:table-cell office:value-type="date" office:date-value="2024-08-01T00:00:00" table:style-name="ce12">
            <text:p>01/08/2024</text:p>
          </table:table-cell>
          <table:table-cell office:value-type="date" office:date-value="2024-08-05T00:00:00" table:style-name="ce12">
            <text:p>05/08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UPI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28</text:p>
          </table:table-cell>
          <table:table-cell office:value-type="string" table:style-name="ce10">
            <text:p>CU928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428@mail.com</text:p>
          </table:table-cell>
          <table:table-cell office:value-type="float" office:value="9000000428" table:style-name="ce10">
            <text:p>9000000428</text:p>
          </table:table-cell>
          <table:table-cell office:value-type="date" office:date-value="2024-08-02T00:00:00" table:style-name="ce12">
            <text:p>02/08/2024</text:p>
          </table:table-cell>
          <table:table-cell office:value-type="date" office:date-value="2024-08-06T00:00:00" table:style-name="ce12">
            <text:p>06/08/2024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rd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29</text:p>
          </table:table-cell>
          <table:table-cell office:value-type="string" table:style-name="ce10">
            <text:p>CU929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429@mail.com</text:p>
          </table:table-cell>
          <table:table-cell office:value-type="string" table:style-name="ce10">
            <text:p>Unknown</text:p>
          </table:table-cell>
          <table:table-cell office:value-type="date" office:date-value="2024-08-03T00:00:00" table:style-name="ce12">
            <text:p>03/08/2024</text:p>
          </table:table-cell>
          <table:table-cell office:value-type="date" office:date-value="2024-08-07T00:00:00" table:style-name="ce12">
            <text:p>07/08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rd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30</text:p>
          </table:table-cell>
          <table:table-cell office:value-type="string" table:style-name="ce10">
            <text:p>CU930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430@mail.com</text:p>
          </table:table-cell>
          <table:table-cell office:value-type="float" office:value="9000000430" table:style-name="ce10">
            <text:p>9000000430</text:p>
          </table:table-cell>
          <table:table-cell office:value-type="date" office:date-value="2024-08-04T00:00:00" table:style-name="ce12">
            <text:p>04/08/2024</text:p>
          </table:table-cell>
          <table:table-cell office:value-type="date" office:date-value="2024-08-08T00:00:00" table:style-name="ce12">
            <text:p>08/08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Wallet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31</text:p>
          </table:table-cell>
          <table:table-cell office:value-type="string" table:style-name="ce10">
            <text:p>CU931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431@mail.com</text:p>
          </table:table-cell>
          <table:table-cell office:value-type="float" office:value="9000000431" table:style-name="ce10">
            <text:p>9000000431</text:p>
          </table:table-cell>
          <table:table-cell office:value-type="date" office:date-value="2024-08-05T00:00:00" table:style-name="ce12">
            <text:p>05/08/2024</text:p>
          </table:table-cell>
          <table:table-cell office:value-type="date" office:date-value="2024-08-09T00:00:00" table:style-name="ce12">
            <text:p>09/08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UPI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32</text:p>
          </table:table-cell>
          <table:table-cell office:value-type="string" table:style-name="ce10">
            <text:p>CU932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432@mail.com</text:p>
          </table:table-cell>
          <table:table-cell office:value-type="float" office:value="9000000432" table:style-name="ce10">
            <text:p>9000000432</text:p>
          </table:table-cell>
          <table:table-cell office:value-type="date" office:date-value="2024-08-06T00:00:00" table:style-name="ce12">
            <text:p>06/08/2024</text:p>
          </table:table-cell>
          <table:table-cell office:value-type="date" office:date-value="2024-08-10T00:00:00" table:style-name="ce12">
            <text:p>10/08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rd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33</text:p>
          </table:table-cell>
          <table:table-cell office:value-type="string" table:style-name="ce10">
            <text:p>CU933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433@mail.com</text:p>
          </table:table-cell>
          <table:table-cell office:value-type="float" office:value="9000000433" table:style-name="ce10">
            <text:p>9000000433</text:p>
          </table:table-cell>
          <table:table-cell office:value-type="date" office:date-value="2024-08-07T00:00:00" table:style-name="ce12">
            <text:p>07/08/2024</text:p>
          </table:table-cell>
          <table:table-cell office:value-type="date" office:date-value="2024-08-11T00:00:00" table:style-name="ce12">
            <text:p>11/08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sh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34</text:p>
          </table:table-cell>
          <table:table-cell office:value-type="string" table:style-name="ce10">
            <text:p>CU934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434@mail.com</text:p>
          </table:table-cell>
          <table:table-cell office:value-type="float" office:value="9000000434" table:style-name="ce10">
            <text:p>9000000434</text:p>
          </table:table-cell>
          <table:table-cell office:value-type="date" office:date-value="2024-08-08T00:00:00" table:style-name="ce12">
            <text:p>08/08/2024</text:p>
          </table:table-cell>
          <table:table-cell office:value-type="date" office:date-value="2024-08-12T00:00:00" table:style-name="ce12">
            <text:p>12/08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OD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35</text:p>
          </table:table-cell>
          <table:table-cell office:value-type="string" table:style-name="ce10">
            <text:p>CU935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Unknown</text:p>
          </table:table-cell>
          <table:table-cell office:value-type="float" office:value="9000000435" table:style-name="ce10">
            <text:p>9000000435</text:p>
          </table:table-cell>
          <table:table-cell office:value-type="date" office:date-value="2024-08-09T00:00:00" table:style-name="ce12">
            <text:p>09/08/2024</text:p>
          </table:table-cell>
          <table:table-cell office:value-type="date" office:date-value="2024-08-13T00:00:00" table:style-name="ce12">
            <text:p>13/08/2024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OD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36</text:p>
          </table:table-cell>
          <table:table-cell office:value-type="string" table:style-name="ce10">
            <text:p>CU936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436@mail.com</text:p>
          </table:table-cell>
          <table:table-cell office:value-type="float" office:value="9000000436" table:style-name="ce10">
            <text:p>9000000436</text:p>
          </table:table-cell>
          <table:table-cell office:value-type="date" office:date-value="2024-08-10T00:00:00" table:style-name="ce12">
            <text:p>10/08/2024</text:p>
          </table:table-cell>
          <table:table-cell office:value-type="date" office:date-value="2024-08-14T00:00:00" table:style-name="ce12">
            <text:p>14/08/2024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UPI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37</text:p>
          </table:table-cell>
          <table:table-cell office:value-type="string" table:style-name="ce10">
            <text:p>CU937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437@mail.com</text:p>
          </table:table-cell>
          <table:table-cell office:value-type="float" office:value="9000000437" table:style-name="ce10">
            <text:p>9000000437</text:p>
          </table:table-cell>
          <table:table-cell office:value-type="date" office:date-value="2024-08-11T00:00:00" table:style-name="ce12">
            <text:p>11/08/2024</text:p>
          </table:table-cell>
          <table:table-cell office:value-type="date" office:date-value="2024-08-15T00:00:00" table:style-name="ce12">
            <text:p>15/08/2024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Wallet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38</text:p>
          </table:table-cell>
          <table:table-cell office:value-type="string" table:style-name="ce10">
            <text:p>CU938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438@mail.com</text:p>
          </table:table-cell>
          <table:table-cell office:value-type="float" office:value="9000000438" table:style-name="ce10">
            <text:p>9000000438</text:p>
          </table:table-cell>
          <table:table-cell office:value-type="date" office:date-value="2024-08-12T00:00:00" table:style-name="ce12">
            <text:p>12/08/2024</text:p>
          </table:table-cell>
          <table:table-cell office:value-type="date" office:date-value="2024-08-16T00:00:00" table:style-name="ce12">
            <text:p>16/08/2024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sh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39</text:p>
          </table:table-cell>
          <table:table-cell office:value-type="string" table:style-name="ce10">
            <text:p>CU939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439@mail.com</text:p>
          </table:table-cell>
          <table:table-cell office:value-type="float" office:value="9000000439" table:style-name="ce10">
            <text:p>9000000439</text:p>
          </table:table-cell>
          <table:table-cell office:value-type="date" office:date-value="2024-08-13T00:00:00" table:style-name="ce12">
            <text:p>13/08/2024</text:p>
          </table:table-cell>
          <table:table-cell office:value-type="date" office:date-value="2024-08-17T00:00:00" table:style-name="ce12">
            <text:p>17/08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UPI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40</text:p>
          </table:table-cell>
          <table:table-cell office:value-type="string" table:style-name="ce10">
            <text:p>CU940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440@mail.com</text:p>
          </table:table-cell>
          <table:table-cell office:value-type="string" table:style-name="ce10">
            <text:p>Unknown</text:p>
          </table:table-cell>
          <table:table-cell office:value-type="date" office:date-value="2024-08-14T00:00:00" table:style-name="ce12">
            <text:p>14/08/2024</text:p>
          </table:table-cell>
          <table:table-cell office:value-type="date" office:date-value="2024-08-18T00:00:00" table:style-name="ce12">
            <text:p>18/08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OD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41</text:p>
          </table:table-cell>
          <table:table-cell office:value-type="string" table:style-name="ce10">
            <text:p>CU941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441@mail.com</text:p>
          </table:table-cell>
          <table:table-cell office:value-type="float" office:value="9000000441" table:style-name="ce10">
            <text:p>9000000441</text:p>
          </table:table-cell>
          <table:table-cell office:value-type="date" office:date-value="2024-08-15T00:00:00" table:style-name="ce12">
            <text:p>15/08/2024</text:p>
          </table:table-cell>
          <table:table-cell office:value-type="date" office:date-value="2024-08-19T00:00:00" table:style-name="ce12">
            <text:p>19/08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UPI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42</text:p>
          </table:table-cell>
          <table:table-cell office:value-type="string" table:style-name="ce10">
            <text:p>CU942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442@mail.com</text:p>
          </table:table-cell>
          <table:table-cell office:value-type="float" office:value="9000000442" table:style-name="ce10">
            <text:p>9000000442</text:p>
          </table:table-cell>
          <table:table-cell office:value-type="date" office:date-value="2024-08-16T00:00:00" table:style-name="ce12">
            <text:p>16/08/2024</text:p>
          </table:table-cell>
          <table:table-cell office:value-type="date" office:date-value="2024-08-20T00:00:00" table:style-name="ce12">
            <text:p>20/08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sh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43</text:p>
          </table:table-cell>
          <table:table-cell office:value-type="string" table:style-name="ce10">
            <text:p>CU943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443@mail.com</text:p>
          </table:table-cell>
          <table:table-cell office:value-type="float" office:value="9000000443" table:style-name="ce10">
            <text:p>9000000443</text:p>
          </table:table-cell>
          <table:table-cell office:value-type="date" office:date-value="2024-08-17T00:00:00" table:style-name="ce12">
            <text:p>17/08/2024</text:p>
          </table:table-cell>
          <table:table-cell office:value-type="date" office:date-value="2024-08-21T00:00:00" table:style-name="ce12">
            <text:p>21/08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rd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44</text:p>
          </table:table-cell>
          <table:table-cell office:value-type="string" table:style-name="ce10">
            <text:p>CU944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444@mail.com</text:p>
          </table:table-cell>
          <table:table-cell office:value-type="float" office:value="9000000444" table:style-name="ce10">
            <text:p>9000000444</text:p>
          </table:table-cell>
          <table:table-cell office:value-type="date" office:date-value="2024-08-18T00:00:00" table:style-name="ce12">
            <text:p>18/08/2024</text:p>
          </table:table-cell>
          <table:table-cell office:value-type="date" office:date-value="2024-08-22T00:00:00" table:style-name="ce12">
            <text:p>22/08/2024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sh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45</text:p>
          </table:table-cell>
          <table:table-cell office:value-type="string" table:style-name="ce10">
            <text:p>CU945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445@mail.com</text:p>
          </table:table-cell>
          <table:table-cell office:value-type="float" office:value="9000000445" table:style-name="ce10">
            <text:p>9000000445</text:p>
          </table:table-cell>
          <table:table-cell office:value-type="date" office:date-value="2024-08-19T00:00:00" table:style-name="ce12">
            <text:p>19/08/2024</text:p>
          </table:table-cell>
          <table:table-cell office:value-type="date" office:date-value="2024-08-23T00:00:00" table:style-name="ce12">
            <text:p>23/08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rd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46</text:p>
          </table:table-cell>
          <table:table-cell office:value-type="string" table:style-name="ce10">
            <text:p>CU946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446@mail.com</text:p>
          </table:table-cell>
          <table:table-cell office:value-type="float" office:value="9000000446" table:style-name="ce10">
            <text:p>9000000446</text:p>
          </table:table-cell>
          <table:table-cell office:value-type="date" office:date-value="2024-08-20T00:00:00" table:style-name="ce12">
            <text:p>20/08/2024</text:p>
          </table:table-cell>
          <table:table-cell office:value-type="date" office:date-value="2024-08-24T00:00:00" table:style-name="ce12">
            <text:p>24/08/2024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rd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47</text:p>
          </table:table-cell>
          <table:table-cell office:value-type="string" table:style-name="ce10">
            <text:p>CU947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447@mail.com</text:p>
          </table:table-cell>
          <table:table-cell office:value-type="float" office:value="9000000447" table:style-name="ce10">
            <text:p>9000000447</text:p>
          </table:table-cell>
          <table:table-cell office:value-type="date" office:date-value="2024-08-21T00:00:00" table:style-name="ce12">
            <text:p>21/08/2024</text:p>
          </table:table-cell>
          <table:table-cell office:value-type="date" office:date-value="2024-08-25T00:00:00" table:style-name="ce12">
            <text:p>25/08/2024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rd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48</text:p>
          </table:table-cell>
          <table:table-cell office:value-type="string" table:style-name="ce10">
            <text:p>CU948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448@mail.com</text:p>
          </table:table-cell>
          <table:table-cell office:value-type="float" office:value="9000000448" table:style-name="ce10">
            <text:p>9000000448</text:p>
          </table:table-cell>
          <table:table-cell office:value-type="date" office:date-value="2024-08-22T00:00:00" table:style-name="ce12">
            <text:p>22/08/2024</text:p>
          </table:table-cell>
          <table:table-cell office:value-type="date" office:date-value="2024-08-26T00:00:00" table:style-name="ce12">
            <text:p>26/08/2024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UPI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49</text:p>
          </table:table-cell>
          <table:table-cell office:value-type="string" table:style-name="ce10">
            <text:p>CU949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449@mail.com</text:p>
          </table:table-cell>
          <table:table-cell office:value-type="float" office:value="9000000449" table:style-name="ce10">
            <text:p>9000000449</text:p>
          </table:table-cell>
          <table:table-cell office:value-type="date" office:date-value="2024-08-23T00:00:00" table:style-name="ce12">
            <text:p>23/08/2024</text:p>
          </table:table-cell>
          <table:table-cell office:value-type="date" office:date-value="2024-08-27T00:00:00" table:style-name="ce12">
            <text:p>27/08/2024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OD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50</text:p>
          </table:table-cell>
          <table:table-cell office:value-type="string" table:style-name="ce10">
            <text:p>CU950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Unknown</text:p>
          </table:table-cell>
          <table:table-cell office:value-type="float" office:value="9000000450" table:style-name="ce10">
            <text:p>9000000450</text:p>
          </table:table-cell>
          <table:table-cell office:value-type="date" office:date-value="2024-08-24T00:00:00" table:style-name="ce12">
            <text:p>24/08/2024</text:p>
          </table:table-cell>
          <table:table-cell office:value-type="date" office:date-value="2024-08-28T00:00:00" table:style-name="ce12">
            <text:p>28/08/2024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UPI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51</text:p>
          </table:table-cell>
          <table:table-cell office:value-type="string" table:style-name="ce10">
            <text:p>CU951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451@mail.com</text:p>
          </table:table-cell>
          <table:table-cell office:value-type="string" table:style-name="ce10">
            <text:p>Unknown</text:p>
          </table:table-cell>
          <table:table-cell office:value-type="date" office:date-value="2024-08-25T00:00:00" table:style-name="ce12">
            <text:p>25/08/2024</text:p>
          </table:table-cell>
          <table:table-cell office:value-type="date" office:date-value="2024-08-29T00:00:00" table:style-name="ce12">
            <text:p>29/08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OD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52</text:p>
          </table:table-cell>
          <table:table-cell office:value-type="string" table:style-name="ce10">
            <text:p>CU952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452@mail.com</text:p>
          </table:table-cell>
          <table:table-cell office:value-type="float" office:value="9000000452" table:style-name="ce10">
            <text:p>9000000452</text:p>
          </table:table-cell>
          <table:table-cell office:value-type="date" office:date-value="2024-08-26T00:00:00" table:style-name="ce12">
            <text:p>26/08/2024</text:p>
          </table:table-cell>
          <table:table-cell office:value-type="date" office:date-value="2024-08-30T00:00:00" table:style-name="ce12">
            <text:p>30/08/2024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sh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53</text:p>
          </table:table-cell>
          <table:table-cell office:value-type="string" table:style-name="ce10">
            <text:p>CU953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453@mail.com</text:p>
          </table:table-cell>
          <table:table-cell office:value-type="float" office:value="9000000453" table:style-name="ce10">
            <text:p>9000000453</text:p>
          </table:table-cell>
          <table:table-cell office:value-type="date" office:date-value="2024-08-27T00:00:00" table:style-name="ce12">
            <text:p>27/08/2024</text:p>
          </table:table-cell>
          <table:table-cell office:value-type="date" office:date-value="2024-08-31T00:00:00" table:style-name="ce12">
            <text:p>31/08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Wallet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54</text:p>
          </table:table-cell>
          <table:table-cell office:value-type="string" table:style-name="ce10">
            <text:p>CU954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454@mail.com</text:p>
          </table:table-cell>
          <table:table-cell office:value-type="float" office:value="9000000454" table:style-name="ce10">
            <text:p>9000000454</text:p>
          </table:table-cell>
          <table:table-cell office:value-type="date" office:date-value="2024-08-28T00:00:00" table:style-name="ce12">
            <text:p>28/08/2024</text:p>
          </table:table-cell>
          <table:table-cell office:value-type="date" office:date-value="2024-09-01T00:00:00" table:style-name="ce12">
            <text:p>01/09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sh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55</text:p>
          </table:table-cell>
          <table:table-cell office:value-type="string" table:style-name="ce10">
            <text:p>CU955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455@mail.com</text:p>
          </table:table-cell>
          <table:table-cell office:value-type="float" office:value="9000000455" table:style-name="ce10">
            <text:p>9000000455</text:p>
          </table:table-cell>
          <table:table-cell office:value-type="date" office:date-value="2024-08-29T00:00:00" table:style-name="ce12">
            <text:p>29/08/2024</text:p>
          </table:table-cell>
          <table:table-cell office:value-type="date" office:date-value="2024-09-02T00:00:00" table:style-name="ce12">
            <text:p>02/09/2024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UPI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56</text:p>
          </table:table-cell>
          <table:table-cell office:value-type="string" table:style-name="ce10">
            <text:p>CU956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456@mail.com</text:p>
          </table:table-cell>
          <table:table-cell office:value-type="float" office:value="9000000456" table:style-name="ce10">
            <text:p>9000000456</text:p>
          </table:table-cell>
          <table:table-cell office:value-type="date" office:date-value="2024-08-30T00:00:00" table:style-name="ce12">
            <text:p>30/08/2024</text:p>
          </table:table-cell>
          <table:table-cell office:value-type="date" office:date-value="2024-09-03T00:00:00" table:style-name="ce12">
            <text:p>03/09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UPI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57</text:p>
          </table:table-cell>
          <table:table-cell office:value-type="string" table:style-name="ce10">
            <text:p>CU957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457@mail.com</text:p>
          </table:table-cell>
          <table:table-cell office:value-type="float" office:value="9000000457" table:style-name="ce10">
            <text:p>9000000457</text:p>
          </table:table-cell>
          <table:table-cell office:value-type="date" office:date-value="2024-08-31T00:00:00" table:style-name="ce12">
            <text:p>31/08/2024</text:p>
          </table:table-cell>
          <table:table-cell office:value-type="date" office:date-value="2024-09-04T00:00:00" table:style-name="ce12">
            <text:p>04/09/2024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OD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58</text:p>
          </table:table-cell>
          <table:table-cell office:value-type="string" table:style-name="ce10">
            <text:p>CU958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458@mail.com</text:p>
          </table:table-cell>
          <table:table-cell office:value-type="float" office:value="9000000458" table:style-name="ce10">
            <text:p>9000000458</text:p>
          </table:table-cell>
          <table:table-cell office:value-type="date" office:date-value="2024-09-01T00:00:00" table:style-name="ce12">
            <text:p>01/09/2024</text:p>
          </table:table-cell>
          <table:table-cell office:value-type="date" office:date-value="2024-09-05T00:00:00" table:style-name="ce12">
            <text:p>05/09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UPI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59</text:p>
          </table:table-cell>
          <table:table-cell office:value-type="string" table:style-name="ce10">
            <text:p>CU959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459@mail.com</text:p>
          </table:table-cell>
          <table:table-cell office:value-type="float" office:value="9000000459" table:style-name="ce10">
            <text:p>9000000459</text:p>
          </table:table-cell>
          <table:table-cell office:value-type="date" office:date-value="2024-09-02T00:00:00" table:style-name="ce12">
            <text:p>02/09/2024</text:p>
          </table:table-cell>
          <table:table-cell office:value-type="date" office:date-value="2024-09-06T00:00:00" table:style-name="ce12">
            <text:p>06/09/2024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rd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60</text:p>
          </table:table-cell>
          <table:table-cell office:value-type="string" table:style-name="ce10">
            <text:p>CU960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460@mail.com</text:p>
          </table:table-cell>
          <table:table-cell office:value-type="float" office:value="9000000460" table:style-name="ce10">
            <text:p>9000000460</text:p>
          </table:table-cell>
          <table:table-cell office:value-type="date" office:date-value="2024-09-03T00:00:00" table:style-name="ce12">
            <text:p>03/09/2024</text:p>
          </table:table-cell>
          <table:table-cell office:value-type="date" office:date-value="2024-09-07T00:00:00" table:style-name="ce12">
            <text:p>07/09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UPI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61</text:p>
          </table:table-cell>
          <table:table-cell office:value-type="string" table:style-name="ce10">
            <text:p>CU961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461@mail.com</text:p>
          </table:table-cell>
          <table:table-cell office:value-type="float" office:value="9000000461" table:style-name="ce10">
            <text:p>9000000461</text:p>
          </table:table-cell>
          <table:table-cell office:value-type="date" office:date-value="2024-09-04T00:00:00" table:style-name="ce12">
            <text:p>04/09/2024</text:p>
          </table:table-cell>
          <table:table-cell office:value-type="date" office:date-value="2024-09-08T00:00:00" table:style-name="ce12">
            <text:p>08/09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OD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62</text:p>
          </table:table-cell>
          <table:table-cell office:value-type="string" table:style-name="ce10">
            <text:p>CU962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462@mail.com</text:p>
          </table:table-cell>
          <table:table-cell office:value-type="string" table:style-name="ce10">
            <text:p>Unknown</text:p>
          </table:table-cell>
          <table:table-cell office:value-type="date" office:date-value="2024-09-05T00:00:00" table:style-name="ce12">
            <text:p>05/09/2024</text:p>
          </table:table-cell>
          <table:table-cell office:value-type="date" office:date-value="2024-09-09T00:00:00" table:style-name="ce12">
            <text:p>09/09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OD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63</text:p>
          </table:table-cell>
          <table:table-cell office:value-type="string" table:style-name="ce10">
            <text:p>CU963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463@mail.com</text:p>
          </table:table-cell>
          <table:table-cell office:value-type="float" office:value="9000000463" table:style-name="ce10">
            <text:p>9000000463</text:p>
          </table:table-cell>
          <table:table-cell office:value-type="date" office:date-value="2024-09-06T00:00:00" table:style-name="ce12">
            <text:p>06/09/2024</text:p>
          </table:table-cell>
          <table:table-cell office:value-type="date" office:date-value="2024-09-10T00:00:00" table:style-name="ce12">
            <text:p>10/09/2024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rd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64</text:p>
          </table:table-cell>
          <table:table-cell office:value-type="string" table:style-name="ce10">
            <text:p>CU964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464@mail.com</text:p>
          </table:table-cell>
          <table:table-cell office:value-type="float" office:value="9000000464" table:style-name="ce10">
            <text:p>9000000464</text:p>
          </table:table-cell>
          <table:table-cell office:value-type="date" office:date-value="2024-09-07T00:00:00" table:style-name="ce12">
            <text:p>07/09/2024</text:p>
          </table:table-cell>
          <table:table-cell office:value-type="date" office:date-value="2024-09-11T00:00:00" table:style-name="ce12">
            <text:p>11/09/2024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OD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65</text:p>
          </table:table-cell>
          <table:table-cell office:value-type="string" table:style-name="ce10">
            <text:p>CU965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Unknown</text:p>
          </table:table-cell>
          <table:table-cell office:value-type="float" office:value="9000000465" table:style-name="ce10">
            <text:p>9000000465</text:p>
          </table:table-cell>
          <table:table-cell office:value-type="date" office:date-value="2024-09-08T00:00:00" table:style-name="ce12">
            <text:p>08/09/2024</text:p>
          </table:table-cell>
          <table:table-cell office:value-type="date" office:date-value="2024-09-12T00:00:00" table:style-name="ce12">
            <text:p>12/09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Wallet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66</text:p>
          </table:table-cell>
          <table:table-cell office:value-type="string" table:style-name="ce10">
            <text:p>CU966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466@mail.com</text:p>
          </table:table-cell>
          <table:table-cell office:value-type="float" office:value="9000000466" table:style-name="ce10">
            <text:p>9000000466</text:p>
          </table:table-cell>
          <table:table-cell office:value-type="date" office:date-value="2024-09-09T00:00:00" table:style-name="ce12">
            <text:p>09/09/2024</text:p>
          </table:table-cell>
          <table:table-cell office:value-type="date" office:date-value="2024-09-13T00:00:00" table:style-name="ce12">
            <text:p>13/09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sh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67</text:p>
          </table:table-cell>
          <table:table-cell office:value-type="string" table:style-name="ce10">
            <text:p>CU967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467@mail.com</text:p>
          </table:table-cell>
          <table:table-cell office:value-type="float" office:value="9000000467" table:style-name="ce10">
            <text:p>9000000467</text:p>
          </table:table-cell>
          <table:table-cell office:value-type="date" office:date-value="2024-09-10T00:00:00" table:style-name="ce12">
            <text:p>10/09/2024</text:p>
          </table:table-cell>
          <table:table-cell office:value-type="date" office:date-value="2024-09-14T00:00:00" table:style-name="ce12">
            <text:p>14/09/2024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UPI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68</text:p>
          </table:table-cell>
          <table:table-cell office:value-type="string" table:style-name="ce10">
            <text:p>CU968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468@mail.com</text:p>
          </table:table-cell>
          <table:table-cell office:value-type="float" office:value="9000000468" table:style-name="ce10">
            <text:p>9000000468</text:p>
          </table:table-cell>
          <table:table-cell office:value-type="date" office:date-value="2024-09-11T00:00:00" table:style-name="ce12">
            <text:p>11/09/2024</text:p>
          </table:table-cell>
          <table:table-cell office:value-type="date" office:date-value="2024-09-15T00:00:00" table:style-name="ce12">
            <text:p>15/09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Wallet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69</text:p>
          </table:table-cell>
          <table:table-cell office:value-type="string" table:style-name="ce10">
            <text:p>CU969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469@mail.com</text:p>
          </table:table-cell>
          <table:table-cell office:value-type="float" office:value="9000000469" table:style-name="ce10">
            <text:p>9000000469</text:p>
          </table:table-cell>
          <table:table-cell office:value-type="date" office:date-value="2024-09-12T00:00:00" table:style-name="ce12">
            <text:p>12/09/2024</text:p>
          </table:table-cell>
          <table:table-cell office:value-type="date" office:date-value="2024-09-16T00:00:00" table:style-name="ce12">
            <text:p>16/09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UPI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70</text:p>
          </table:table-cell>
          <table:table-cell office:value-type="string" table:style-name="ce10">
            <text:p>CU970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470@mail.com</text:p>
          </table:table-cell>
          <table:table-cell office:value-type="float" office:value="9000000470" table:style-name="ce10">
            <text:p>9000000470</text:p>
          </table:table-cell>
          <table:table-cell office:value-type="date" office:date-value="2024-09-13T00:00:00" table:style-name="ce12">
            <text:p>13/09/2024</text:p>
          </table:table-cell>
          <table:table-cell office:value-type="date" office:date-value="2024-09-17T00:00:00" table:style-name="ce12">
            <text:p>17/09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Wallet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71</text:p>
          </table:table-cell>
          <table:table-cell office:value-type="string" table:style-name="ce10">
            <text:p>CU971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471@mail.com</text:p>
          </table:table-cell>
          <table:table-cell office:value-type="float" office:value="9000000471" table:style-name="ce10">
            <text:p>9000000471</text:p>
          </table:table-cell>
          <table:table-cell office:value-type="date" office:date-value="2024-09-14T00:00:00" table:style-name="ce12">
            <text:p>14/09/2024</text:p>
          </table:table-cell>
          <table:table-cell office:value-type="date" office:date-value="2024-09-18T00:00:00" table:style-name="ce12">
            <text:p>18/09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UPI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72</text:p>
          </table:table-cell>
          <table:table-cell office:value-type="string" table:style-name="ce10">
            <text:p>CU972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472@mail.com</text:p>
          </table:table-cell>
          <table:table-cell office:value-type="float" office:value="9000000472" table:style-name="ce10">
            <text:p>9000000472</text:p>
          </table:table-cell>
          <table:table-cell office:value-type="date" office:date-value="2024-09-15T00:00:00" table:style-name="ce12">
            <text:p>15/09/2024</text:p>
          </table:table-cell>
          <table:table-cell office:value-type="date" office:date-value="2024-09-19T00:00:00" table:style-name="ce12">
            <text:p>19/09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rd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73</text:p>
          </table:table-cell>
          <table:table-cell office:value-type="string" table:style-name="ce10">
            <text:p>CU973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473@mail.com</text:p>
          </table:table-cell>
          <table:table-cell office:value-type="string" table:style-name="ce10">
            <text:p>Unknown</text:p>
          </table:table-cell>
          <table:table-cell office:value-type="date" office:date-value="2024-09-16T00:00:00" table:style-name="ce12">
            <text:p>16/09/2024</text:p>
          </table:table-cell>
          <table:table-cell office:value-type="date" office:date-value="2024-09-20T00:00:00" table:style-name="ce12">
            <text:p>20/09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OD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74</text:p>
          </table:table-cell>
          <table:table-cell office:value-type="string" table:style-name="ce10">
            <text:p>CU974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474@mail.com</text:p>
          </table:table-cell>
          <table:table-cell office:value-type="float" office:value="9000000474" table:style-name="ce10">
            <text:p>9000000474</text:p>
          </table:table-cell>
          <table:table-cell office:value-type="date" office:date-value="2024-09-17T00:00:00" table:style-name="ce12">
            <text:p>17/09/2024</text:p>
          </table:table-cell>
          <table:table-cell office:value-type="date" office:date-value="2024-09-21T00:00:00" table:style-name="ce12">
            <text:p>21/09/2024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OD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75</text:p>
          </table:table-cell>
          <table:table-cell office:value-type="string" table:style-name="ce10">
            <text:p>CU975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475@mail.com</text:p>
          </table:table-cell>
          <table:table-cell office:value-type="float" office:value="9000000475" table:style-name="ce10">
            <text:p>9000000475</text:p>
          </table:table-cell>
          <table:table-cell office:value-type="date" office:date-value="2024-09-18T00:00:00" table:style-name="ce12">
            <text:p>18/09/2024</text:p>
          </table:table-cell>
          <table:table-cell office:value-type="date" office:date-value="2024-09-22T00:00:00" table:style-name="ce12">
            <text:p>22/09/2024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rd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76</text:p>
          </table:table-cell>
          <table:table-cell office:value-type="string" table:style-name="ce10">
            <text:p>CU976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476@mail.com</text:p>
          </table:table-cell>
          <table:table-cell office:value-type="float" office:value="9000000476" table:style-name="ce10">
            <text:p>9000000476</text:p>
          </table:table-cell>
          <table:table-cell office:value-type="date" office:date-value="2024-09-19T00:00:00" table:style-name="ce12">
            <text:p>19/09/2024</text:p>
          </table:table-cell>
          <table:table-cell office:value-type="date" office:date-value="2024-09-23T00:00:00" table:style-name="ce12">
            <text:p>23/09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Wallet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77</text:p>
          </table:table-cell>
          <table:table-cell office:value-type="string" table:style-name="ce10">
            <text:p>CU977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477@mail.com</text:p>
          </table:table-cell>
          <table:table-cell office:value-type="float" office:value="9000000477" table:style-name="ce10">
            <text:p>9000000477</text:p>
          </table:table-cell>
          <table:table-cell office:value-type="date" office:date-value="2024-09-20T00:00:00" table:style-name="ce12">
            <text:p>20/09/2024</text:p>
          </table:table-cell>
          <table:table-cell office:value-type="date" office:date-value="2024-09-24T00:00:00" table:style-name="ce12">
            <text:p>24/09/2024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sh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78</text:p>
          </table:table-cell>
          <table:table-cell office:value-type="string" table:style-name="ce10">
            <text:p>CU978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478@mail.com</text:p>
          </table:table-cell>
          <table:table-cell office:value-type="float" office:value="9000000478" table:style-name="ce10">
            <text:p>9000000478</text:p>
          </table:table-cell>
          <table:table-cell office:value-type="date" office:date-value="2024-09-21T00:00:00" table:style-name="ce12">
            <text:p>21/09/2024</text:p>
          </table:table-cell>
          <table:table-cell office:value-type="date" office:date-value="2024-09-25T00:00:00" table:style-name="ce12">
            <text:p>25/09/2024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Wallet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79</text:p>
          </table:table-cell>
          <table:table-cell office:value-type="string" table:style-name="ce10">
            <text:p>CU979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479@mail.com</text:p>
          </table:table-cell>
          <table:table-cell office:value-type="float" office:value="9000000479" table:style-name="ce10">
            <text:p>9000000479</text:p>
          </table:table-cell>
          <table:table-cell office:value-type="date" office:date-value="2024-09-22T00:00:00" table:style-name="ce12">
            <text:p>22/09/2024</text:p>
          </table:table-cell>
          <table:table-cell office:value-type="date" office:date-value="2024-09-26T00:00:00" table:style-name="ce12">
            <text:p>26/09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OD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80</text:p>
          </table:table-cell>
          <table:table-cell office:value-type="string" table:style-name="ce10">
            <text:p>CU980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Unknown</text:p>
          </table:table-cell>
          <table:table-cell office:value-type="float" office:value="9000000480" table:style-name="ce10">
            <text:p>9000000480</text:p>
          </table:table-cell>
          <table:table-cell office:value-type="date" office:date-value="2024-09-23T00:00:00" table:style-name="ce12">
            <text:p>23/09/2024</text:p>
          </table:table-cell>
          <table:table-cell office:value-type="date" office:date-value="2024-09-27T00:00:00" table:style-name="ce12">
            <text:p>27/09/2024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sh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81</text:p>
          </table:table-cell>
          <table:table-cell office:value-type="string" table:style-name="ce10">
            <text:p>CU981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481@mail.com</text:p>
          </table:table-cell>
          <table:table-cell office:value-type="float" office:value="9000000481" table:style-name="ce10">
            <text:p>9000000481</text:p>
          </table:table-cell>
          <table:table-cell office:value-type="date" office:date-value="2024-09-24T00:00:00" table:style-name="ce12">
            <text:p>24/09/2024</text:p>
          </table:table-cell>
          <table:table-cell office:value-type="date" office:date-value="2024-09-28T00:00:00" table:style-name="ce12">
            <text:p>28/09/2024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UPI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82</text:p>
          </table:table-cell>
          <table:table-cell office:value-type="string" table:style-name="ce10">
            <text:p>CU982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482@mail.com</text:p>
          </table:table-cell>
          <table:table-cell office:value-type="float" office:value="9000000482" table:style-name="ce10">
            <text:p>9000000482</text:p>
          </table:table-cell>
          <table:table-cell office:value-type="date" office:date-value="2024-09-25T00:00:00" table:style-name="ce12">
            <text:p>25/09/2024</text:p>
          </table:table-cell>
          <table:table-cell office:value-type="date" office:date-value="2024-09-29T00:00:00" table:style-name="ce12">
            <text:p>29/09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sh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83</text:p>
          </table:table-cell>
          <table:table-cell office:value-type="string" table:style-name="ce10">
            <text:p>CU983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483@mail.com</text:p>
          </table:table-cell>
          <table:table-cell office:value-type="float" office:value="9000000483" table:style-name="ce10">
            <text:p>9000000483</text:p>
          </table:table-cell>
          <table:table-cell office:value-type="date" office:date-value="2024-09-26T00:00:00" table:style-name="ce12">
            <text:p>26/09/2024</text:p>
          </table:table-cell>
          <table:table-cell office:value-type="date" office:date-value="2024-09-30T00:00:00" table:style-name="ce12">
            <text:p>30/09/2024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Wallet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84</text:p>
          </table:table-cell>
          <table:table-cell office:value-type="string" table:style-name="ce10">
            <text:p>CU984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484@mail.com</text:p>
          </table:table-cell>
          <table:table-cell office:value-type="string" table:style-name="ce10">
            <text:p>Unknown</text:p>
          </table:table-cell>
          <table:table-cell office:value-type="date" office:date-value="2024-09-27T00:00:00" table:style-name="ce12">
            <text:p>27/09/2024</text:p>
          </table:table-cell>
          <table:table-cell office:value-type="date" office:date-value="2024-10-01T00:00:00" table:style-name="ce12">
            <text:p>01/10/2024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rd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85</text:p>
          </table:table-cell>
          <table:table-cell office:value-type="string" table:style-name="ce10">
            <text:p>CU985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485@mail.com</text:p>
          </table:table-cell>
          <table:table-cell office:value-type="float" office:value="9000000485" table:style-name="ce10">
            <text:p>9000000485</text:p>
          </table:table-cell>
          <table:table-cell office:value-type="date" office:date-value="2024-09-28T00:00:00" table:style-name="ce12">
            <text:p>28/09/2024</text:p>
          </table:table-cell>
          <table:table-cell office:value-type="date" office:date-value="2024-10-02T00:00:00" table:style-name="ce12">
            <text:p>02/10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UPI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86</text:p>
          </table:table-cell>
          <table:table-cell office:value-type="string" table:style-name="ce10">
            <text:p>CU986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486@mail.com</text:p>
          </table:table-cell>
          <table:table-cell office:value-type="float" office:value="9000000486" table:style-name="ce10">
            <text:p>9000000486</text:p>
          </table:table-cell>
          <table:table-cell office:value-type="date" office:date-value="2024-09-29T00:00:00" table:style-name="ce12">
            <text:p>29/09/2024</text:p>
          </table:table-cell>
          <table:table-cell office:value-type="date" office:date-value="2024-10-03T00:00:00" table:style-name="ce12">
            <text:p>03/10/2024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Wallet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87</text:p>
          </table:table-cell>
          <table:table-cell office:value-type="string" table:style-name="ce10">
            <text:p>CU987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487@mail.com</text:p>
          </table:table-cell>
          <table:table-cell office:value-type="float" office:value="9000000487" table:style-name="ce10">
            <text:p>9000000487</text:p>
          </table:table-cell>
          <table:table-cell office:value-type="date" office:date-value="2024-09-30T00:00:00" table:style-name="ce12">
            <text:p>30/09/2024</text:p>
          </table:table-cell>
          <table:table-cell office:value-type="date" office:date-value="2024-10-04T00:00:00" table:style-name="ce12">
            <text:p>04/10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UPI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88</text:p>
          </table:table-cell>
          <table:table-cell office:value-type="string" table:style-name="ce10">
            <text:p>CU988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488@mail.com</text:p>
          </table:table-cell>
          <table:table-cell office:value-type="float" office:value="9000000488" table:style-name="ce10">
            <text:p>9000000488</text:p>
          </table:table-cell>
          <table:table-cell office:value-type="date" office:date-value="2024-10-01T00:00:00" table:style-name="ce12">
            <text:p>01/10/2024</text:p>
          </table:table-cell>
          <table:table-cell office:value-type="date" office:date-value="2024-10-05T00:00:00" table:style-name="ce12">
            <text:p>05/10/2024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sh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89</text:p>
          </table:table-cell>
          <table:table-cell office:value-type="string" table:style-name="ce10">
            <text:p>CU989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489@mail.com</text:p>
          </table:table-cell>
          <table:table-cell office:value-type="float" office:value="9000000489" table:style-name="ce10">
            <text:p>9000000489</text:p>
          </table:table-cell>
          <table:table-cell office:value-type="date" office:date-value="2024-10-02T00:00:00" table:style-name="ce12">
            <text:p>02/10/2024</text:p>
          </table:table-cell>
          <table:table-cell office:value-type="date" office:date-value="2024-10-06T00:00:00" table:style-name="ce12">
            <text:p>06/10/2024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OD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90</text:p>
          </table:table-cell>
          <table:table-cell office:value-type="string" table:style-name="ce10">
            <text:p>CU990</text:p>
          </table:table-cell>
          <table:table-cell office:value-type="string" table:style-name="ce10">
            <text:p>Emma Wilson</text:p>
          </table:table-cell>
          <table:table-cell office:value-type="string" table:style-name="ce10">
            <text:p>customer490@mail.com</text:p>
          </table:table-cell>
          <table:table-cell office:value-type="float" office:value="9000000490" table:style-name="ce10">
            <text:p>9000000490</text:p>
          </table:table-cell>
          <table:table-cell office:value-type="date" office:date-value="2024-10-03T00:00:00" table:style-name="ce12">
            <text:p>03/10/2024</text:p>
          </table:table-cell>
          <table:table-cell office:value-type="date" office:date-value="2024-10-07T00:00:00" table:style-name="ce12">
            <text:p>07/10/2024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Wallet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91</text:p>
          </table:table-cell>
          <table:table-cell office:value-type="string" table:style-name="ce10">
            <text:p>CU991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491@mail.com</text:p>
          </table:table-cell>
          <table:table-cell office:value-type="float" office:value="9000000491" table:style-name="ce10">
            <text:p>9000000491</text:p>
          </table:table-cell>
          <table:table-cell office:value-type="date" office:date-value="2024-10-04T00:00:00" table:style-name="ce12">
            <text:p>04/10/2024</text:p>
          </table:table-cell>
          <table:table-cell office:value-type="date" office:date-value="2024-10-08T00:00:00" table:style-name="ce12">
            <text:p>08/10/2024</text:p>
          </table:table-cell>
          <table:table-cell office:value-type="string" table:style-name="ce10">
            <text:p>Bag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rd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92</text:p>
          </table:table-cell>
          <table:table-cell office:value-type="string" table:style-name="ce10">
            <text:p>CU992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492@mail.com</text:p>
          </table:table-cell>
          <table:table-cell office:value-type="float" office:value="9000000492" table:style-name="ce10">
            <text:p>9000000492</text:p>
          </table:table-cell>
          <table:table-cell office:value-type="date" office:date-value="2024-10-05T00:00:00" table:style-name="ce12">
            <text:p>05/10/2024</text:p>
          </table:table-cell>
          <table:table-cell office:value-type="date" office:date-value="2024-10-09T00:00:00" table:style-name="ce12">
            <text:p>09/10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sh</text:p>
          </table:table-cell>
          <table:table-cell office:value-type="currency" office:value="50" table:style-name="ce13">
            <text:p><text:s/>$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93</text:p>
          </table:table-cell>
          <table:table-cell office:value-type="string" table:style-name="ce10">
            <text:p>CU993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493@mail.com</text:p>
          </table:table-cell>
          <table:table-cell office:value-type="float" office:value="9000000493" table:style-name="ce10">
            <text:p>9000000493</text:p>
          </table:table-cell>
          <table:table-cell office:value-type="date" office:date-value="2024-10-06T00:00:00" table:style-name="ce12">
            <text:p>06/10/2024</text:p>
          </table:table-cell>
          <table:table-cell office:value-type="date" office:date-value="2024-10-10T00:00:00" table:style-name="ce12">
            <text:p>10/10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Wallet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94</text:p>
          </table:table-cell>
          <table:table-cell office:value-type="string" table:style-name="ce10">
            <text:p>CU994</text:p>
          </table:table-cell>
          <table:table-cell office:value-type="string" table:style-name="ce10">
            <text:p>Liam Brown</text:p>
          </table:table-cell>
          <table:table-cell office:value-type="string" table:style-name="ce10">
            <text:p>customer494@mail.com</text:p>
          </table:table-cell>
          <table:table-cell office:value-type="float" office:value="9000000494" table:style-name="ce10">
            <text:p>9000000494</text:p>
          </table:table-cell>
          <table:table-cell office:value-type="date" office:date-value="2024-10-07T00:00:00" table:style-name="ce12">
            <text:p>07/10/2024</text:p>
          </table:table-cell>
          <table:table-cell office:value-type="date" office:date-value="2024-10-11T00:00:00" table:style-name="ce12">
            <text:p>11/10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rd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95</text:p>
          </table:table-cell>
          <table:table-cell office:value-type="string" table:style-name="ce10">
            <text:p>CU995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Unknown</text:p>
          </table:table-cell>
          <table:table-cell office:value-type="string" table:style-name="ce10">
            <text:p>Unknown</text:p>
          </table:table-cell>
          <table:table-cell office:value-type="date" office:date-value="2024-10-08T00:00:00" table:style-name="ce12">
            <text:p>08/10/2024</text:p>
          </table:table-cell>
          <table:table-cell office:value-type="date" office:date-value="2024-10-12T00:00:00" table:style-name="ce12">
            <text:p>12/10/2024</text:p>
          </table:table-cell>
          <table:table-cell office:value-type="string" table:style-name="ce10">
            <text:p>Shirt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Wallet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96</text:p>
          </table:table-cell>
          <table:table-cell office:value-type="string" table:style-name="ce10">
            <text:p>CU996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496@mail.com</text:p>
          </table:table-cell>
          <table:table-cell office:value-type="float" office:value="9000000496" table:style-name="ce10">
            <text:p>9000000496</text:p>
          </table:table-cell>
          <table:table-cell office:value-type="date" office:date-value="2024-10-09T00:00:00" table:style-name="ce12">
            <text:p>09/10/2024</text:p>
          </table:table-cell>
          <table:table-cell office:value-type="date" office:date-value="2024-10-13T00:00:00" table:style-name="ce12">
            <text:p>13/10/2024</text:p>
          </table:table-cell>
          <table:table-cell office:value-type="string" table:style-name="ce10">
            <text:p>Shoes</text:p>
          </table:table-cell>
          <table:table-cell office:value-type="string" table:style-name="ce10">
            <text:p>Fashion</text:p>
          </table:table-cell>
          <table:table-cell office:value-type="string" table:style-name="ce10">
            <text:p>Cash</text:p>
          </table:table-cell>
          <table:table-cell office:value-type="currency" office:value="150" table:style-name="ce13">
            <text:p><text:s/>$150,00<text:s/></text:p>
          </table:table-cell>
          <table:table-cell office:value-type="string" table:style-name="ce10">
            <text:p>Cancell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97</text:p>
          </table:table-cell>
          <table:table-cell office:value-type="string" table:style-name="ce10">
            <text:p>CU997</text:p>
          </table:table-cell>
          <table:table-cell office:value-type="string" table:style-name="ce10">
            <text:p>Sophia Lee</text:p>
          </table:table-cell>
          <table:table-cell office:value-type="string" table:style-name="ce10">
            <text:p>customer497@mail.com</text:p>
          </table:table-cell>
          <table:table-cell office:value-type="float" office:value="9000000497" table:style-name="ce10">
            <text:p>9000000497</text:p>
          </table:table-cell>
          <table:table-cell office:value-type="date" office:date-value="2024-10-10T00:00:00" table:style-name="ce12">
            <text:p>10/10/2024</text:p>
          </table:table-cell>
          <table:table-cell office:value-type="date" office:date-value="2024-10-14T00:00:00" table:style-name="ce12">
            <text:p>14/10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Wallet</text:p>
          </table:table-cell>
          <table:table-cell office:value-type="currency" office:value="100" table:style-name="ce13">
            <text:p><text:s/>$100,00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98</text:p>
          </table:table-cell>
          <table:table-cell office:value-type="string" table:style-name="ce10">
            <text:p>CU998</text:p>
          </table:table-cell>
          <table:table-cell office:value-type="string" table:style-name="ce10">
            <text:p>Noah Davis</text:p>
          </table:table-cell>
          <table:table-cell office:value-type="string" table:style-name="ce10">
            <text:p>customer498@mail.com</text:p>
          </table:table-cell>
          <table:table-cell office:value-type="float" office:value="9000000498" table:style-name="ce10">
            <text:p>9000000498</text:p>
          </table:table-cell>
          <table:table-cell office:value-type="date" office:date-value="2024-10-11T00:00:00" table:style-name="ce12">
            <text:p>11/10/2024</text:p>
          </table:table-cell>
          <table:table-cell office:value-type="date" office:date-value="2024-10-15T00:00:00" table:style-name="ce12">
            <text:p>15/10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UPI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Returned</text:p>
          </table:table-cell>
          <table:table-cell table:number-columns-repeated="16372"/>
        </table:table-row>
        <table:table-row table:style-name="ro2">
          <table:table-cell office:value-type="string" table:style-name="ce10">
            <text:p>C799</text:p>
          </table:table-cell>
          <table:table-cell office:value-type="string" table:style-name="ce10">
            <text:p>CU999</text:p>
          </table:table-cell>
          <table:table-cell office:value-type="string" table:style-name="ce10">
            <text:p>Mia Clark</text:p>
          </table:table-cell>
          <table:table-cell office:value-type="string" table:style-name="ce10">
            <text:p>customer499@mail.com</text:p>
          </table:table-cell>
          <table:table-cell office:value-type="float" office:value="9000000499" table:style-name="ce10">
            <text:p>9000000499</text:p>
          </table:table-cell>
          <table:table-cell office:value-type="date" office:date-value="2024-10-12T00:00:00" table:style-name="ce12">
            <text:p>12/10/2024</text:p>
          </table:table-cell>
          <table:table-cell office:value-type="date" office:date-value="2024-10-16T00:00:00" table:style-name="ce12">
            <text:p>16/10/2024</text:p>
          </table:table-cell>
          <table:table-cell office:value-type="string" table:style-name="ce10">
            <text:p>Jeans</text:p>
          </table:table-cell>
          <table:table-cell office:value-type="string" table:style-name="ce10">
            <text:p>Clothes</text:p>
          </table:table-cell>
          <table:table-cell office:value-type="string" table:style-name="ce10">
            <text:p>Cash</text:p>
          </table:table-cell>
          <table:table-cell office:value-type="currency" office:value="93.66" table:style-name="ce13">
            <text:p><text:s/>$93,66<text:s/></text:p>
          </table:table-cell>
          <table:table-cell office:value-type="string" table:style-name="ce10">
            <text:p>Delivered</text:p>
          </table:table-cell>
          <table:table-cell table:number-columns-repeated="16372"/>
        </table:table-row>
        <table:table-row table:number-rows-repeated="1048075" table:style-name="ro2">
          <table:table-cell table:number-columns-repeated="16384"/>
        </table:table-row>
      </table:table>
      <table:database-ranges>
        <table:database-range table:target-range-address="E-commerce_Orders.A1:E-commerce_Orders.L501" table:name="Ecommerce_Orders__24" table:on-update-keep-size="false" table:on-update-keep-styles="true" table:refresh-delay="false">
          <table:database-source-sql table:database-name="Provider=Microsoft.Mashup.OleDb.1;Data Source=$Workbook$;Location=&quot;Ecommerce_Orders (3)&quot;;Extended Properties=&quot;&quot;" table:sql-statement="SELECT * FROM [Ecommerce_Orders (3)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P0" number:language="en" number:country="US">
      <number:text> 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36P1" number:language="en" number:country="US">
      <number:text> </number:text>
      <number:currency-symbol number:language="en" number:country="US">$</number:currency-symbol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36P2" number:language="en" number:country="US">
      <number:text> </number:text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029</meta:generator>
    <meta:initial-creator>Prasoon Mathew</meta:initial-creator>
    <dc:creator>Prasoon Mathew</dc:creator>
    <meta:creation-date>2025-08-31T17:51:30Z</meta:creation-date>
    <dc:date>2025-08-31T20:27:15Z</dc:date>
    <meta:editing-duration>PT0S</meta:editing-duration>
  </office:meta>
</office:document-meta>
</file>